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17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0.572in"/>
    </style:style>
    <style:style style:name="co4" style:family="table-column">
      <style:table-column-properties fo:break-before="auto" style:column-width="6.202in"/>
    </style:style>
    <style:style style:name="co5" style:family="table-column">
      <style:table-column-properties fo:break-before="auto" style:column-width="4.3756in"/>
    </style:style>
    <style:style style:name="co6" style:family="table-column">
      <style:table-column-properties fo:break-before="auto" style:column-width="3.511in"/>
    </style:style>
    <style:style style:name="co7" style:family="table-column">
      <style:table-column-properties fo:break-before="auto" style:column-width="1.7154in"/>
    </style:style>
    <style:style style:name="co8" style:family="table-column">
      <style:table-column-properties fo:break-before="auto" style:column-width="6.548in"/>
    </style:style>
    <style:style style:name="co9" style:family="table-column">
      <style:table-column-properties fo:break-before="auto" style:column-width="3.7492in"/>
    </style:style>
    <style:style style:name="co10" style:family="table-column">
      <style:table-column-properties fo:break-before="auto" style:column-width="4.8945in"/>
    </style:style>
    <style:style style:name="co11" style:family="table-column">
      <style:table-column-properties fo:break-before="auto" style:column-width="1.9228in"/>
    </style:style>
    <style:style style:name="co12" style:family="table-column">
      <style:table-column-properties fo:break-before="auto" style:column-width="2.0634in"/>
    </style:style>
    <style:style style:name="co13" style:family="table-column">
      <style:table-column-properties fo:break-before="auto" style:column-width="19.513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ta1" style:family="table" style:master-page-name="PageStyle_5f_Map_20_CDR_20_Directives_20_to_20_Code">
      <style:table-properties table:display="true" style:writing-mode="lr-tb"/>
    </style:style>
    <style:style style:name="ta2" style:family="table" style:master-page-name="PageStyle_5f_code-gen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p CDR Directives to Cod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54" table:default-cell-style-name="Default"/>
        <table:table-row table:style-name="ro1">
          <table:table-cell table:style-name="ce1" office:value-type="string" calcext:value-type="string">
            <text:p>Map CDR Directives to code (header file default_bp_fcncodes.h)</text:p>
          </table:table-cell>
          <table:table-cell table:number-columns-repeated="7"/>
          <table:table-cell office:value-type="string" calcext:value-type="string">
            <text:p>(from text-to-columns)</text:p>
          </table:table-cell>
          <table:table-cell office:value-type="string" calcext:value-type="string">
            <text:p>(from snake_to_camel script)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CDR Directives List</text:p>
          </table:table-cell>
          <table:table-cell table:style-name="ce2" office:value-type="string" calcext:value-type="string">
            <text:p>Map ID</text:p>
          </table:table-cell>
          <table:table-cell table:style-name="ce2"/>
          <table:table-cell table:style-name="ce2" office:value-type="string" calcext:value-type="string">
            <text:p>Enum val</text:p>
          </table:table-cell>
          <table:table-cell table:style-name="ce2" table:number-columns-repeated="2"/>
          <table:table-cell table:style-name="ce2" office:value-type="string" calcext:value-type="string">
            <text:p>default_bp_fcncodes.h</text:p>
          </table:table-cell>
          <table:table-cell/>
          <table:table-cell table:style-name="ce1" office:value-type="string" calcext:value-type="string">
            <text:p>enum_str</text:p>
          </table:table-cell>
          <table:table-cell table:style-name="ce1" office:value-type="string" calcext:value-type="string">
            <text:p>cmd_str</text:p>
          </table:table-cell>
          <table:table-cell table:number-columns-repeated="54"/>
        </table:table-row>
        <table:table-row table:style-name="ro2">
          <table:table-cell table:style-name="ce2" table:number-columns-repeated="7"/>
          <table:table-cell table:number-columns-repeated="57"/>
        </table:table-row>
        <table:table-row table:style-name="ro2">
          <table:table-cell office:value-type="string" calcext:value-type="string">
            <text:p>Counter Directives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Reset All Counters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/* Noop */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Reset Count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-Operation</text:p>
          </table:table-cell>
          <table:table-cell/>
          <table:table-cell office:value-type="string" calcext:value-type="string">
            <text:p>#define BPNODE_NOOP_CC <text:s text:c="25"/>(0)</text:p>
          </table:table-cell>
          <table:table-cell/>
          <table:table-cell office:value-type="string" calcext:value-type="string">
            <text:p>BPNODE_NOOP_CC</text:p>
          </table:table-cell>
          <table:table-cell office:value-type="string" calcext:value-type="string">
            <text:p>BPNode_NoopCm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Reset Source Counters</text:p>
          </table:table-cell>
          <table:table-cell office:value-type="float" office:value="11" calcext:value-type="float">
            <text:p>11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Reset Bundle Counters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Application Directives</text:p>
          </table:table-cell>
          <table:table-cell/>
          <table:table-cell office:value-type="string" calcext:value-type="string">
            <text:p>/* Startup directives */</text:p>
          </table:table-cell>
          <table:table-cell/>
          <table:table-cell office:value-type="string" calcext:value-type="string">
            <text:p>Startup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Reset Error Counters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d All Applications</text:p>
          </table:table-cell>
          <table:table-cell/>
          <table:table-cell office:value-type="string" calcext:value-type="string">
            <text:p>#define BPNODE_ADD_ALL_APPLICATIONS_CC <text:s text:c="9"/>(1)</text:p>
          </table:table-cell>
          <table:table-cell/>
          <table:table-cell office:value-type="string" calcext:value-type="string">
            <text:p>BPNODE_ADD_ALL_APPLICATIONS_CC</text:p>
          </table:table-cell>
          <table:table-cell office:value-type="string" calcext:value-type="string">
            <text:p>BPNode_AddAllApplicationsCmd</text:p>
          </table:table-cell>
          <table:table-cell table:number-columns-repeated="54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tart All Applications</text:p>
          </table:table-cell>
          <table:table-cell/>
          <table:table-cell office:value-type="string" calcext:value-type="string">
            <text:p>#define BPNODE_START_ALL_APPLICATIONS_CC <text:s text:c="7"/>(2)</text:p>
          </table:table-cell>
          <table:table-cell/>
          <table:table-cell office:value-type="string" calcext:value-type="string">
            <text:p>BPNODE_START_ALL_APPLICATIONS_CC</text:p>
          </table:table-cell>
          <table:table-cell office:value-type="string" calcext:value-type="string">
            <text:p>BPNode_StartAllApplicationsCm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pplication Directive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erify Bundle Storage</text:p>
          </table:table-cell>
          <table:table-cell/>
          <table:table-cell office:value-type="string" calcext:value-type="string">
            <text:p>#define BPNODE_VERIFY_BUNDLE_STORAGE_CC <text:s text:c="8"/>(3)</text:p>
          </table:table-cell>
          <table:table-cell/>
          <table:table-cell office:value-type="string" calcext:value-type="string">
            <text:p>BPNODE_VERIFY_BUNDLE_STORAGE_CC</text:p>
          </table:table-cell>
          <table:table-cell office:value-type="string" calcext:value-type="string">
            <text:p>BPNode_VerifyBundleStorageCmd</text:p>
          </table:table-cell>
          <table:table-cell table:number-columns-repeated="54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Initialize Bundle Storage</text:p>
          </table:table-cell>
          <table:table-cell/>
          <table:table-cell office:value-type="string" calcext:value-type="string">
            <text:p>#define BPNODE_INIT_BUNDLE_STORAGE_CC <text:s text:c="10"/>(4)</text:p>
          </table:table-cell>
          <table:table-cell/>
          <table:table-cell office:value-type="string" calcext:value-type="string">
            <text:p>BPNODE_INIT_BUNDLE_STORAGE_CC</text:p>
          </table:table-cell>
          <table:table-cell office:value-type="string" calcext:value-type="string">
            <text:p>BPNode_InitBundleStorageCm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dd Application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erify Bundle Metadata (7.2)</text:p>
          </table:table-cell>
          <table:table-cell/>
          <table:table-cell office:value-type="string" calcext:value-type="string">
            <text:p>#define BPNODE_VERIFY_BUNDLE_METADATA_CC <text:s text:c="7"/>(5) /* Deferred */</text:p>
          </table:table-cell>
          <table:table-cell/>
          <table:table-cell office:value-type="string" calcext:value-type="string">
            <text:p>BPNODE_VERIFY_BUNDLE_METADATA_CC</text:p>
          </table:table-cell>
          <table:table-cell office:value-type="string" calcext:value-type="string">
            <text:p>BPNode_VerifyBundleMetadataCm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Remove Application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ebuild Bundle Metadata</text:p>
          </table:table-cell>
          <table:table-cell/>
          <table:table-cell office:value-type="string" calcext:value-type="string">
            <text:p>#define BPNODE_REBUILD_BUNDLE_METADATA_CC <text:s text:c="6"/>(6)</text:p>
          </table:table-cell>
          <table:table-cell/>
          <table:table-cell office:value-type="string" calcext:value-type="string">
            <text:p>BPNODE_REBUILD_BUNDLE_METADATA_CC</text:p>
          </table:table-cell>
          <table:table-cell office:value-type="string" calcext:value-type="string">
            <text:p>BPNode_RebuildBundleMetadataCm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et Registration Stat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lear Volatile</text:p>
          </table:table-cell>
          <table:table-cell/>
          <table:table-cell office:value-type="string" calcext:value-type="string">
            <text:p>#define BPNODE_CLEAR_VOLATILE_CC <text:s text:c="15"/>(7)</text:p>
          </table:table-cell>
          <table:table-cell/>
          <table:table-cell office:value-type="string" calcext:value-type="string">
            <text:p>BPNODE_CLEAR_VOLATILE_CC</text:p>
          </table:table-cell>
          <table:table-cell office:value-type="string" calcext:value-type="string">
            <text:p>BPNode_ClearVolatileCm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tart Application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load Saved Data (7.2)</text:p>
          </table:table-cell>
          <table:table-cell/>
          <table:table-cell office:value-type="string" calcext:value-type="string">
            <text:p>#define BPNODE_RELOAD_SAVED_DATA_CC <text:s text:c="12"/>(8) /* Deferred */</text:p>
          </table:table-cell>
          <table:table-cell/>
          <table:table-cell office:value-type="string" calcext:value-type="string">
            <text:p>BPNODE_RELOAD_SAVED_DATA_CC</text:p>
          </table:table-cell>
          <table:table-cell office:value-type="string" calcext:value-type="string">
            <text:p>BPNode_ReloadSavedDataCm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top Application</text:p>
          </table:table-cell>
          <table:table-cell office:value-type="float" office:value="18" calcext:value-type="float">
            <text:p>18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dd All Application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unter Directives</text:p>
          </table:table-cell>
          <table:table-cell/>
          <table:table-cell office:value-type="string" calcext:value-type="string">
            <text:p>/* Counter directives */</text:p>
          </table:table-cell>
          <table:table-cell/>
          <table:table-cell office:value-type="string" calcext:value-type="string">
            <text:p>Counter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art All Applicatio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set All Counters</text:p>
          </table:table-cell>
          <table:table-cell/>
          <table:table-cell office:value-type="string" calcext:value-type="string">
            <text:p>#define BPNODE_RESET_ALL_COUNTERS_CC <text:s text:c="11"/>(9)</text:p>
          </table:table-cell>
          <table:table-cell/>
          <table:table-cell office:value-type="string" calcext:value-type="string">
            <text:p>BPNODE_RESET_ALL_COUNTERS_CC</text:p>
          </table:table-cell>
          <table:table-cell office:value-type="string" calcext:value-type="string">
            <text:p>BPNode_ResetAllCountersCmd</text:p>
          </table:table-cell>
          <table:table-cell table:number-columns-repeated="54"/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Reset Counter</text:p>
          </table:table-cell>
          <table:table-cell/>
          <table:table-cell office:value-type="string" calcext:value-type="string">
            <text:p>#define BPNODE_RESET_COUNTER_CC <text:s text:c="16"/>(10)</text:p>
          </table:table-cell>
          <table:table-cell/>
          <table:table-cell office:value-type="string" calcext:value-type="string">
            <text:p>BPNODE_RESET_COUNTER_CC</text:p>
          </table:table-cell>
          <table:table-cell office:value-type="string" calcext:value-type="string">
            <text:p>BPNode_ResetCounterCm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MIB Directives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Reset Source Counters</text:p>
          </table:table-cell>
          <table:table-cell/>
          <table:table-cell office:value-type="string" calcext:value-type="string">
            <text:p>#define BPNODE_RESET_SOURCE_COUNTERS_CC <text:s text:c="8"/>(11)</text:p>
          </table:table-cell>
          <table:table-cell/>
          <table:table-cell office:value-type="string" calcext:value-type="string">
            <text:p>BPNODE_RESET_SOURCE_COUNTERS_CC</text:p>
          </table:table-cell>
          <table:table-cell office:value-type="string" calcext:value-type="string">
            <text:p>BPNode_ResetSourceCountersCmd</text:p>
          </table:table-cell>
          <table:table-cell table:number-columns-repeated="54"/>
        </table:table-row>
        <table:table-row table:style-name="ro2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Reset Bundle Counters</text:p>
          </table:table-cell>
          <table:table-cell/>
          <table:table-cell office:value-type="string" calcext:value-type="string">
            <text:p>#define BPNODE_RESET_BUNDLE_COUNTERS_CC <text:s text:c="8"/>(12)</text:p>
          </table:table-cell>
          <table:table-cell/>
          <table:table-cell office:value-type="string" calcext:value-type="string">
            <text:p>BPNODE_RESET_BUNDLE_COUNTERS_CC</text:p>
          </table:table-cell>
          <table:table-cell office:value-type="string" calcext:value-type="string">
            <text:p>BPNode_ResetBundleCountersCm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et MIB Item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Reset Error Counters</text:p>
          </table:table-cell>
          <table:table-cell/>
          <table:table-cell office:value-type="string" calcext:value-type="string">
            <text:p>#define BPNODE_RESET_ERROR_COUNTERS_CC <text:s text:c="9"/>(13)</text:p>
          </table:table-cell>
          <table:table-cell/>
          <table:table-cell office:value-type="string" calcext:value-type="string">
            <text:p>BPNODE_RESET_ERROR_COUNTERS_CC</text:p>
          </table:table-cell>
          <table:table-cell office:value-type="string" calcext:value-type="string">
            <text:p>BPNode_ResetErrorCountersCm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dd MIB Array Key</text:p>
          </table:table-cell>
          <table:table-cell office:value-type="float" office:value="33" calcext:value-type="float">
            <text:p>33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Remove MIB Array Key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Application Directives</text:p>
          </table:table-cell>
          <table:table-cell/>
          <table:table-cell office:value-type="string" calcext:value-type="string">
            <text:p>/* Application directives */</text:p>
          </table:table-cell>
          <table:table-cell/>
          <table:table-cell office:value-type="string" calcext:value-type="string">
            <text:p>Application</text:p>
          </table:table-cell>
          <table:table-cell table:number-columns-repeated="55"/>
        </table:table-row>
        <table:table-row table:style-name="ro2"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Add Application</text:p>
          </table:table-cell>
          <table:table-cell/>
          <table:table-cell office:value-type="string" calcext:value-type="string">
            <text:p>#define BPNODE_ADD_APPLICATION_CC <text:s text:c="14"/>(14)</text:p>
          </table:table-cell>
          <table:table-cell/>
          <table:table-cell office:value-type="string" calcext:value-type="string">
            <text:p>BPNODE_ADD_APPLICATION_CC</text:p>
          </table:table-cell>
          <table:table-cell office:value-type="string" calcext:value-type="string">
            <text:p>BPNode_AddApplicationCm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olicy Directives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emove Application</text:p>
          </table:table-cell>
          <table:table-cell/>
          <table:table-cell office:value-type="string" calcext:value-type="string">
            <text:p>#define BPNODE_REMOVE_APPLICATION_CC <text:s text:c="11"/>(15)</text:p>
          </table:table-cell>
          <table:table-cell/>
          <table:table-cell office:value-type="string" calcext:value-type="string">
            <text:p>BPNODE_REMOVE_APPLICATION_CC</text:p>
          </table:table-cell>
          <table:table-cell office:value-type="string" calcext:value-type="string">
            <text:p>BPNode_RemoveApplicationCmd</text:p>
          </table:table-cell>
          <table:table-cell table:number-columns-repeated="54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Set Registration State</text:p>
          </table:table-cell>
          <table:table-cell/>
          <table:table-cell office:value-type="string" calcext:value-type="string">
            <text:p>#define BPNODE_SET_REGISTRATION_STATE_CC <text:s text:c="7"/>(16)</text:p>
          </table:table-cell>
          <table:table-cell/>
          <table:table-cell office:value-type="string" calcext:value-type="string">
            <text:p>BPNODE_SET_REGISTRATION_STATE_CC</text:p>
          </table:table-cell>
          <table:table-cell office:value-type="string" calcext:value-type="string">
            <text:p>BPNode_SetRegistrationStateCm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dd Authorized Sources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tart Application</text:p>
          </table:table-cell>
          <table:table-cell/>
          <table:table-cell office:value-type="string" calcext:value-type="string">
            <text:p>#define BPNODE_START_APPLICATION_CC <text:s text:c="12"/>(17)</text:p>
          </table:table-cell>
          <table:table-cell/>
          <table:table-cell office:value-type="string" calcext:value-type="string">
            <text:p>BPNODE_START_APPLICATION_CC</text:p>
          </table:table-cell>
          <table:table-cell office:value-type="string" calcext:value-type="string">
            <text:p>BPNode_StartApplicationCm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Remove Authorized Source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top Application</text:p>
          </table:table-cell>
          <table:table-cell/>
          <table:table-cell office:value-type="string" calcext:value-type="string">
            <text:p>#define BPNODE_STOP_APPLICATION_CC <text:s text:c="13"/>(18)</text:p>
          </table:table-cell>
          <table:table-cell/>
          <table:table-cell office:value-type="string" calcext:value-type="string">
            <text:p>BPNODE_STOP_APPLICATION_CC</text:p>
          </table:table-cell>
          <table:table-cell office:value-type="string" calcext:value-type="string">
            <text:p>BPNode_StopApplicationCm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dd Authorized Custody Sources</text:p>
          </table:table-cell>
          <table:table-cell office:value-type="float" office:value="21" calcext:value-type="float">
            <text:p>21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Remove Authorized Custody Sources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Policy Directives</text:p>
          </table:table-cell>
          <table:table-cell/>
          <table:table-cell office:value-type="string" calcext:value-type="string">
            <text:p>/* Policy directives */</text:p>
          </table:table-cell>
          <table:table-cell/>
          <table:table-cell office:value-type="string" calcext:value-type="string">
            <text:p>Policy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dd Authorized Custodians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Add Authorized Sources</text:p>
          </table:table-cell>
          <table:table-cell/>
          <table:table-cell office:value-type="string" calcext:value-type="string">
            <text:p>#define BPNODE_ADD_AUTH_SOURCES_CC <text:s text:c="13"/>(19)</text:p>
          </table:table-cell>
          <table:table-cell/>
          <table:table-cell office:value-type="string" calcext:value-type="string">
            <text:p>BPNODE_ADD_AUTH_SOURCES_CC</text:p>
          </table:table-cell>
          <table:table-cell office:value-type="string" calcext:value-type="string">
            <text:p>BPNode_AddAuthSourcesCm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Remove Authorized Custodians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Remove Authorized Sources</text:p>
          </table:table-cell>
          <table:table-cell/>
          <table:table-cell office:value-type="string" calcext:value-type="string">
            <text:p>#define BPNODE_REMOVE_AUTH_SOURCES_CC <text:s text:c="10"/>(20)</text:p>
          </table:table-cell>
          <table:table-cell/>
          <table:table-cell office:value-type="string" calcext:value-type="string">
            <text:p>BPNODE_REMOVE_AUTH_SOURCES_CC</text:p>
          </table:table-cell>
          <table:table-cell office:value-type="string" calcext:value-type="string">
            <text:p>BPNode_RemoveAuthSourcesCm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dd Authorized Report-to-EID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dd Authorized Custody Sources</text:p>
          </table:table-cell>
          <table:table-cell/>
          <table:table-cell office:value-type="string" calcext:value-type="string">
            <text:p>#define BPNODE_ADD_AUTH_CUSTODY_SOURCES_CC <text:s text:c="5"/>(21)</text:p>
          </table:table-cell>
          <table:table-cell/>
          <table:table-cell office:value-type="string" calcext:value-type="string">
            <text:p>BPNODE_ADD_AUTH_CUSTODY_SOURCES_CC</text:p>
          </table:table-cell>
          <table:table-cell office:value-type="string" calcext:value-type="string">
            <text:p>BPNode_AddAuthCustodySourcesCm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Remove Authorized Report-to-EID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Remove Authorized Custody Sources</text:p>
          </table:table-cell>
          <table:table-cell/>
          <table:table-cell office:value-type="string" calcext:value-type="string">
            <text:p>#define BPNODE_REMOVE_AUTH_CUSTODY_SOURCES_CC <text:s text:c="2"/>(22)</text:p>
          </table:table-cell>
          <table:table-cell/>
          <table:table-cell office:value-type="string" calcext:value-type="string">
            <text:p>BPNODE_REMOVE_AUTH_CUSTODY_SOURCES_CC</text:p>
          </table:table-cell>
          <table:table-cell office:value-type="string" calcext:value-type="string">
            <text:p>BPNode_RemoveAuthCustodySourcesCm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dd Latency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dd Authorized Custodians</text:p>
          </table:table-cell>
          <table:table-cell/>
          <table:table-cell office:value-type="string" calcext:value-type="string">
            <text:p>#define BPNODE_ADD_AUTH_CUSTODIANS_CC <text:s text:c="10"/>(23)</text:p>
          </table:table-cell>
          <table:table-cell/>
          <table:table-cell office:value-type="string" calcext:value-type="string">
            <text:p>BPNODE_ADD_AUTH_CUSTODIANS_CC</text:p>
          </table:table-cell>
          <table:table-cell office:value-type="string" calcext:value-type="string">
            <text:p>BPNode_AddAuthCustodiansCm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Remove Latency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Remove Authorized Custodians</text:p>
          </table:table-cell>
          <table:table-cell/>
          <table:table-cell office:value-type="string" calcext:value-type="string">
            <text:p>#define BPNODE_REMOVE_AUTH_CUSTODIANS_CC <text:s text:c="7"/>(24)</text:p>
          </table:table-cell>
          <table:table-cell/>
          <table:table-cell office:value-type="string" calcext:value-type="string">
            <text:p>BPNODE_REMOVE_AUTH_CUSTODIANS_CC</text:p>
          </table:table-cell>
          <table:table-cell office:value-type="string" calcext:value-type="string">
            <text:p>BPNode_RemoveAuthCustodiansCmd</text:p>
          </table:table-cell>
          <table:table-cell table:number-columns-repeated="54"/>
        </table:table-row>
        <table:table-row table:style-name="ro2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Add Authorized Report-to-EID</text:p>
          </table:table-cell>
          <table:table-cell/>
          <table:table-cell office:value-type="string" calcext:value-type="string">
            <text:p>#define BPNODE_ADD_AUTH_REPORT_TO_EID_CC <text:s text:c="7"/>(25)</text:p>
          </table:table-cell>
          <table:table-cell/>
          <table:table-cell office:value-type="string" calcext:value-type="string">
            <text:p>BPNODE_ADD_AUTH_REPORT_TO_EID_CC</text:p>
          </table:table-cell>
          <table:table-cell office:value-type="string" calcext:value-type="string">
            <text:p>BPNode_AddAuthReportToEidCm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ontact Directives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Remove Authorized Report-to-EID</text:p>
          </table:table-cell>
          <table:table-cell/>
          <table:table-cell office:value-type="string" calcext:value-type="string">
            <text:p>#define BPNODE_REMOVE_AUTH_REPORT_TO_EID_CC <text:s text:c="4"/>(26)</text:p>
          </table:table-cell>
          <table:table-cell/>
          <table:table-cell office:value-type="string" calcext:value-type="string">
            <text:p>BPNODE_REMOVE_AUTH_REPORT_TO_EID_CC</text:p>
          </table:table-cell>
          <table:table-cell office:value-type="string" calcext:value-type="string">
            <text:p>BPNode_RemoveAuthReportToEidCmd</text:p>
          </table:table-cell>
          <table:table-cell table:number-columns-repeated="54"/>
        </table:table-row>
        <table:table-row table:style-name="ro2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Add Latency</text:p>
          </table:table-cell>
          <table:table-cell/>
          <table:table-cell office:value-type="string" calcext:value-type="string">
            <text:p>#define BPNODE_ADD_LATENCY_CC <text:s text:c="18"/>(27)</text:p>
          </table:table-cell>
          <table:table-cell/>
          <table:table-cell office:value-type="string" calcext:value-type="string">
            <text:p>BPNODE_ADD_LATENCY_CC</text:p>
          </table:table-cell>
          <table:table-cell office:value-type="string" calcext:value-type="string">
            <text:p>BPNode_AddLatencyCm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ontact Setup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Remove Latency</text:p>
          </table:table-cell>
          <table:table-cell/>
          <table:table-cell office:value-type="string" calcext:value-type="string">
            <text:p>#define BPNODE_REMOVE_LATENCY_CC <text:s text:c="15"/>(28)</text:p>
          </table:table-cell>
          <table:table-cell/>
          <table:table-cell office:value-type="string" calcext:value-type="string">
            <text:p>BPNODE_REMOVE_LATENCY_CC</text:p>
          </table:table-cell>
          <table:table-cell office:value-type="string" calcext:value-type="string">
            <text:p>BPNode_RemoveLatencyCm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ontact Start</text:p>
          </table:table-cell>
          <table:table-cell office:value-type="float" office:value="30" calcext:value-type="float">
            <text:p>30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ontact Stop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/* Contact directives */</text:p>
          </table:table-cell>
          <table:table-cell/>
          <table:table-cell office:value-type="string" calcext:value-type="string">
            <text:p>Contact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ontact Teardow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Contact Setup</text:p>
          </table:table-cell>
          <table:table-cell/>
          <table:table-cell office:value-type="string" calcext:value-type="string">
            <text:p>#define BPNODE_CONTACT_SETUP_CC <text:s text:c="16"/>(29)</text:p>
          </table:table-cell>
          <table:table-cell/>
          <table:table-cell office:value-type="string" calcext:value-type="string">
            <text:p>BPNODE_CONTACT_SETUP_CC</text:p>
          </table:table-cell>
          <table:table-cell office:value-type="string" calcext:value-type="string">
            <text:p>BPNode_ContactSetupCmd</text:p>
          </table:table-cell>
          <table:table-cell table:number-columns-repeated="54"/>
        </table:table-row>
        <table:table-row table:style-name="ro2"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ntact Start</text:p>
          </table:table-cell>
          <table:table-cell/>
          <table:table-cell office:value-type="string" calcext:value-type="string">
            <text:p>#define BPNODE_CONTACT_START_CC <text:s text:c="16"/>(30)</text:p>
          </table:table-cell>
          <table:table-cell/>
          <table:table-cell office:value-type="string" calcext:value-type="string">
            <text:p>BPNODE_CONTACT_START_CC</text:p>
          </table:table-cell>
          <table:table-cell office:value-type="string" calcext:value-type="string">
            <text:p>BPNode_ContactStartCm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torage Directives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Contact Stop</text:p>
          </table:table-cell>
          <table:table-cell/>
          <table:table-cell office:value-type="string" calcext:value-type="string">
            <text:p>#define BPNODE_CONTACT_STOP_CC <text:s text:c="17"/>(31)</text:p>
          </table:table-cell>
          <table:table-cell/>
          <table:table-cell office:value-type="string" calcext:value-type="string">
            <text:p>BPNODE_CONTACT_STOP_CC</text:p>
          </table:table-cell>
          <table:table-cell office:value-type="string" calcext:value-type="string">
            <text:p>BPNode_ContactStopCmd</text:p>
          </table:table-cell>
          <table:table-cell table:number-columns-repeated="54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string" calcext:value-type="string">
            <text:p>Contact Teardown</text:p>
          </table:table-cell>
          <table:table-cell/>
          <table:table-cell office:value-type="string" calcext:value-type="string">
            <text:p>#define BPNODE_CONTACT_TEARDOWN_CC <text:s text:c="13"/>(32)</text:p>
          </table:table-cell>
          <table:table-cell/>
          <table:table-cell office:value-type="string" calcext:value-type="string">
            <text:p>BPNODE_CONTACT_TEARDOWN_CC</text:p>
          </table:table-cell>
          <table:table-cell office:value-type="string" calcext:value-type="string">
            <text:p>BPNode_ContactTeardownCm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dd Storage Allocation</text:p>
          </table:table-cell>
          <table:table-cell office:value-type="float" office:value="36" calcext:value-type="float">
            <text:p>36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Remove Storage Allocation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MIB Directives</text:p>
          </table:table-cell>
          <table:table-cell/>
          <table:table-cell office:value-type="string" calcext:value-type="string">
            <text:p>/* MIB directives */</text:p>
          </table:table-cell>
          <table:table-cell/>
          <table:table-cell office:value-type="string" calcext:value-type="string">
            <text:p>MIB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erform Self Test (7.2)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Add MIB Array Key</text:p>
          </table:table-cell>
          <table:table-cell/>
          <table:table-cell office:value-type="string" calcext:value-type="string">
            <text:p>#define BPNODE_ADD_MIB_ARRAY_KEY_CC <text:s text:c="12"/>(33)</text:p>
          </table:table-cell>
          <table:table-cell/>
          <table:table-cell office:value-type="string" calcext:value-type="string">
            <text:p>BPNODE_ADD_MIB_ARRAY_KEY_CC</text:p>
          </table:table-cell>
          <table:table-cell office:value-type="string" calcext:value-type="string">
            <text:p>BPNode_AddMibArrayKeyCm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Reload Saved Data (7.2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Remove MIB Array Key</text:p>
          </table:table-cell>
          <table:table-cell/>
          <table:table-cell office:value-type="string" calcext:value-type="string">
            <text:p>#define BPNODE_REMOVE_MIB_ARRAY_KEY_CC <text:s text:c="9"/>(34)</text:p>
          </table:table-cell>
          <table:table-cell/>
          <table:table-cell office:value-type="string" calcext:value-type="string">
            <text:p>BPNODE_REMOVE_MIB_ARRAY_KEY_CC</text:p>
          </table:table-cell>
          <table:table-cell office:value-type="string" calcext:value-type="string">
            <text:p>BPNode_RemoveMibArrayKeyCm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Rebuild Bundle Metadata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et MIB Item</text:p>
          </table:table-cell>
          <table:table-cell/>
          <table:table-cell office:value-type="string" calcext:value-type="string">
            <text:p>#define BPNODE_SET_MIB_ITEM_CC <text:s text:c="17"/>(35)</text:p>
          </table:table-cell>
          <table:table-cell/>
          <table:table-cell office:value-type="string" calcext:value-type="string">
            <text:p>BPNODE_SET_MIB_ITEM_CC</text:p>
          </table:table-cell>
          <table:table-cell office:value-type="string" calcext:value-type="string">
            <text:p>BPNode_SetMibItemCm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Verify Bundle Storage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Verify Bundle Metadata (7.2)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/* Storage directives */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Initialize Bundle Storag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Add Storage Allocation</text:p>
          </table:table-cell>
          <table:table-cell/>
          <table:table-cell office:value-type="string" calcext:value-type="string">
            <text:p>#define BPNODE_ADD_STORAGE_ALLOCATION_CC <text:s text:c="7"/>(36)</text:p>
          </table:table-cell>
          <table:table-cell/>
          <table:table-cell office:value-type="string" calcext:value-type="string">
            <text:p>BPNODE_ADD_STORAGE_ALLOCATION_CC</text:p>
          </table:table-cell>
          <table:table-cell office:value-type="string" calcext:value-type="string">
            <text:p>BPNode_AddStorageAllocationCm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lear Volatil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Remove Storage Allocation</text:p>
          </table:table-cell>
          <table:table-cell/>
          <table:table-cell office:value-type="string" calcext:value-type="string">
            <text:p>#define BPNODE_REMOVE_STORAGE_ALLOCATION_CC <text:s text:c="4"/>(37)</text:p>
          </table:table-cell>
          <table:table-cell/>
          <table:table-cell office:value-type="string" calcext:value-type="string">
            <text:p>BPNODE_REMOVE_STORAGE_ALLOCATION_CC</text:p>
          </table:table-cell>
          <table:table-cell office:value-type="string" calcext:value-type="string">
            <text:p>BPNode_RemoveStorageAllocationCmd</text:p>
          </table:table-cell>
          <table:table-cell table:number-columns-repeated="54"/>
        </table:table-row>
        <table:table-row table:style-name="ro2">
          <table:table-cell table:number-columns-repeated="3"/>
          <table:table-cell office:value-type="float" office:value="38" calcext:value-type="float">
            <text:p>38</text:p>
          </table:table-cell>
          <table:table-cell office:value-type="string" calcext:value-type="string">
            <text:p>Perform Self Test (7.2)</text:p>
          </table:table-cell>
          <table:table-cell/>
          <table:table-cell office:value-type="string" calcext:value-type="string">
            <text:p>#define BPNODE_PERFORM_SELF_TEST_CC <text:s text:c="12"/>(38) /* Deferred */</text:p>
          </table:table-cell>
          <table:table-cell/>
          <table:table-cell office:value-type="string" calcext:value-type="string">
            <text:p>BPNODE_PERFORM_SELF_TEST_CC</text:p>
          </table:table-cell>
          <table:table-cell office:value-type="string" calcext:value-type="string">
            <text:p>BPNode_PerformSelfTestCm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Routine/Other Directives</text:p>
          </table:table-cell>
          <table:table-cell table:number-columns-repeated="63"/>
        </table:table-row>
        <table:table-row table:style-name="ro2">
          <table:table-cell table:number-columns-repeated="6"/>
          <table:table-cell office:value-type="string" calcext:value-type="string">
            <text:p>/* Telemetry directives */</text:p>
          </table:table-cell>
          <table:table-cell/>
          <table:table-cell office:value-type="string" calcext:value-type="string">
            <text:p>Telemetry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Wakeup - Pipe, not directive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Send Node MIB Config HK</text:p>
          </table:table-cell>
          <table:table-cell/>
          <table:table-cell office:value-type="string" calcext:value-type="string">
            <text:p>#define BPNODE_SEND_NODE_MIB_CONFIG_HK_CC <text:s text:c="6"/>(40)</text:p>
          </table:table-cell>
          <table:table-cell/>
          <table:table-cell office:value-type="string" calcext:value-type="string">
            <text:p>BPNODE_SEND_NODE_MIB_CONFIG_HK_CC</text:p>
          </table:table-cell>
          <table:table-cell office:value-type="string" calcext:value-type="string">
            <text:p>BPNode_SendNodeMibConfigHkCm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end Node MIB Config HK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Send Per-Source MIB Config HK</text:p>
          </table:table-cell>
          <table:table-cell/>
          <table:table-cell office:value-type="string" calcext:value-type="string">
            <text:p>#define BPNODE_SEND_SOURCE_MIB_CONFIG_HK_CC <text:s text:c="4"/>(41)</text:p>
          </table:table-cell>
          <table:table-cell/>
          <table:table-cell office:value-type="string" calcext:value-type="string">
            <text:p>BPNODE_SEND_SOURCE_MIB_CONFIG_HK_CC</text:p>
          </table:table-cell>
          <table:table-cell office:value-type="string" calcext:value-type="string">
            <text:p>BPNode_SendSourceMibConfigHkCm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end Per-Source MIB Config HK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Send Node MIB Counter HK</text:p>
          </table:table-cell>
          <table:table-cell/>
          <table:table-cell office:value-type="string" calcext:value-type="string">
            <text:p>#define BPNODE_SEND_NODE_MIB_COUNTERS_HK_CC <text:s text:c="4"/>(42)</text:p>
          </table:table-cell>
          <table:table-cell/>
          <table:table-cell office:value-type="string" calcext:value-type="string">
            <text:p>BPNODE_SEND_NODE_MIB_COUNTERS_HK_CC</text:p>
          </table:table-cell>
          <table:table-cell office:value-type="string" calcext:value-type="string">
            <text:p>BPNode_SendNodeMibCountersHkCm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end Node MIB Counter HK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Send Per-Source MIB Counter HK</text:p>
          </table:table-cell>
          <table:table-cell/>
          <table:table-cell office:value-type="string" calcext:value-type="string">
            <text:p>#define BPNODE_SEND_SOURCE_MIB_COUNTERS_HK_CC <text:s text:c="2"/>(43)</text:p>
          </table:table-cell>
          <table:table-cell/>
          <table:table-cell office:value-type="string" calcext:value-type="string">
            <text:p>BPNODE_SEND_SOURCE_MIB_COUNTERS_HK_CC</text:p>
          </table:table-cell>
          <table:table-cell office:value-type="string" calcext:value-type="string">
            <text:p>BPNode_SendSourceMibCountersHkCm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end Per-Source MIB Counter HK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#define BPNODE_SEND_STORAGE_HK <text:s text:c="17"/>(44)</text:p>
          </table:table-cell>
          <table:table-cell/>
          <table:table-cell office:value-type="string" calcext:value-type="string">
            <text:p>BPNODE_SEND_STORAGE_HK</text:p>
          </table:table-cell>
          <table:table-cell office:value-type="string" calcext:value-type="string">
            <text:p>BPNode_SendStorageHk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end Channel/Contact Status HK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Send Channel/Contact Status HK</text:p>
          </table:table-cell>
          <table:table-cell/>
          <table:table-cell office:value-type="string" calcext:value-type="string">
            <text:p>#define BPNODE_SEND_CHANNEL_CONTACT_STAT_HK_CC <text:s/>(45)</text:p>
          </table:table-cell>
          <table:table-cell/>
          <table:table-cell office:value-type="string" calcext:value-type="string">
            <text:p>BPNODE_SEND_CHANNEL_CONTACT_STAT_HK_CC</text:p>
          </table:table-cell>
          <table:table-cell office:value-type="string" calcext:value-type="string">
            <text:p>BPNode_SendChannelContactStatHkCm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No-Operation</text:p>
          </table:table-cell>
          <table:table-cell office:value-type="float" office:value="0" calcext:value-type="float">
            <text:p>0</text:p>
          </table:table-cell>
          <table:table-cell table:number-columns-repeated="62"/>
        </table:table-row>
        <table:table-row table:style-name="ro2">
          <table:table-cell table:number-columns-repeated="6"/>
          <table:table-cell office:value-type="string" calcext:value-type="string">
            <text:p>#endif /* BPNODE_FCNCODES_H */</text:p>
          </table:table-cell>
          <table:table-cell table:number-columns-repeated="57"/>
        </table:table-row>
        <table:table-row table:style-name="ro2" table:number-rows-repeated="104850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ode-gen" table:style-name="ta2">
        <office:forms form:automatic-focus="false" form:apply-design-mode="false"/>
        <table:table-column table:style-name="co7" table:default-cell-style-name="ce4"/>
        <table:table-column table:style-name="co1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52" table:default-cell-style-name="Default"/>
        <table:table-row table:style-name="ro2">
          <table:table-cell table:style-name="ce3" office:value-type="string" calcext:value-type="string">
            <text:p>./generate_cmd</text:p>
          </table:table-cell>
          <table:table-cell office:value-type="string" calcext:value-type="string">
            <text:p>Noop</text:p>
          </table:table-cell>
          <table:table-cell office:value-type="string" calcext:value-type="string">
            <text:p>This function process a noop command.</text:p>
          </table:table-cell>
          <table:table-cell office:value-type="string" calcext:value-type="string">
            <text:p>BPNODE_NOOP_CC</text:p>
          </table:table-cell>
          <table:table-cell office:value-type="string" calcext:value-type="string">
            <text:p>BPNode_NoopCmd</text:p>
          </table:table-cell>
          <table:table-cell/>
          <table:table-cell table:formula="of:=CONCATENATE([.A1];&quot; &quot;&quot;&quot;;[.B1];&quot;&quot;&quot; &quot;;&quot; &quot;;[.D1];&quot; &quot;;[.E1])" office:value-type="string" office:string-value="./generate_cmd &quot;Noop&quot;  BPNODE_NOOP_CC BPNode_NoopCmd" calcext:value-type="string">
            <text:p>./generate_cmd "Noop" <text:s/>BPNODE_NOOP_CC BPNode_NoopCmd</text:p>
          </table:table-cell>
          <table:table-cell office:value-type="string" calcext:value-type="string">
            <text:p>./generate_typedef</text:p>
          </table:table-cell>
          <table:table-cell table:formula="of:=CONCATENATE([.H1];&quot; &quot;&quot;&quot;;[.B1];&quot;&quot;&quot; &quot;;&quot; &quot;;[.D1];&quot; &quot;;[.E1])" office:value-type="string" office:string-value="./generate_typedef &quot;Noop&quot;  BPNODE_NOOP_CC BPNode_NoopCmd" calcext:value-type="string">
            <text:p>./generate_typedef "Noop" <text:s/>BPNODE_NOOP_CC BPNode_NoopCmd</text:p>
          </table:table-cell>
          <table:table-cell/>
          <table:table-cell office:value-type="string" calcext:value-type="string">
            <text:p>./generate_declaration</text:p>
          </table:table-cell>
          <table:table-cell table:formula="of:=CONCATENATE([.K1];&quot; &quot;&quot;&quot;;[.B1];&quot;&quot;&quot; &quot;;&quot; &quot;&quot;&quot;;[.C1];&quot;&quot;&quot; &quot;;[.D1];&quot; &quot;;[.E1])" office:value-type="string" office:string-value="./generate_declaration &quot;Noop&quot;  &quot;This function process a noop command.&quot; BPNODE_NOOP_CC BPNode_NoopCmd" calcext:value-type="string">
            <text:p>./generate_declaration "Noop" <text:s/>"This function process a noop command." BPNODE_NOOP_CC BPNode_NoopCmd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./generate_cmd</text:p>
          </table:table-cell>
          <table:table-cell office:value-type="string" calcext:value-type="string">
            <text:p>Add All Applications</text:p>
          </table:table-cell>
          <table:table-cell office:value-type="string" calcext:value-type="string">
            <text:p>This function adds all defined applications.</text:p>
          </table:table-cell>
          <table:table-cell office:value-type="string" calcext:value-type="string">
            <text:p>BPNODE_ADD_ALL_APPLICATIONS_CC</text:p>
          </table:table-cell>
          <table:table-cell office:value-type="string" calcext:value-type="string">
            <text:p>BPNode_AddAllApplicationsCmd</text:p>
          </table:table-cell>
          <table:table-cell/>
          <table:table-cell table:formula="of:=CONCATENATE([.A2];&quot; &quot;&quot;&quot;;[.B2];&quot;&quot;&quot; &quot;;&quot; &quot;;[.D2];&quot; &quot;;[.E2])" office:value-type="string" office:string-value="./generate_cmd &quot;Add All Applications&quot;  BPNODE_ADD_ALL_APPLICATIONS_CC BPNode_AddAllApplicationsCmd" calcext:value-type="string">
            <text:p>./generate_cmd "Add All Applications" <text:s/>BPNODE_ADD_ALL_APPLICATIONS_CC BPNode_AddAllApplicationsCmd</text:p>
          </table:table-cell>
          <table:table-cell office:value-type="string" calcext:value-type="string">
            <text:p>./generate_typedef</text:p>
          </table:table-cell>
          <table:table-cell table:formula="of:=CONCATENATE([.H2];&quot; &quot;&quot;&quot;;[.B2];&quot;&quot;&quot; &quot;;&quot; &quot;;[.D2];&quot; &quot;;[.E2])" office:value-type="string" office:string-value="./generate_typedef &quot;Add All Applications&quot;  BPNODE_ADD_ALL_APPLICATIONS_CC BPNode_AddAllApplicationsCmd" calcext:value-type="string">
            <text:p>./generate_typedef "Add All Applications" <text:s/>BPNODE_ADD_ALL_APPLICATIONS_CC BPNode_AddAllApplicationsCmd</text:p>
          </table:table-cell>
          <table:table-cell/>
          <table:table-cell office:value-type="string" calcext:value-type="string">
            <text:p>./generate_declaration</text:p>
          </table:table-cell>
          <table:table-cell table:formula="of:=CONCATENATE([.K2];&quot; &quot;&quot;&quot;;[.B2];&quot;&quot;&quot; &quot;;&quot; &quot;&quot;&quot;;[.C2];&quot;&quot;&quot; &quot;;[.D2];&quot; &quot;;[.E2])" office:value-type="string" office:string-value="./generate_declaration &quot;Add All Applications&quot;  &quot;This function adds all defined applications.&quot; BPNODE_ADD_ALL_APPLICATIONS_CC BPNode_AddAllApplicationsCmd" calcext:value-type="string">
            <text:p>./generate_declaration "Add All Applications" <text:s/>"This function adds all defined applications." BPNODE_ADD_ALL_APPLICATIONS_CC BPNode_AddAllApplicationsCmd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./generate_cmd</text:p>
          </table:table-cell>
          <table:table-cell office:value-type="string" calcext:value-type="string">
            <text:p>Start All Applications</text:p>
          </table:table-cell>
          <table:table-cell office:value-type="string" calcext:value-type="string">
            <text:p>This function starts all applications</text:p>
          </table:table-cell>
          <table:table-cell office:value-type="string" calcext:value-type="string">
            <text:p>BPNODE_START_ALL_APPLICATIONS_CC</text:p>
          </table:table-cell>
          <table:table-cell office:value-type="string" calcext:value-type="string">
            <text:p>BPNode_StartAllApplicationsCmd</text:p>
          </table:table-cell>
          <table:table-cell/>
          <table:table-cell table:formula="of:=CONCATENATE([.A3];&quot; &quot;&quot;&quot;;[.B3];&quot;&quot;&quot; &quot;;&quot; &quot;;[.D3];&quot; &quot;;[.E3])" office:value-type="string" office:string-value="./generate_cmd &quot;Start All Applications&quot;  BPNODE_START_ALL_APPLICATIONS_CC BPNode_StartAllApplicationsCmd" calcext:value-type="string">
            <text:p>./generate_cmd "Start All Applications" <text:s/>BPNODE_START_ALL_APPLICATIONS_CC BPNode_StartAllApplicationsCmd</text:p>
          </table:table-cell>
          <table:table-cell office:value-type="string" calcext:value-type="string">
            <text:p>./generate_typedef</text:p>
          </table:table-cell>
          <table:table-cell table:formula="of:=CONCATENATE([.H3];&quot; &quot;&quot;&quot;;[.B3];&quot;&quot;&quot; &quot;;&quot; &quot;;[.D3];&quot; &quot;;[.E3])" office:value-type="string" office:string-value="./generate_typedef &quot;Start All Applications&quot;  BPNODE_START_ALL_APPLICATIONS_CC BPNode_StartAllApplicationsCmd" calcext:value-type="string">
            <text:p>./generate_typedef "Start All Applications" <text:s/>BPNODE_START_ALL_APPLICATIONS_CC BPNode_StartAllApplicationsCmd</text:p>
          </table:table-cell>
          <table:table-cell/>
          <table:table-cell office:value-type="string" calcext:value-type="string">
            <text:p>./generate_declaration</text:p>
          </table:table-cell>
          <table:table-cell table:formula="of:=CONCATENATE([.K3];&quot; &quot;&quot;&quot;;[.B3];&quot;&quot;&quot; &quot;;&quot; &quot;&quot;&quot;;[.C3];&quot;&quot;&quot; &quot;;[.D3];&quot; &quot;;[.E3])" office:value-type="string" office:string-value="./generate_declaration &quot;Start All Applications&quot;  &quot;This function starts all applications&quot; BPNODE_START_ALL_APPLICATIONS_CC BPNode_StartAllApplicationsCmd" calcext:value-type="string">
            <text:p>./generate_declaration "Start All Applications" <text:s/>"This function starts all applications" BPNODE_START_ALL_APPLICATIONS_CC BPNode_StartAllApplicationsCmd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./generate_cmd</text:p>
          </table:table-cell>
          <table:table-cell office:value-type="string" calcext:value-type="string">
            <text:p>Verify Bundle Storage</text:p>
          </table:table-cell>
          <table:table-cell office:value-type="string" calcext:value-type="string">
            <text:p>This function verifies bundle storage.</text:p>
          </table:table-cell>
          <table:table-cell office:value-type="string" calcext:value-type="string">
            <text:p>BPNODE_VERIFY_BUNDLE_STORAGE_CC</text:p>
          </table:table-cell>
          <table:table-cell office:value-type="string" calcext:value-type="string">
            <text:p>BPNode_VerifyBundleStorageCmd</text:p>
          </table:table-cell>
          <table:table-cell/>
          <table:table-cell table:formula="of:=CONCATENATE([.A4];&quot; &quot;&quot;&quot;;[.B4];&quot;&quot;&quot; &quot;;&quot; &quot;;[.D4];&quot; &quot;;[.E4])" office:value-type="string" office:string-value="./generate_cmd &quot;Verify Bundle Storage&quot;  BPNODE_VERIFY_BUNDLE_STORAGE_CC BPNode_VerifyBundleStorageCmd" calcext:value-type="string">
            <text:p>./generate_cmd "Verify Bundle Storage" <text:s/>BPNODE_VERIFY_BUNDLE_STORAGE_CC BPNode_VerifyBundleStorageCmd</text:p>
          </table:table-cell>
          <table:table-cell office:value-type="string" calcext:value-type="string">
            <text:p>./generate_typedef</text:p>
          </table:table-cell>
          <table:table-cell table:formula="of:=CONCATENATE([.H4];&quot; &quot;&quot;&quot;;[.B4];&quot;&quot;&quot; &quot;;&quot; &quot;;[.D4];&quot; &quot;;[.E4])" office:value-type="string" office:string-value="./generate_typedef &quot;Verify Bundle Storage&quot;  BPNODE_VERIFY_BUNDLE_STORAGE_CC BPNode_VerifyBundleStorageCmd" calcext:value-type="string">
            <text:p>./generate_typedef "Verify Bundle Storage" <text:s/>BPNODE_VERIFY_BUNDLE_STORAGE_CC BPNode_VerifyBundleStorageCmd</text:p>
          </table:table-cell>
          <table:table-cell/>
          <table:table-cell office:value-type="string" calcext:value-type="string">
            <text:p>./generate_declaration</text:p>
          </table:table-cell>
          <table:table-cell table:formula="of:=CONCATENATE([.K4];&quot; &quot;&quot;&quot;;[.B4];&quot;&quot;&quot; &quot;;&quot; &quot;&quot;&quot;;[.C4];&quot;&quot;&quot; &quot;;[.D4];&quot; &quot;;[.E4])" office:value-type="string" office:string-value="./generate_declaration &quot;Verify Bundle Storage&quot;  &quot;This function verifies bundle storage.&quot; BPNODE_VERIFY_BUNDLE_STORAGE_CC BPNode_VerifyBundleStorageCmd" calcext:value-type="string">
            <text:p>./generate_declaration "Verify Bundle Storage" <text:s/>"This function verifies bundle storage." BPNODE_VERIFY_BUNDLE_STORAGE_CC BPNode_VerifyBundleStorageCmd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./generate_cmd</text:p>
          </table:table-cell>
          <table:table-cell office:value-type="string" calcext:value-type="string">
            <text:p>Initialize Bundle Storage</text:p>
          </table:table-cell>
          <table:table-cell office:value-type="string" calcext:value-type="string">
            <text:p>This function initializes bundle storage.</text:p>
          </table:table-cell>
          <table:table-cell office:value-type="string" calcext:value-type="string">
            <text:p>BPNODE_INIT_BUNDLE_STORAGE_CC</text:p>
          </table:table-cell>
          <table:table-cell office:value-type="string" calcext:value-type="string">
            <text:p>BPNode_InitBundleStorageCmd</text:p>
          </table:table-cell>
          <table:table-cell/>
          <table:table-cell table:formula="of:=CONCATENATE([.A5];&quot; &quot;&quot;&quot;;[.B5];&quot;&quot;&quot; &quot;;&quot; &quot;;[.D5];&quot; &quot;;[.E5])" office:value-type="string" office:string-value="./generate_cmd &quot;Initialize Bundle Storage&quot;  BPNODE_INIT_BUNDLE_STORAGE_CC BPNode_InitBundleStorageCmd" calcext:value-type="string">
            <text:p>./generate_cmd "Initialize Bundle Storage" <text:s/>BPNODE_INIT_BUNDLE_STORAGE_CC BPNode_InitBundleStorageCmd</text:p>
          </table:table-cell>
          <table:table-cell office:value-type="string" calcext:value-type="string">
            <text:p>./generate_typedef</text:p>
          </table:table-cell>
          <table:table-cell table:formula="of:=CONCATENATE([.H5];&quot; &quot;&quot;&quot;;[.B5];&quot;&quot;&quot; &quot;;&quot; &quot;;[.D5];&quot; &quot;;[.E5])" office:value-type="string" office:string-value="./generate_typedef &quot;Initialize Bundle Storage&quot;  BPNODE_INIT_BUNDLE_STORAGE_CC BPNode_InitBundleStorageCmd" calcext:value-type="string">
            <text:p>./generate_typedef "Initialize Bundle Storage" <text:s/>BPNODE_INIT_BUNDLE_STORAGE_CC BPNode_InitBundleStorageCmd</text:p>
          </table:table-cell>
          <table:table-cell/>
          <table:table-cell office:value-type="string" calcext:value-type="string">
            <text:p>./generate_declaration</text:p>
          </table:table-cell>
          <table:table-cell table:formula="of:=CONCATENATE([.K5];&quot; &quot;&quot;&quot;;[.B5];&quot;&quot;&quot; &quot;;&quot; &quot;&quot;&quot;;[.C5];&quot;&quot;&quot; &quot;;[.D5];&quot; &quot;;[.E5])" office:value-type="string" office:string-value="./generate_declaration &quot;Initialize Bundle Storage&quot;  &quot;This function initializes bundle storage.&quot; BPNODE_INIT_BUNDLE_STORAGE_CC BPNode_InitBundleStorageCmd" calcext:value-type="string">
            <text:p>./generate_declaration "Initialize Bundle Storage" <text:s/>"This function initializes bundle storage." BPNODE_INIT_BUNDLE_STORAGE_CC BPNode_InitBundleStorageCmd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./generate_cmd</text:p>
          </table:table-cell>
          <table:table-cell office:value-type="string" calcext:value-type="string">
            <text:p>Verify Bundle Metadata (7.2)</text:p>
          </table:table-cell>
          <table:table-cell office:value-type="string" calcext:value-type="string">
            <text:p>This function verifies stored bundle metadata.</text:p>
          </table:table-cell>
          <table:table-cell office:value-type="string" calcext:value-type="string">
            <text:p>BPNODE_VERIFY_BUNDLE_METADATA_CC</text:p>
          </table:table-cell>
          <table:table-cell office:value-type="string" calcext:value-type="string">
            <text:p>BPNode_VerifyBundleMetadataCmd</text:p>
          </table:table-cell>
          <table:table-cell/>
          <table:table-cell table:formula="of:=CONCATENATE([.A6];&quot; &quot;&quot;&quot;;[.B6];&quot;&quot;&quot; &quot;;&quot; &quot;;[.D6];&quot; &quot;;[.E6])" office:value-type="string" office:string-value="./generate_cmd &quot;Verify Bundle Metadata (7.2)&quot;  BPNODE_VERIFY_BUNDLE_METADATA_CC BPNode_VerifyBundleMetadataCmd" calcext:value-type="string">
            <text:p>./generate_cmd "Verify Bundle Metadata (7.2)" <text:s/>BPNODE_VERIFY_BUNDLE_METADATA_CC BPNode_VerifyBundleMetadataCmd</text:p>
          </table:table-cell>
          <table:table-cell office:value-type="string" calcext:value-type="string">
            <text:p>./generate_typedef</text:p>
          </table:table-cell>
          <table:table-cell table:formula="of:=CONCATENATE([.H6];&quot; &quot;&quot;&quot;;[.B6];&quot;&quot;&quot; &quot;;&quot; &quot;;[.D6];&quot; &quot;;[.E6])" office:value-type="string" office:string-value="./generate_typedef &quot;Verify Bundle Metadata (7.2)&quot;  BPNODE_VERIFY_BUNDLE_METADATA_CC BPNode_VerifyBundleMetadataCmd" calcext:value-type="string">
            <text:p>./generate_typedef "Verify Bundle Metadata (7.2)" <text:s/>BPNODE_VERIFY_BUNDLE_METADATA_CC BPNode_VerifyBundleMetadataCmd</text:p>
          </table:table-cell>
          <table:table-cell/>
          <table:table-cell office:value-type="string" calcext:value-type="string">
            <text:p>./generate_declaration</text:p>
          </table:table-cell>
          <table:table-cell table:formula="of:=CONCATENATE([.K6];&quot; &quot;&quot;&quot;;[.B6];&quot;&quot;&quot; &quot;;&quot; &quot;&quot;&quot;;[.C6];&quot;&quot;&quot; &quot;;[.D6];&quot; &quot;;[.E6])" office:value-type="string" office:string-value="./generate_declaration &quot;Verify Bundle Metadata (7.2)&quot;  &quot;This function verifies stored bundle metadata.&quot; BPNODE_VERIFY_BUNDLE_METADATA_CC BPNode_VerifyBundleMetadataCmd" calcext:value-type="string">
            <text:p>./generate_declaration "Verify Bundle Metadata (7.2)" <text:s/>"This function verifies stored bundle metadata." BPNODE_VERIFY_BUNDLE_METADATA_CC BPNode_VerifyBundleMetadataCmd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./generate_cmd</text:p>
          </table:table-cell>
          <table:table-cell office:value-type="string" calcext:value-type="string">
            <text:p>Rebuild Bundle Metadata</text:p>
          </table:table-cell>
          <table:table-cell office:value-type="string" calcext:value-type="string">
            <text:p>This function rebuilds the cache from stored bundle metadata.</text:p>
          </table:table-cell>
          <table:table-cell office:value-type="string" calcext:value-type="string">
            <text:p>BPNODE_REBUILD_BUNDLE_METADATA_CC</text:p>
          </table:table-cell>
          <table:table-cell office:value-type="string" calcext:value-type="string">
            <text:p>BPNode_RebuildBundleMetadataCmd</text:p>
          </table:table-cell>
          <table:table-cell/>
          <table:table-cell table:formula="of:=CONCATENATE([.A7];&quot; &quot;&quot;&quot;;[.B7];&quot;&quot;&quot; &quot;;&quot; &quot;;[.D7];&quot; &quot;;[.E7])" office:value-type="string" office:string-value="./generate_cmd &quot;Rebuild Bundle Metadata&quot;  BPNODE_REBUILD_BUNDLE_METADATA_CC BPNode_RebuildBundleMetadataCmd" calcext:value-type="string">
            <text:p>./generate_cmd "Rebuild Bundle Metadata" <text:s/>BPNODE_REBUILD_BUNDLE_METADATA_CC BPNode_RebuildBundleMetadataCmd</text:p>
          </table:table-cell>
          <table:table-cell office:value-type="string" calcext:value-type="string">
            <text:p>./generate_typedef</text:p>
          </table:table-cell>
          <table:table-cell table:formula="of:=CONCATENATE([.H7];&quot; &quot;&quot;&quot;;[.B7];&quot;&quot;&quot; &quot;;&quot; &quot;;[.D7];&quot; &quot;;[.E7])" office:value-type="string" office:string-value="./generate_typedef &quot;Rebuild Bundle Metadata&quot;  BPNODE_REBUILD_BUNDLE_METADATA_CC BPNode_RebuildBundleMetadataCmd" calcext:value-type="string">
            <text:p>./generate_typedef "Rebuild Bundle Metadata" <text:s/>BPNODE_REBUILD_BUNDLE_METADATA_CC BPNode_RebuildBundleMetadataCmd</text:p>
          </table:table-cell>
          <table:table-cell/>
          <table:table-cell office:value-type="string" calcext:value-type="string">
            <text:p>./generate_declaration</text:p>
          </table:table-cell>
          <table:table-cell table:formula="of:=CONCATENATE([.K7];&quot; &quot;&quot;&quot;;[.B7];&quot;&quot;&quot; &quot;;&quot; &quot;&quot;&quot;;[.C7];&quot;&quot;&quot; &quot;;[.D7];&quot; &quot;;[.E7])" office:value-type="string" office:string-value="./generate_declaration &quot;Rebuild Bundle Metadata&quot;  &quot;This function rebuilds the cache from stored bundle metadata.&quot; BPNODE_REBUILD_BUNDLE_METADATA_CC BPNode_RebuildBundleMetadataCmd" calcext:value-type="string">
            <text:p>./generate_declaration "Rebuild Bundle Metadata" <text:s/>"This function rebuilds the cache from stored bundle metadata." BPNODE_REBUILD_BUNDLE_METADATA_CC BPNode_RebuildBundleMetadataCmd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./generate_cmd</text:p>
          </table:table-cell>
          <table:table-cell office:value-type="string" calcext:value-type="string">
            <text:p>Clear Volatile</text:p>
          </table:table-cell>
          <table:table-cell office:value-type="string" calcext:value-type="string">
            <text:p>This function clears the cache.</text:p>
          </table:table-cell>
          <table:table-cell office:value-type="string" calcext:value-type="string">
            <text:p>BPNODE_CLEAR_VOLATILE_CC</text:p>
          </table:table-cell>
          <table:table-cell office:value-type="string" calcext:value-type="string">
            <text:p>BPNode_ClearVolatileCmd</text:p>
          </table:table-cell>
          <table:table-cell/>
          <table:table-cell table:formula="of:=CONCATENATE([.A8];&quot; &quot;&quot;&quot;;[.B8];&quot;&quot;&quot; &quot;;&quot; &quot;;[.D8];&quot; &quot;;[.E8])" office:value-type="string" office:string-value="./generate_cmd &quot;Clear Volatile&quot;  BPNODE_CLEAR_VOLATILE_CC BPNode_ClearVolatileCmd" calcext:value-type="string">
            <text:p>./generate_cmd "Clear Volatile" <text:s/>BPNODE_CLEAR_VOLATILE_CC BPNode_ClearVolatileCmd</text:p>
          </table:table-cell>
          <table:table-cell office:value-type="string" calcext:value-type="string">
            <text:p>./generate_typedef</text:p>
          </table:table-cell>
          <table:table-cell table:formula="of:=CONCATENATE([.H8];&quot; &quot;&quot;&quot;;[.B8];&quot;&quot;&quot; &quot;;&quot; &quot;;[.D8];&quot; &quot;;[.E8])" office:value-type="string" office:string-value="./generate_typedef &quot;Clear Volatile&quot;  BPNODE_CLEAR_VOLATILE_CC BPNode_ClearVolatileCmd" calcext:value-type="string">
            <text:p>./generate_typedef "Clear Volatile" <text:s/>BPNODE_CLEAR_VOLATILE_CC BPNode_ClearVolatileCmd</text:p>
          </table:table-cell>
          <table:table-cell/>
          <table:table-cell office:value-type="string" calcext:value-type="string">
            <text:p>./generate_declaration</text:p>
          </table:table-cell>
          <table:table-cell table:formula="of:=CONCATENATE([.K8];&quot; &quot;&quot;&quot;;[.B8];&quot;&quot;&quot; &quot;;&quot; &quot;&quot;&quot;;[.C8];&quot;&quot;&quot; &quot;;[.D8];&quot; &quot;;[.E8])" office:value-type="string" office:string-value="./generate_declaration &quot;Clear Volatile&quot;  &quot;This function clears the cache.&quot; BPNODE_CLEAR_VOLATILE_CC BPNode_ClearVolatileCmd" calcext:value-type="string">
            <text:p>./generate_declaration "Clear Volatile" <text:s/>"This function clears the cache." BPNODE_CLEAR_VOLATILE_CC BPNode_ClearVolatileCmd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./generate_cmd</text:p>
          </table:table-cell>
          <table:table-cell office:value-type="string" calcext:value-type="string">
            <text:p>Reload Saved Data (7.2)</text:p>
          </table:table-cell>
          <table:table-cell office:value-type="string" calcext:value-type="string">
            <text:p>This function reloads data saved by modules.</text:p>
          </table:table-cell>
          <table:table-cell office:value-type="string" calcext:value-type="string">
            <text:p>BPNODE_RELOAD_SAVED_DATA_CC</text:p>
          </table:table-cell>
          <table:table-cell office:value-type="string" calcext:value-type="string">
            <text:p>BPNode_ReloadSavedDataCmd</text:p>
          </table:table-cell>
          <table:table-cell/>
          <table:table-cell table:formula="of:=CONCATENATE([.A9];&quot; &quot;&quot;&quot;;[.B9];&quot;&quot;&quot; &quot;;&quot; &quot;;[.D9];&quot; &quot;;[.E9])" office:value-type="string" office:string-value="./generate_cmd &quot;Reload Saved Data (7.2)&quot;  BPNODE_RELOAD_SAVED_DATA_CC BPNode_ReloadSavedDataCmd" calcext:value-type="string">
            <text:p>./generate_cmd "Reload Saved Data (7.2)" <text:s/>BPNODE_RELOAD_SAVED_DATA_CC BPNode_ReloadSavedDataCmd</text:p>
          </table:table-cell>
          <table:table-cell office:value-type="string" calcext:value-type="string">
            <text:p>./generate_typedef</text:p>
          </table:table-cell>
          <table:table-cell table:formula="of:=CONCATENATE([.H9];&quot; &quot;&quot;&quot;;[.B9];&quot;&quot;&quot; &quot;;&quot; &quot;;[.D9];&quot; &quot;;[.E9])" office:value-type="string" office:string-value="./generate_typedef &quot;Reload Saved Data (7.2)&quot;  BPNODE_RELOAD_SAVED_DATA_CC BPNode_ReloadSavedDataCmd" calcext:value-type="string">
            <text:p>./generate_typedef "Reload Saved Data (7.2)" <text:s/>BPNODE_RELOAD_SAVED_DATA_CC BPNode_ReloadSavedDataCmd</text:p>
          </table:table-cell>
          <table:table-cell/>
          <table:table-cell office:value-type="string" calcext:value-type="string">
            <text:p>./generate_declaration</text:p>
          </table:table-cell>
          <table:table-cell table:formula="of:=CONCATENATE([.K9];&quot; &quot;&quot;&quot;;[.B9];&quot;&quot;&quot; &quot;;&quot; &quot;&quot;&quot;;[.C9];&quot;&quot;&quot; &quot;;[.D9];&quot; &quot;;[.E9])" office:value-type="string" office:string-value="./generate_declaration &quot;Reload Saved Data (7.2)&quot;  &quot;This function reloads data saved by modules.&quot; BPNODE_RELOAD_SAVED_DATA_CC BPNode_ReloadSavedDataCmd" calcext:value-type="string">
            <text:p>./generate_declaration "Reload Saved Data (7.2)" <text:s/>"This function reloads data saved by modules." BPNODE_RELOAD_SAVED_DATA_CC BPNode_ReloadSavedDataCmd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./generate_cmd</text:p>
          </table:table-cell>
          <table:table-cell office:value-type="string" calcext:value-type="string">
            <text:p>Reset All Counters</text:p>
          </table:table-cell>
          <table:table-cell office:value-type="string" calcext:value-type="string">
            <text:p>This function resets all node counters.</text:p>
          </table:table-cell>
          <table:table-cell office:value-type="string" calcext:value-type="string">
            <text:p>BPNODE_RESET_ALL_COUNTERS_CC</text:p>
          </table:table-cell>
          <table:table-cell office:value-type="string" calcext:value-type="string">
            <text:p>BPNode_ResetAllCountersCmd</text:p>
          </table:table-cell>
          <table:table-cell/>
          <table:table-cell table:formula="of:=CONCATENATE([.A10];&quot; &quot;&quot;&quot;;[.B10];&quot;&quot;&quot; &quot;;&quot; &quot;;[.D10];&quot; &quot;;[.E10])" office:value-type="string" office:string-value="./generate_cmd &quot;Reset All Counters&quot;  BPNODE_RESET_ALL_COUNTERS_CC BPNode_ResetAllCountersCmd" calcext:value-type="string">
            <text:p>./generate_cmd "Reset All Counters" <text:s/>BPNODE_RESET_ALL_COUNTERS_CC BPNode_ResetAllCountersCmd</text:p>
          </table:table-cell>
          <table:table-cell office:value-type="string" calcext:value-type="string">
            <text:p>./generate_typedef</text:p>
          </table:table-cell>
          <table:table-cell table:formula="of:=CONCATENATE([.H10];&quot; &quot;&quot;&quot;;[.B10];&quot;&quot;&quot; &quot;;&quot; &quot;;[.D10];&quot; &quot;;[.E10])" office:value-type="string" office:string-value="./generate_typedef &quot;Reset All Counters&quot;  BPNODE_RESET_ALL_COUNTERS_CC BPNode_ResetAllCountersCmd" calcext:value-type="string">
            <text:p>./generate_typedef "Reset All Counters" <text:s/>BPNODE_RESET_ALL_COUNTERS_CC BPNode_ResetAllCountersCmd</text:p>
          </table:table-cell>
          <table:table-cell/>
          <table:table-cell office:value-type="string" calcext:value-type="string">
            <text:p>./generate_declaration</text:p>
          </table:table-cell>
          <table:table-cell table:formula="of:=CONCATENATE([.K10];&quot; &quot;&quot;&quot;;[.B10];&quot;&quot;&quot; &quot;;&quot; &quot;&quot;&quot;;[.C10];&quot;&quot;&quot; &quot;;[.D10];&quot; &quot;;[.E10])" office:value-type="string" office:string-value="./generate_declaration &quot;Reset All Counters&quot;  &quot;This function resets all node counters.&quot; BPNODE_RESET_ALL_COUNTERS_CC BPNode_ResetAllCountersCmd" calcext:value-type="string">
            <text:p>./generate_declaration "Reset All Counters" <text:s/>"This function resets all node counters." BPNODE_RESET_ALL_COUNTERS_CC BPNode_ResetAllCountersCmd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./generate_cmd</text:p>
          </table:table-cell>
          <table:table-cell office:value-type="string" calcext:value-type="string">
            <text:p>Reset Counter</text:p>
          </table:table-cell>
          <table:table-cell office:value-type="string" calcext:value-type="string">
            <text:p>This function resets an individual counter.</text:p>
          </table:table-cell>
          <table:table-cell office:value-type="string" calcext:value-type="string">
            <text:p>BPNODE_RESET_COUNTER_CC</text:p>
          </table:table-cell>
          <table:table-cell office:value-type="string" calcext:value-type="string">
            <text:p>BPNode_ResetCounterCmd</text:p>
          </table:table-cell>
          <table:table-cell/>
          <table:table-cell table:formula="of:=CONCATENATE([.A11];&quot; &quot;&quot;&quot;;[.B11];&quot;&quot;&quot; &quot;;&quot; &quot;;[.D11];&quot; &quot;;[.E11])" office:value-type="string" office:string-value="./generate_cmd &quot;Reset Counter&quot;  BPNODE_RESET_COUNTER_CC BPNode_ResetCounterCmd" calcext:value-type="string">
            <text:p>./generate_cmd "Reset Counter" <text:s/>BPNODE_RESET_COUNTER_CC BPNode_ResetCounterCmd</text:p>
          </table:table-cell>
          <table:table-cell office:value-type="string" calcext:value-type="string">
            <text:p>./generate_typedef</text:p>
          </table:table-cell>
          <table:table-cell table:formula="of:=CONCATENATE([.H11];&quot; &quot;&quot;&quot;;[.B11];&quot;&quot;&quot; &quot;;&quot; &quot;;[.D11];&quot; &quot;;[.E11])" office:value-type="string" office:string-value="./generate_typedef &quot;Reset Counter&quot;  BPNODE_RESET_COUNTER_CC BPNode_ResetCounterCmd" calcext:value-type="string">
            <text:p>./generate_typedef "Reset Counter" <text:s/>BPNODE_RESET_COUNTER_CC BPNode_ResetCounterCmd</text:p>
          </table:table-cell>
          <table:table-cell/>
          <table:table-cell office:value-type="string" calcext:value-type="string">
            <text:p>./generate_declaration</text:p>
          </table:table-cell>
          <table:table-cell table:formula="of:=CONCATENATE([.K11];&quot; &quot;&quot;&quot;;[.B11];&quot;&quot;&quot; &quot;;&quot; &quot;&quot;&quot;;[.C11];&quot;&quot;&quot; &quot;;[.D11];&quot; &quot;;[.E11])" office:value-type="string" office:string-value="./generate_declaration &quot;Reset Counter&quot;  &quot;This function resets an individual counter.&quot; BPNODE_RESET_COUNTER_CC BPNode_ResetCounterCmd" calcext:value-type="string">
            <text:p>./generate_declaration "Reset Counter" <text:s/>"This function resets an individual counter." BPNODE_RESET_COUNTER_CC BPNode_ResetCounterCmd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./generate_cmd</text:p>
          </table:table-cell>
          <table:table-cell office:value-type="string" calcext:value-type="string">
            <text:p>Reset Source Counters</text:p>
          </table:table-cell>
          <table:table-cell office:value-type="string" calcext:value-type="string">
            <text:p>This function resets all counters indexed by Source EID.</text:p>
          </table:table-cell>
          <table:table-cell office:value-type="string" calcext:value-type="string">
            <text:p>BPNODE_RESET_SOURCE_COUNTERS_CC</text:p>
          </table:table-cell>
          <table:table-cell office:value-type="string" calcext:value-type="string">
            <text:p>BPNode_ResetSourceCountersCmd</text:p>
          </table:table-cell>
          <table:table-cell/>
          <table:table-cell table:formula="of:=CONCATENATE([.A12];&quot; &quot;&quot;&quot;;[.B12];&quot;&quot;&quot; &quot;;&quot; &quot;;[.D12];&quot; &quot;;[.E12])" office:value-type="string" office:string-value="./generate_cmd &quot;Reset Source Counters&quot;  BPNODE_RESET_SOURCE_COUNTERS_CC BPNode_ResetSourceCountersCmd" calcext:value-type="string">
            <text:p>./generate_cmd "Reset Source Counters" <text:s/>BPNODE_RESET_SOURCE_COUNTERS_CC BPNode_ResetSourceCountersCmd</text:p>
          </table:table-cell>
          <table:table-cell office:value-type="string" calcext:value-type="string">
            <text:p>./generate_typedef</text:p>
          </table:table-cell>
          <table:table-cell table:formula="of:=CONCATENATE([.H12];&quot; &quot;&quot;&quot;;[.B12];&quot;&quot;&quot; &quot;;&quot; &quot;;[.D12];&quot; &quot;;[.E12])" office:value-type="string" office:string-value="./generate_typedef &quot;Reset Source Counters&quot;  BPNODE_RESET_SOURCE_COUNTERS_CC BPNode_ResetSourceCountersCmd" calcext:value-type="string">
            <text:p>./generate_typedef "Reset Source Counters" <text:s/>BPNODE_RESET_SOURCE_COUNTERS_CC BPNode_ResetSourceCountersCmd</text:p>
          </table:table-cell>
          <table:table-cell/>
          <table:table-cell office:value-type="string" calcext:value-type="string">
            <text:p>./generate_declaration</text:p>
          </table:table-cell>
          <table:table-cell table:formula="of:=CONCATENATE([.K12];&quot; &quot;&quot;&quot;;[.B12];&quot;&quot;&quot; &quot;;&quot; &quot;&quot;&quot;;[.C12];&quot;&quot;&quot; &quot;;[.D12];&quot; &quot;;[.E12])" office:value-type="string" office:string-value="./generate_declaration &quot;Reset Source Counters&quot;  &quot;This function resets all counters indexed by Source EID.&quot; BPNODE_RESET_SOURCE_COUNTERS_CC BPNode_ResetSourceCountersCmd" calcext:value-type="string">
            <text:p>./generate_declaration "Reset Source Counters" <text:s/>"This function resets all counters indexed by Source EID." BPNODE_RESET_SOURCE_COUNTERS_CC BPNode_ResetSourceCountersCmd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./generate_cmd</text:p>
          </table:table-cell>
          <table:table-cell office:value-type="string" calcext:value-type="string">
            <text:p>Reset Bundle Counters</text:p>
          </table:table-cell>
          <table:table-cell office:value-type="string" calcext:value-type="string">
            <text:p>This function resets all bundle counters.</text:p>
          </table:table-cell>
          <table:table-cell office:value-type="string" calcext:value-type="string">
            <text:p>BPNODE_RESET_BUNDLE_COUNTERS_CC</text:p>
          </table:table-cell>
          <table:table-cell office:value-type="string" calcext:value-type="string">
            <text:p>BPNode_ResetBundleCountersCmd</text:p>
          </table:table-cell>
          <table:table-cell/>
          <table:table-cell table:formula="of:=CONCATENATE([.A13];&quot; &quot;&quot;&quot;;[.B13];&quot;&quot;&quot; &quot;;&quot; &quot;;[.D13];&quot; &quot;;[.E13])" office:value-type="string" office:string-value="./generate_cmd &quot;Reset Bundle Counters&quot;  BPNODE_RESET_BUNDLE_COUNTERS_CC BPNode_ResetBundleCountersCmd" calcext:value-type="string">
            <text:p>./generate_cmd "Reset Bundle Counters" <text:s/>BPNODE_RESET_BUNDLE_COUNTERS_CC BPNode_ResetBundleCountersCmd</text:p>
          </table:table-cell>
          <table:table-cell office:value-type="string" calcext:value-type="string">
            <text:p>./generate_typedef</text:p>
          </table:table-cell>
          <table:table-cell table:formula="of:=CONCATENATE([.H13];&quot; &quot;&quot;&quot;;[.B13];&quot;&quot;&quot; &quot;;&quot; &quot;;[.D13];&quot; &quot;;[.E13])" office:value-type="string" office:string-value="./generate_typedef &quot;Reset Bundle Counters&quot;  BPNODE_RESET_BUNDLE_COUNTERS_CC BPNode_ResetBundleCountersCmd" calcext:value-type="string">
            <text:p>./generate_typedef "Reset Bundle Counters" <text:s/>BPNODE_RESET_BUNDLE_COUNTERS_CC BPNode_ResetBundleCountersCmd</text:p>
          </table:table-cell>
          <table:table-cell/>
          <table:table-cell office:value-type="string" calcext:value-type="string">
            <text:p>./generate_declaration</text:p>
          </table:table-cell>
          <table:table-cell table:formula="of:=CONCATENATE([.K13];&quot; &quot;&quot;&quot;;[.B13];&quot;&quot;&quot; &quot;;&quot; &quot;&quot;&quot;;[.C13];&quot;&quot;&quot; &quot;;[.D13];&quot; &quot;;[.E13])" office:value-type="string" office:string-value="./generate_declaration &quot;Reset Bundle Counters&quot;  &quot;This function resets all bundle counters.&quot; BPNODE_RESET_BUNDLE_COUNTERS_CC BPNode_ResetBundleCountersCmd" calcext:value-type="string">
            <text:p>./generate_declaration "Reset Bundle Counters" <text:s/>"This function resets all bundle counters." BPNODE_RESET_BUNDLE_COUNTERS_CC BPNode_ResetBundleCountersCmd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./generate_cmd</text:p>
          </table:table-cell>
          <table:table-cell office:value-type="string" calcext:value-type="string">
            <text:p>Reset Error Counters</text:p>
          </table:table-cell>
          <table:table-cell office:value-type="string" calcext:value-type="string">
            <text:p>This function resets all error counters.</text:p>
          </table:table-cell>
          <table:table-cell office:value-type="string" calcext:value-type="string">
            <text:p>BPNODE_RESET_ERROR_COUNTERS_CC</text:p>
          </table:table-cell>
          <table:table-cell office:value-type="string" calcext:value-type="string">
            <text:p>BPNode_ResetErrorCountersCmd</text:p>
          </table:table-cell>
          <table:table-cell/>
          <table:table-cell table:formula="of:=CONCATENATE([.A14];&quot; &quot;&quot;&quot;;[.B14];&quot;&quot;&quot; &quot;;&quot; &quot;;[.D14];&quot; &quot;;[.E14])" office:value-type="string" office:string-value="./generate_cmd &quot;Reset Error Counters&quot;  BPNODE_RESET_ERROR_COUNTERS_CC BPNode_ResetErrorCountersCmd" calcext:value-type="string">
            <text:p>./generate_cmd "Reset Error Counters" <text:s/>BPNODE_RESET_ERROR_COUNTERS_CC BPNode_ResetErrorCountersCmd</text:p>
          </table:table-cell>
          <table:table-cell office:value-type="string" calcext:value-type="string">
            <text:p>./generate_typedef</text:p>
          </table:table-cell>
          <table:table-cell table:formula="of:=CONCATENATE([.H14];&quot; &quot;&quot;&quot;;[.B14];&quot;&quot;&quot; &quot;;&quot; &quot;;[.D14];&quot; &quot;;[.E14])" office:value-type="string" office:string-value="./generate_typedef &quot;Reset Error Counters&quot;  BPNODE_RESET_ERROR_COUNTERS_CC BPNode_ResetErrorCountersCmd" calcext:value-type="string">
            <text:p>./generate_typedef "Reset Error Counters" <text:s/>BPNODE_RESET_ERROR_COUNTERS_CC BPNode_ResetErrorCountersCmd</text:p>
          </table:table-cell>
          <table:table-cell/>
          <table:table-cell office:value-type="string" calcext:value-type="string">
            <text:p>./generate_declaration</text:p>
          </table:table-cell>
          <table:table-cell table:formula="of:=CONCATENATE([.K14];&quot; &quot;&quot;&quot;;[.B14];&quot;&quot;&quot; &quot;;&quot; &quot;&quot;&quot;;[.C14];&quot;&quot;&quot; &quot;;[.D14];&quot; &quot;;[.E14])" office:value-type="string" office:string-value="./generate_declaration &quot;Reset Error Counters&quot;  &quot;This function resets all error counters.&quot; BPNODE_RESET_ERROR_COUNTERS_CC BPNode_ResetErrorCountersCmd" calcext:value-type="string">
            <text:p>./generate_declaration "Reset Error Counters" <text:s/>"This function resets all error counters." BPNODE_RESET_ERROR_COUNTERS_CC BPNode_ResetErrorCountersCmd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./generate_cmd</text:p>
          </table:table-cell>
          <table:table-cell office:value-type="string" calcext:value-type="string">
            <text:p>Add Application</text:p>
          </table:table-cell>
          <table:table-cell office:value-type="string" calcext:value-type="string">
            <text:p>This function adds an application.</text:p>
          </table:table-cell>
          <table:table-cell office:value-type="string" calcext:value-type="string">
            <text:p>BPNODE_ADD_APPLICATION_CC</text:p>
          </table:table-cell>
          <table:table-cell office:value-type="string" calcext:value-type="string">
            <text:p>BPNode_AddApplicationCmd</text:p>
          </table:table-cell>
          <table:table-cell/>
          <table:table-cell table:formula="of:=CONCATENATE([.A15];&quot; &quot;&quot;&quot;;[.B15];&quot;&quot;&quot; &quot;;&quot; &quot;;[.D15];&quot; &quot;;[.E15])" office:value-type="string" office:string-value="./generate_cmd &quot;Add Application&quot;  BPNODE_ADD_APPLICATION_CC BPNode_AddApplicationCmd" calcext:value-type="string">
            <text:p>./generate_cmd "Add Application" <text:s/>BPNODE_ADD_APPLICATION_CC BPNode_AddApplicationCmd</text:p>
          </table:table-cell>
          <table:table-cell office:value-type="string" calcext:value-type="string">
            <text:p>./generate_typedef</text:p>
          </table:table-cell>
          <table:table-cell table:formula="of:=CONCATENATE([.H15];&quot; &quot;&quot;&quot;;[.B15];&quot;&quot;&quot; &quot;;&quot; &quot;;[.D15];&quot; &quot;;[.E15])" office:value-type="string" office:string-value="./generate_typedef &quot;Add Application&quot;  BPNODE_ADD_APPLICATION_CC BPNode_AddApplicationCmd" calcext:value-type="string">
            <text:p>./generate_typedef "Add Application" <text:s/>BPNODE_ADD_APPLICATION_CC BPNode_AddApplicationCmd</text:p>
          </table:table-cell>
          <table:table-cell/>
          <table:table-cell office:value-type="string" calcext:value-type="string">
            <text:p>./generate_declaration</text:p>
          </table:table-cell>
          <table:table-cell table:formula="of:=CONCATENATE([.K15];&quot; &quot;&quot;&quot;;[.B15];&quot;&quot;&quot; &quot;;&quot; &quot;&quot;&quot;;[.C15];&quot;&quot;&quot; &quot;;[.D15];&quot; &quot;;[.E15])" office:value-type="string" office:string-value="./generate_declaration &quot;Add Application&quot;  &quot;This function adds an application.&quot; BPNODE_ADD_APPLICATION_CC BPNode_AddApplicationCmd" calcext:value-type="string">
            <text:p>./generate_declaration "Add Application" <text:s/>"This function adds an application." BPNODE_ADD_APPLICATION_CC BPNode_AddApplicationCmd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./generate_cmd</text:p>
          </table:table-cell>
          <table:table-cell office:value-type="string" calcext:value-type="string">
            <text:p>Remove Application</text:p>
          </table:table-cell>
          <table:table-cell office:value-type="string" calcext:value-type="string">
            <text:p>This function removes an application.</text:p>
          </table:table-cell>
          <table:table-cell office:value-type="string" calcext:value-type="string">
            <text:p>BPNODE_REMOVE_APPLICATION_CC</text:p>
          </table:table-cell>
          <table:table-cell office:value-type="string" calcext:value-type="string">
            <text:p>BPNode_RemoveApplicationCmd</text:p>
          </table:table-cell>
          <table:table-cell/>
          <table:table-cell table:formula="of:=CONCATENATE([.A16];&quot; &quot;&quot;&quot;;[.B16];&quot;&quot;&quot; &quot;;&quot; &quot;;[.D16];&quot; &quot;;[.E16])" office:value-type="string" office:string-value="./generate_cmd &quot;Remove Application&quot;  BPNODE_REMOVE_APPLICATION_CC BPNode_RemoveApplicationCmd" calcext:value-type="string">
            <text:p>./generate_cmd "Remove Application" <text:s/>BPNODE_REMOVE_APPLICATION_CC BPNode_RemoveApplicationCmd</text:p>
          </table:table-cell>
          <table:table-cell office:value-type="string" calcext:value-type="string">
            <text:p>./generate_typedef</text:p>
          </table:table-cell>
          <table:table-cell table:formula="of:=CONCATENATE([.H16];&quot; &quot;&quot;&quot;;[.B16];&quot;&quot;&quot; &quot;;&quot; &quot;;[.D16];&quot; &quot;;[.E16])" office:value-type="string" office:string-value="./generate_typedef &quot;Remove Application&quot;  BPNODE_REMOVE_APPLICATION_CC BPNode_RemoveApplicationCmd" calcext:value-type="string">
            <text:p>./generate_typedef "Remove Application" <text:s/>BPNODE_REMOVE_APPLICATION_CC BPNode_RemoveApplicationCmd</text:p>
          </table:table-cell>
          <table:table-cell/>
          <table:table-cell office:value-type="string" calcext:value-type="string">
            <text:p>./generate_declaration</text:p>
          </table:table-cell>
          <table:table-cell table:formula="of:=CONCATENATE([.K16];&quot; &quot;&quot;&quot;;[.B16];&quot;&quot;&quot; &quot;;&quot; &quot;&quot;&quot;;[.C16];&quot;&quot;&quot; &quot;;[.D16];&quot; &quot;;[.E16])" office:value-type="string" office:string-value="./generate_declaration &quot;Remove Application&quot;  &quot;This function removes an application.&quot; BPNODE_REMOVE_APPLICATION_CC BPNode_RemoveApplicationCmd" calcext:value-type="string">
            <text:p>./generate_declaration "Remove Application" <text:s/>"This function removes an application." BPNODE_REMOVE_APPLICATION_CC BPNode_RemoveApplicationCmd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./generate_cmd</text:p>
          </table:table-cell>
          <table:table-cell office:value-type="string" calcext:value-type="string">
            <text:p>Set Registration State</text:p>
          </table:table-cell>
          <table:table-cell office:value-type="string" calcext:value-type="string">
            <text:p>This function sets an application's registration state.</text:p>
          </table:table-cell>
          <table:table-cell office:value-type="string" calcext:value-type="string">
            <text:p>BPNODE_SET_REGISTRATION_STATE_CC</text:p>
          </table:table-cell>
          <table:table-cell office:value-type="string" calcext:value-type="string">
            <text:p>BPNode_SetRegistrationStateCmd</text:p>
          </table:table-cell>
          <table:table-cell/>
          <table:table-cell table:formula="of:=CONCATENATE([.A17];&quot; &quot;&quot;&quot;;[.B17];&quot;&quot;&quot; &quot;;&quot; &quot;;[.D17];&quot; &quot;;[.E17])" office:value-type="string" office:string-value="./generate_cmd &quot;Set Registration State&quot;  BPNODE_SET_REGISTRATION_STATE_CC BPNode_SetRegistrationStateCmd" calcext:value-type="string">
            <text:p>./generate_cmd "Set Registration State" <text:s/>BPNODE_SET_REGISTRATION_STATE_CC BPNode_SetRegistrationStateCmd</text:p>
          </table:table-cell>
          <table:table-cell office:value-type="string" calcext:value-type="string">
            <text:p>./generate_typedef</text:p>
          </table:table-cell>
          <table:table-cell table:formula="of:=CONCATENATE([.H17];&quot; &quot;&quot;&quot;;[.B17];&quot;&quot;&quot; &quot;;&quot; &quot;;[.D17];&quot; &quot;;[.E17])" office:value-type="string" office:string-value="./generate_typedef &quot;Set Registration State&quot;  BPNODE_SET_REGISTRATION_STATE_CC BPNode_SetRegistrationStateCmd" calcext:value-type="string">
            <text:p>./generate_typedef "Set Registration State" <text:s/>BPNODE_SET_REGISTRATION_STATE_CC BPNode_SetRegistrationStateCmd</text:p>
          </table:table-cell>
          <table:table-cell/>
          <table:table-cell office:value-type="string" calcext:value-type="string">
            <text:p>./generate_declaration</text:p>
          </table:table-cell>
          <table:table-cell table:formula="of:=CONCATENATE([.K17];&quot; &quot;&quot;&quot;;[.B17];&quot;&quot;&quot; &quot;;&quot; &quot;&quot;&quot;;[.C17];&quot;&quot;&quot; &quot;;[.D17];&quot; &quot;;[.E17])" office:value-type="string" office:string-value="./generate_declaration &quot;Set Registration State&quot;  &quot;This function sets an application's registration state.&quot; BPNODE_SET_REGISTRATION_STATE_CC BPNode_SetRegistrationStateCmd" calcext:value-type="string">
            <text:p>./generate_declaration "Set Registration State" <text:s/>"This function sets an application's registration state." BPNODE_SET_REGISTRATION_STATE_CC BPNode_SetRegistrationStateCmd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./generate_cmd</text:p>
          </table:table-cell>
          <table:table-cell office:value-type="string" calcext:value-type="string">
            <text:p>Start Application</text:p>
          </table:table-cell>
          <table:table-cell office:value-type="string" calcext:value-type="string">
            <text:p>This function starts an application.</text:p>
          </table:table-cell>
          <table:table-cell office:value-type="string" calcext:value-type="string">
            <text:p>BPNODE_START_APPLICATION_CC</text:p>
          </table:table-cell>
          <table:table-cell office:value-type="string" calcext:value-type="string">
            <text:p>BPNode_StartApplicationCmd</text:p>
          </table:table-cell>
          <table:table-cell/>
          <table:table-cell table:formula="of:=CONCATENATE([.A18];&quot; &quot;&quot;&quot;;[.B18];&quot;&quot;&quot; &quot;;&quot; &quot;;[.D18];&quot; &quot;;[.E18])" office:value-type="string" office:string-value="./generate_cmd &quot;Start Application&quot;  BPNODE_START_APPLICATION_CC BPNode_StartApplicationCmd" calcext:value-type="string">
            <text:p>./generate_cmd "Start Application" <text:s/>BPNODE_START_APPLICATION_CC BPNode_StartApplicationCmd</text:p>
          </table:table-cell>
          <table:table-cell office:value-type="string" calcext:value-type="string">
            <text:p>./generate_typedef</text:p>
          </table:table-cell>
          <table:table-cell table:formula="of:=CONCATENATE([.H18];&quot; &quot;&quot;&quot;;[.B18];&quot;&quot;&quot; &quot;;&quot; &quot;;[.D18];&quot; &quot;;[.E18])" office:value-type="string" office:string-value="./generate_typedef &quot;Start Application&quot;  BPNODE_START_APPLICATION_CC BPNode_StartApplicationCmd" calcext:value-type="string">
            <text:p>./generate_typedef "Start Application" <text:s/>BPNODE_START_APPLICATION_CC BPNode_StartApplicationCmd</text:p>
          </table:table-cell>
          <table:table-cell/>
          <table:table-cell office:value-type="string" calcext:value-type="string">
            <text:p>./generate_declaration</text:p>
          </table:table-cell>
          <table:table-cell table:formula="of:=CONCATENATE([.K18];&quot; &quot;&quot;&quot;;[.B18];&quot;&quot;&quot; &quot;;&quot; &quot;&quot;&quot;;[.C18];&quot;&quot;&quot; &quot;;[.D18];&quot; &quot;;[.E18])" office:value-type="string" office:string-value="./generate_declaration &quot;Start Application&quot;  &quot;This function starts an application.&quot; BPNODE_START_APPLICATION_CC BPNode_StartApplicationCmd" calcext:value-type="string">
            <text:p>./generate_declaration "Start Application" <text:s/>"This function starts an application." BPNODE_START_APPLICATION_CC BPNode_StartApplicationCmd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./generate_cmd</text:p>
          </table:table-cell>
          <table:table-cell office:value-type="string" calcext:value-type="string">
            <text:p>Stop Application</text:p>
          </table:table-cell>
          <table:table-cell office:value-type="string" calcext:value-type="string">
            <text:p>This function stops an application.</text:p>
          </table:table-cell>
          <table:table-cell office:value-type="string" calcext:value-type="string">
            <text:p>BPNODE_STOP_APPLICATION_CC</text:p>
          </table:table-cell>
          <table:table-cell office:value-type="string" calcext:value-type="string">
            <text:p>BPNode_StopApplicationCmd</text:p>
          </table:table-cell>
          <table:table-cell/>
          <table:table-cell table:formula="of:=CONCATENATE([.A19];&quot; &quot;&quot;&quot;;[.B19];&quot;&quot;&quot; &quot;;&quot; &quot;;[.D19];&quot; &quot;;[.E19])" office:value-type="string" office:string-value="./generate_cmd &quot;Stop Application&quot;  BPNODE_STOP_APPLICATION_CC BPNode_StopApplicationCmd" calcext:value-type="string">
            <text:p>./generate_cmd "Stop Application" <text:s/>BPNODE_STOP_APPLICATION_CC BPNode_StopApplicationCmd</text:p>
          </table:table-cell>
          <table:table-cell office:value-type="string" calcext:value-type="string">
            <text:p>./generate_typedef</text:p>
          </table:table-cell>
          <table:table-cell table:formula="of:=CONCATENATE([.H19];&quot; &quot;&quot;&quot;;[.B19];&quot;&quot;&quot; &quot;;&quot; &quot;;[.D19];&quot; &quot;;[.E19])" office:value-type="string" office:string-value="./generate_typedef &quot;Stop Application&quot;  BPNODE_STOP_APPLICATION_CC BPNode_StopApplicationCmd" calcext:value-type="string">
            <text:p>./generate_typedef "Stop Application" <text:s/>BPNODE_STOP_APPLICATION_CC BPNode_StopApplicationCmd</text:p>
          </table:table-cell>
          <table:table-cell/>
          <table:table-cell office:value-type="string" calcext:value-type="string">
            <text:p>./generate_declaration</text:p>
          </table:table-cell>
          <table:table-cell table:formula="of:=CONCATENATE([.K19];&quot; &quot;&quot;&quot;;[.B19];&quot;&quot;&quot; &quot;;&quot; &quot;&quot;&quot;;[.C19];&quot;&quot;&quot; &quot;;[.D19];&quot; &quot;;[.E19])" office:value-type="string" office:string-value="./generate_declaration &quot;Stop Application&quot;  &quot;This function stops an application.&quot; BPNODE_STOP_APPLICATION_CC BPNode_StopApplicationCmd" calcext:value-type="string">
            <text:p>./generate_declaration "Stop Application" <text:s/>"This function stops an application." BPNODE_STOP_APPLICATION_CC BPNode_StopApplicationCmd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./generate_cmd</text:p>
          </table:table-cell>
          <table:table-cell office:value-type="string" calcext:value-type="string">
            <text:p>Add Authorized Sources</text:p>
          </table:table-cell>
          <table:table-cell office:value-type="string" calcext:value-type="string">
            <text:p>This function adds one or more authorized Source EIDs.</text:p>
          </table:table-cell>
          <table:table-cell office:value-type="string" calcext:value-type="string">
            <text:p>BPNODE_ADD_AUTH_SOURCES_CC</text:p>
          </table:table-cell>
          <table:table-cell office:value-type="string" calcext:value-type="string">
            <text:p>BPNode_AddAuthSourcesCmd</text:p>
          </table:table-cell>
          <table:table-cell/>
          <table:table-cell table:formula="of:=CONCATENATE([.A20];&quot; &quot;&quot;&quot;;[.B20];&quot;&quot;&quot; &quot;;&quot; &quot;;[.D20];&quot; &quot;;[.E20])" office:value-type="string" office:string-value="./generate_cmd &quot;Add Authorized Sources&quot;  BPNODE_ADD_AUTH_SOURCES_CC BPNode_AddAuthSourcesCmd" calcext:value-type="string">
            <text:p>./generate_cmd "Add Authorized Sources" <text:s/>BPNODE_ADD_AUTH_SOURCES_CC BPNode_AddAuthSourcesCmd</text:p>
          </table:table-cell>
          <table:table-cell office:value-type="string" calcext:value-type="string">
            <text:p>./generate_typedef</text:p>
          </table:table-cell>
          <table:table-cell table:formula="of:=CONCATENATE([.H20];&quot; &quot;&quot;&quot;;[.B20];&quot;&quot;&quot; &quot;;&quot; &quot;;[.D20];&quot; &quot;;[.E20])" office:value-type="string" office:string-value="./generate_typedef &quot;Add Authorized Sources&quot;  BPNODE_ADD_AUTH_SOURCES_CC BPNode_AddAuthSourcesCmd" calcext:value-type="string">
            <text:p>./generate_typedef "Add Authorized Sources" <text:s/>BPNODE_ADD_AUTH_SOURCES_CC BPNode_AddAuthSourcesCmd</text:p>
          </table:table-cell>
          <table:table-cell/>
          <table:table-cell office:value-type="string" calcext:value-type="string">
            <text:p>./generate_declaration</text:p>
          </table:table-cell>
          <table:table-cell table:formula="of:=CONCATENATE([.K20];&quot; &quot;&quot;&quot;;[.B20];&quot;&quot;&quot; &quot;;&quot; &quot;&quot;&quot;;[.C20];&quot;&quot;&quot; &quot;;[.D20];&quot; &quot;;[.E20])" office:value-type="string" office:string-value="./generate_declaration &quot;Add Authorized Sources&quot;  &quot;This function adds one or more authorized Source EIDs.&quot; BPNODE_ADD_AUTH_SOURCES_CC BPNode_AddAuthSourcesCmd" calcext:value-type="string">
            <text:p>./generate_declaration "Add Authorized Sources" <text:s/>"This function adds one or more authorized Source EIDs." BPNODE_ADD_AUTH_SOURCES_CC BPNode_AddAuthSourcesCmd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./generate_cmd</text:p>
          </table:table-cell>
          <table:table-cell office:value-type="string" calcext:value-type="string">
            <text:p>Remove Authorized Sources</text:p>
          </table:table-cell>
          <table:table-cell office:value-type="string" calcext:value-type="string">
            <text:p>This function removes one or more authorized Source EIDs.</text:p>
          </table:table-cell>
          <table:table-cell office:value-type="string" calcext:value-type="string">
            <text:p>BPNODE_REMOVE_AUTH_SOURCES_CC</text:p>
          </table:table-cell>
          <table:table-cell office:value-type="string" calcext:value-type="string">
            <text:p>BPNode_RemoveAuthSourcesCmd</text:p>
          </table:table-cell>
          <table:table-cell/>
          <table:table-cell table:formula="of:=CONCATENATE([.A21];&quot; &quot;&quot;&quot;;[.B21];&quot;&quot;&quot; &quot;;&quot; &quot;;[.D21];&quot; &quot;;[.E21])" office:value-type="string" office:string-value="./generate_cmd &quot;Remove Authorized Sources&quot;  BPNODE_REMOVE_AUTH_SOURCES_CC BPNode_RemoveAuthSourcesCmd" calcext:value-type="string">
            <text:p>./generate_cmd "Remove Authorized Sources" <text:s/>BPNODE_REMOVE_AUTH_SOURCES_CC BPNode_RemoveAuthSourcesCmd</text:p>
          </table:table-cell>
          <table:table-cell office:value-type="string" calcext:value-type="string">
            <text:p>./generate_typedef</text:p>
          </table:table-cell>
          <table:table-cell table:formula="of:=CONCATENATE([.H21];&quot; &quot;&quot;&quot;;[.B21];&quot;&quot;&quot; &quot;;&quot; &quot;;[.D21];&quot; &quot;;[.E21])" office:value-type="string" office:string-value="./generate_typedef &quot;Remove Authorized Sources&quot;  BPNODE_REMOVE_AUTH_SOURCES_CC BPNode_RemoveAuthSourcesCmd" calcext:value-type="string">
            <text:p>./generate_typedef "Remove Authorized Sources" <text:s/>BPNODE_REMOVE_AUTH_SOURCES_CC BPNode_RemoveAuthSourcesCmd</text:p>
          </table:table-cell>
          <table:table-cell/>
          <table:table-cell office:value-type="string" calcext:value-type="string">
            <text:p>./generate_declaration</text:p>
          </table:table-cell>
          <table:table-cell table:formula="of:=CONCATENATE([.K21];&quot; &quot;&quot;&quot;;[.B21];&quot;&quot;&quot; &quot;;&quot; &quot;&quot;&quot;;[.C21];&quot;&quot;&quot; &quot;;[.D21];&quot; &quot;;[.E21])" office:value-type="string" office:string-value="./generate_declaration &quot;Remove Authorized Sources&quot;  &quot;This function removes one or more authorized Source EIDs.&quot; BPNODE_REMOVE_AUTH_SOURCES_CC BPNode_RemoveAuthSourcesCmd" calcext:value-type="string">
            <text:p>./generate_declaration "Remove Authorized Sources" <text:s/>"This function removes one or more authorized Source EIDs." BPNODE_REMOVE_AUTH_SOURCES_CC BPNode_RemoveAuthSourcesCmd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./generate_cmd</text:p>
          </table:table-cell>
          <table:table-cell office:value-type="string" calcext:value-type="string">
            <text:p>Add Authorized Custody Sources</text:p>
          </table:table-cell>
          <table:table-cell office:value-type="string" calcext:value-type="string">
            <text:p>This function adds one or more authorized custody Source EIDs.</text:p>
          </table:table-cell>
          <table:table-cell office:value-type="string" calcext:value-type="string">
            <text:p>BPNODE_ADD_AUTH_CUSTODY_SOURCES_CC</text:p>
          </table:table-cell>
          <table:table-cell office:value-type="string" calcext:value-type="string">
            <text:p>BPNode_AddAuthCustodySourcesCmd</text:p>
          </table:table-cell>
          <table:table-cell/>
          <table:table-cell table:formula="of:=CONCATENATE([.A22];&quot; &quot;&quot;&quot;;[.B22];&quot;&quot;&quot; &quot;;&quot; &quot;;[.D22];&quot; &quot;;[.E22])" office:value-type="string" office:string-value="./generate_cmd &quot;Add Authorized Custody Sources&quot;  BPNODE_ADD_AUTH_CUSTODY_SOURCES_CC BPNode_AddAuthCustodySourcesCmd" calcext:value-type="string">
            <text:p>./generate_cmd "Add Authorized Custody Sources" <text:s/>BPNODE_ADD_AUTH_CUSTODY_SOURCES_CC BPNode_AddAuthCustodySourcesCmd</text:p>
          </table:table-cell>
          <table:table-cell office:value-type="string" calcext:value-type="string">
            <text:p>./generate_typedef</text:p>
          </table:table-cell>
          <table:table-cell table:formula="of:=CONCATENATE([.H22];&quot; &quot;&quot;&quot;;[.B22];&quot;&quot;&quot; &quot;;&quot; &quot;;[.D22];&quot; &quot;;[.E22])" office:value-type="string" office:string-value="./generate_typedef &quot;Add Authorized Custody Sources&quot;  BPNODE_ADD_AUTH_CUSTODY_SOURCES_CC BPNode_AddAuthCustodySourcesCmd" calcext:value-type="string">
            <text:p>./generate_typedef "Add Authorized Custody Sources" <text:s/>BPNODE_ADD_AUTH_CUSTODY_SOURCES_CC BPNode_AddAuthCustodySourcesCmd</text:p>
          </table:table-cell>
          <table:table-cell/>
          <table:table-cell office:value-type="string" calcext:value-type="string">
            <text:p>./generate_declaration</text:p>
          </table:table-cell>
          <table:table-cell table:formula="of:=CONCATENATE([.K22];&quot; &quot;&quot;&quot;;[.B22];&quot;&quot;&quot; &quot;;&quot; &quot;&quot;&quot;;[.C22];&quot;&quot;&quot; &quot;;[.D22];&quot; &quot;;[.E22])" office:value-type="string" office:string-value="./generate_declaration &quot;Add Authorized Custody Sources&quot;  &quot;This function adds one or more authorized custody Source EIDs.&quot; BPNODE_ADD_AUTH_CUSTODY_SOURCES_CC BPNode_AddAuthCustodySourcesCmd" calcext:value-type="string">
            <text:p>./generate_declaration "Add Authorized Custody Sources" <text:s/>"This function adds one or more authorized custody Source EIDs." BPNODE_ADD_AUTH_CUSTODY_SOURCES_CC BPNode_AddAuthCustodySourcesCmd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./generate_cmd</text:p>
          </table:table-cell>
          <table:table-cell office:value-type="string" calcext:value-type="string">
            <text:p>Remove Authorized Custody Sources</text:p>
          </table:table-cell>
          <table:table-cell office:value-type="string" calcext:value-type="string">
            <text:p>This function removes one or more authorized custody Source EIDs.</text:p>
          </table:table-cell>
          <table:table-cell office:value-type="string" calcext:value-type="string">
            <text:p>BPNODE_REMOVE_AUTH_CUSTODY_SOURCES_CC</text:p>
          </table:table-cell>
          <table:table-cell office:value-type="string" calcext:value-type="string">
            <text:p>BPNode_RemoveAuthCustodySourcesCmd</text:p>
          </table:table-cell>
          <table:table-cell/>
          <table:table-cell table:formula="of:=CONCATENATE([.A23];&quot; &quot;&quot;&quot;;[.B23];&quot;&quot;&quot; &quot;;&quot; &quot;;[.D23];&quot; &quot;;[.E23])" office:value-type="string" office:string-value="./generate_cmd &quot;Remove Authorized Custody Sources&quot;  BPNODE_REMOVE_AUTH_CUSTODY_SOURCES_CC BPNode_RemoveAuthCustodySourcesCmd" calcext:value-type="string">
            <text:p>./generate_cmd "Remove Authorized Custody Sources" <text:s/>BPNODE_REMOVE_AUTH_CUSTODY_SOURCES_CC BPNode_RemoveAuthCustodySourcesCmd</text:p>
          </table:table-cell>
          <table:table-cell office:value-type="string" calcext:value-type="string">
            <text:p>./generate_typedef</text:p>
          </table:table-cell>
          <table:table-cell table:formula="of:=CONCATENATE([.H23];&quot; &quot;&quot;&quot;;[.B23];&quot;&quot;&quot; &quot;;&quot; &quot;;[.D23];&quot; &quot;;[.E23])" office:value-type="string" office:string-value="./generate_typedef &quot;Remove Authorized Custody Sources&quot;  BPNODE_REMOVE_AUTH_CUSTODY_SOURCES_CC BPNode_RemoveAuthCustodySourcesCmd" calcext:value-type="string">
            <text:p>./generate_typedef "Remove Authorized Custody Sources" <text:s/>BPNODE_REMOVE_AUTH_CUSTODY_SOURCES_CC BPNode_RemoveAuthCustodySourcesCmd</text:p>
          </table:table-cell>
          <table:table-cell/>
          <table:table-cell office:value-type="string" calcext:value-type="string">
            <text:p>./generate_declaration</text:p>
          </table:table-cell>
          <table:table-cell table:formula="of:=CONCATENATE([.K23];&quot; &quot;&quot;&quot;;[.B23];&quot;&quot;&quot; &quot;;&quot; &quot;&quot;&quot;;[.C23];&quot;&quot;&quot; &quot;;[.D23];&quot; &quot;;[.E23])" office:value-type="string" office:string-value="./generate_declaration &quot;Remove Authorized Custody Sources&quot;  &quot;This function removes one or more authorized custody Source EIDs.&quot; BPNODE_REMOVE_AUTH_CUSTODY_SOURCES_CC BPNode_RemoveAuthCustodySourcesCmd" calcext:value-type="string">
            <text:p>./generate_declaration "Remove Authorized Custody Sources" <text:s/>"This function removes one or more authorized custody Source EIDs." BPNODE_REMOVE_AUTH_CUSTODY_SOURCES_CC BPNode_RemoveAuthCustodySourcesCmd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./generate_cmd</text:p>
          </table:table-cell>
          <table:table-cell office:value-type="string" calcext:value-type="string">
            <text:p>Add Authorized Custodians</text:p>
          </table:table-cell>
          <table:table-cell office:value-type="string" calcext:value-type="string">
            <text:p>This function adds one or more authorized custodian EIDs.</text:p>
          </table:table-cell>
          <table:table-cell office:value-type="string" calcext:value-type="string">
            <text:p>BPNODE_ADD_AUTH_CUSTODIANS_CC</text:p>
          </table:table-cell>
          <table:table-cell office:value-type="string" calcext:value-type="string">
            <text:p>BPNode_AddAuthCustodiansCmd</text:p>
          </table:table-cell>
          <table:table-cell/>
          <table:table-cell table:formula="of:=CONCATENATE([.A24];&quot; &quot;&quot;&quot;;[.B24];&quot;&quot;&quot; &quot;;&quot; &quot;;[.D24];&quot; &quot;;[.E24])" office:value-type="string" office:string-value="./generate_cmd &quot;Add Authorized Custodians&quot;  BPNODE_ADD_AUTH_CUSTODIANS_CC BPNode_AddAuthCustodiansCmd" calcext:value-type="string">
            <text:p>./generate_cmd "Add Authorized Custodians" <text:s/>BPNODE_ADD_AUTH_CUSTODIANS_CC BPNode_AddAuthCustodiansCmd</text:p>
          </table:table-cell>
          <table:table-cell office:value-type="string" calcext:value-type="string">
            <text:p>./generate_typedef</text:p>
          </table:table-cell>
          <table:table-cell table:formula="of:=CONCATENATE([.H24];&quot; &quot;&quot;&quot;;[.B24];&quot;&quot;&quot; &quot;;&quot; &quot;;[.D24];&quot; &quot;;[.E24])" office:value-type="string" office:string-value="./generate_typedef &quot;Add Authorized Custodians&quot;  BPNODE_ADD_AUTH_CUSTODIANS_CC BPNode_AddAuthCustodiansCmd" calcext:value-type="string">
            <text:p>./generate_typedef "Add Authorized Custodians" <text:s/>BPNODE_ADD_AUTH_CUSTODIANS_CC BPNode_AddAuthCustodiansCmd</text:p>
          </table:table-cell>
          <table:table-cell/>
          <table:table-cell office:value-type="string" calcext:value-type="string">
            <text:p>./generate_declaration</text:p>
          </table:table-cell>
          <table:table-cell table:formula="of:=CONCATENATE([.K24];&quot; &quot;&quot;&quot;;[.B24];&quot;&quot;&quot; &quot;;&quot; &quot;&quot;&quot;;[.C24];&quot;&quot;&quot; &quot;;[.D24];&quot; &quot;;[.E24])" office:value-type="string" office:string-value="./generate_declaration &quot;Add Authorized Custodians&quot;  &quot;This function adds one or more authorized custodian EIDs.&quot; BPNODE_ADD_AUTH_CUSTODIANS_CC BPNode_AddAuthCustodiansCmd" calcext:value-type="string">
            <text:p>./generate_declaration "Add Authorized Custodians" <text:s/>"This function adds one or more authorized custodian EIDs." BPNODE_ADD_AUTH_CUSTODIANS_CC BPNode_AddAuthCustodiansCmd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./generate_cmd</text:p>
          </table:table-cell>
          <table:table-cell office:value-type="string" calcext:value-type="string">
            <text:p>Remove Authorized Custodians</text:p>
          </table:table-cell>
          <table:table-cell office:value-type="string" calcext:value-type="string">
            <text:p>This function removes one or more auhorized custodian EIDs.</text:p>
          </table:table-cell>
          <table:table-cell office:value-type="string" calcext:value-type="string">
            <text:p>BPNODE_REMOVE_AUTH_CUSTODIANS_CC</text:p>
          </table:table-cell>
          <table:table-cell office:value-type="string" calcext:value-type="string">
            <text:p>BPNode_RemoveAuthCustodiansCmd</text:p>
          </table:table-cell>
          <table:table-cell/>
          <table:table-cell table:formula="of:=CONCATENATE([.A25];&quot; &quot;&quot;&quot;;[.B25];&quot;&quot;&quot; &quot;;&quot; &quot;;[.D25];&quot; &quot;;[.E25])" office:value-type="string" office:string-value="./generate_cmd &quot;Remove Authorized Custodians&quot;  BPNODE_REMOVE_AUTH_CUSTODIANS_CC BPNode_RemoveAuthCustodiansCmd" calcext:value-type="string">
            <text:p>./generate_cmd "Remove Authorized Custodians" <text:s/>BPNODE_REMOVE_AUTH_CUSTODIANS_CC BPNode_RemoveAuthCustodiansCmd</text:p>
          </table:table-cell>
          <table:table-cell office:value-type="string" calcext:value-type="string">
            <text:p>./generate_typedef</text:p>
          </table:table-cell>
          <table:table-cell table:formula="of:=CONCATENATE([.H25];&quot; &quot;&quot;&quot;;[.B25];&quot;&quot;&quot; &quot;;&quot; &quot;;[.D25];&quot; &quot;;[.E25])" office:value-type="string" office:string-value="./generate_typedef &quot;Remove Authorized Custodians&quot;  BPNODE_REMOVE_AUTH_CUSTODIANS_CC BPNode_RemoveAuthCustodiansCmd" calcext:value-type="string">
            <text:p>./generate_typedef "Remove Authorized Custodians" <text:s/>BPNODE_REMOVE_AUTH_CUSTODIANS_CC BPNode_RemoveAuthCustodiansCmd</text:p>
          </table:table-cell>
          <table:table-cell/>
          <table:table-cell office:value-type="string" calcext:value-type="string">
            <text:p>./generate_declaration</text:p>
          </table:table-cell>
          <table:table-cell table:formula="of:=CONCATENATE([.K25];&quot; &quot;&quot;&quot;;[.B25];&quot;&quot;&quot; &quot;;&quot; &quot;&quot;&quot;;[.C25];&quot;&quot;&quot; &quot;;[.D25];&quot; &quot;;[.E25])" office:value-type="string" office:string-value="./generate_declaration &quot;Remove Authorized Custodians&quot;  &quot;This function removes one or more auhorized custodian EIDs.&quot; BPNODE_REMOVE_AUTH_CUSTODIANS_CC BPNode_RemoveAuthCustodiansCmd" calcext:value-type="string">
            <text:p>./generate_declaration "Remove Authorized Custodians" <text:s/>"This function removes one or more auhorized custodian EIDs." BPNODE_REMOVE_AUTH_CUSTODIANS_CC BPNode_RemoveAuthCustodiansCmd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./generate_cmd</text:p>
          </table:table-cell>
          <table:table-cell office:value-type="string" calcext:value-type="string">
            <text:p>Add Authorized Report-to EID</text:p>
          </table:table-cell>
          <table:table-cell office:value-type="string" calcext:value-type="string">
            <text:p>This function adds an authorized Report-to-EID.</text:p>
          </table:table-cell>
          <table:table-cell office:value-type="string" calcext:value-type="string">
            <text:p>BPNODE_ADD_AUTH_REPORT_TO_EID_CC</text:p>
          </table:table-cell>
          <table:table-cell office:value-type="string" calcext:value-type="string">
            <text:p>BPNode_AddAuthReportToEidCmd</text:p>
          </table:table-cell>
          <table:table-cell/>
          <table:table-cell table:formula="of:=CONCATENATE([.A26];&quot; &quot;&quot;&quot;;[.B26];&quot;&quot;&quot; &quot;;&quot; &quot;;[.D26];&quot; &quot;;[.E26])" office:value-type="string" office:string-value="./generate_cmd &quot;Add Authorized Report-to EID&quot;  BPNODE_ADD_AUTH_REPORT_TO_EID_CC BPNode_AddAuthReportToEidCmd" calcext:value-type="string">
            <text:p>./generate_cmd "Add Authorized Report-to EID" <text:s/>BPNODE_ADD_AUTH_REPORT_TO_EID_CC BPNode_AddAuthReportToEidCmd</text:p>
          </table:table-cell>
          <table:table-cell office:value-type="string" calcext:value-type="string">
            <text:p>./generate_typedef</text:p>
          </table:table-cell>
          <table:table-cell table:formula="of:=CONCATENATE([.H26];&quot; &quot;&quot;&quot;;[.B26];&quot;&quot;&quot; &quot;;&quot; &quot;;[.D26];&quot; &quot;;[.E26])" office:value-type="string" office:string-value="./generate_typedef &quot;Add Authorized Report-to EID&quot;  BPNODE_ADD_AUTH_REPORT_TO_EID_CC BPNode_AddAuthReportToEidCmd" calcext:value-type="string">
            <text:p>./generate_typedef "Add Authorized Report-to EID" <text:s/>BPNODE_ADD_AUTH_REPORT_TO_EID_CC BPNode_AddAuthReportToEidCmd</text:p>
          </table:table-cell>
          <table:table-cell/>
          <table:table-cell office:value-type="string" calcext:value-type="string">
            <text:p>./generate_declaration</text:p>
          </table:table-cell>
          <table:table-cell table:formula="of:=CONCATENATE([.K26];&quot; &quot;&quot;&quot;;[.B26];&quot;&quot;&quot; &quot;;&quot; &quot;&quot;&quot;;[.C26];&quot;&quot;&quot; &quot;;[.D26];&quot; &quot;;[.E26])" office:value-type="string" office:string-value="./generate_declaration &quot;Add Authorized Report-to EID&quot;  &quot;This function adds an authorized Report-to-EID.&quot; BPNODE_ADD_AUTH_REPORT_TO_EID_CC BPNode_AddAuthReportToEidCmd" calcext:value-type="string">
            <text:p>./generate_declaration "Add Authorized Report-to EID" <text:s/>"This function adds an authorized Report-to-EID." BPNODE_ADD_AUTH_REPORT_TO_EID_CC BPNode_AddAuthReportToEidCmd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./generate_cmd</text:p>
          </table:table-cell>
          <table:table-cell office:value-type="string" calcext:value-type="string">
            <text:p>Remove Authorized Report-to EID</text:p>
          </table:table-cell>
          <table:table-cell office:value-type="string" calcext:value-type="string">
            <text:p>This function removes an authorized Report-to EID.</text:p>
          </table:table-cell>
          <table:table-cell office:value-type="string" calcext:value-type="string">
            <text:p>BPNODE_REMOVE_AUTH_REPORT_TO_EID_CC</text:p>
          </table:table-cell>
          <table:table-cell office:value-type="string" calcext:value-type="string">
            <text:p>BPNode_RemoveAuthReportToEidCmd</text:p>
          </table:table-cell>
          <table:table-cell/>
          <table:table-cell table:formula="of:=CONCATENATE([.A27];&quot; &quot;&quot;&quot;;[.B27];&quot;&quot;&quot; &quot;;&quot; &quot;;[.D27];&quot; &quot;;[.E27])" office:value-type="string" office:string-value="./generate_cmd &quot;Remove Authorized Report-to EID&quot;  BPNODE_REMOVE_AUTH_REPORT_TO_EID_CC BPNode_RemoveAuthReportToEidCmd" calcext:value-type="string">
            <text:p>./generate_cmd "Remove Authorized Report-to EID" <text:s/>BPNODE_REMOVE_AUTH_REPORT_TO_EID_CC BPNode_RemoveAuthReportToEidCmd</text:p>
          </table:table-cell>
          <table:table-cell office:value-type="string" calcext:value-type="string">
            <text:p>./generate_typedef</text:p>
          </table:table-cell>
          <table:table-cell table:formula="of:=CONCATENATE([.H27];&quot; &quot;&quot;&quot;;[.B27];&quot;&quot;&quot; &quot;;&quot; &quot;;[.D27];&quot; &quot;;[.E27])" office:value-type="string" office:string-value="./generate_typedef &quot;Remove Authorized Report-to EID&quot;  BPNODE_REMOVE_AUTH_REPORT_TO_EID_CC BPNode_RemoveAuthReportToEidCmd" calcext:value-type="string">
            <text:p>./generate_typedef "Remove Authorized Report-to EID" <text:s/>BPNODE_REMOVE_AUTH_REPORT_TO_EID_CC BPNode_RemoveAuthReportToEidCmd</text:p>
          </table:table-cell>
          <table:table-cell/>
          <table:table-cell office:value-type="string" calcext:value-type="string">
            <text:p>./generate_declaration</text:p>
          </table:table-cell>
          <table:table-cell table:formula="of:=CONCATENATE([.K27];&quot; &quot;&quot;&quot;;[.B27];&quot;&quot;&quot; &quot;;&quot; &quot;&quot;&quot;;[.C27];&quot;&quot;&quot; &quot;;[.D27];&quot; &quot;;[.E27])" office:value-type="string" office:string-value="./generate_declaration &quot;Remove Authorized Report-to EID&quot;  &quot;This function removes an authorized Report-to EID.&quot; BPNODE_REMOVE_AUTH_REPORT_TO_EID_CC BPNode_RemoveAuthReportToEidCmd" calcext:value-type="string">
            <text:p>./generate_declaration "Remove Authorized Report-to EID" <text:s/>"This function removes an authorized Report-to EID." BPNODE_REMOVE_AUTH_REPORT_TO_EID_CC BPNode_RemoveAuthReportToEidCmd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./generate_cmd</text:p>
          </table:table-cell>
          <table:table-cell office:value-type="string" calcext:value-type="string">
            <text:p>Add Latency</text:p>
          </table:table-cell>
          <table:table-cell office:value-type="string" calcext:value-type="string">
            <text:p>This function <text:s/>adds a latency (low, medium, high) to a bundle queue.</text:p>
          </table:table-cell>
          <table:table-cell office:value-type="string" calcext:value-type="string">
            <text:p>BPNODE_ADD_LATENCY_CC</text:p>
          </table:table-cell>
          <table:table-cell office:value-type="string" calcext:value-type="string">
            <text:p>BPNode_AddLatencyCmd</text:p>
          </table:table-cell>
          <table:table-cell/>
          <table:table-cell table:formula="of:=CONCATENATE([.A28];&quot; &quot;&quot;&quot;;[.B28];&quot;&quot;&quot; &quot;;&quot; &quot;;[.D28];&quot; &quot;;[.E28])" office:value-type="string" office:string-value="./generate_cmd &quot;Add Latency&quot;  BPNODE_ADD_LATENCY_CC BPNode_AddLatencyCmd" calcext:value-type="string">
            <text:p>./generate_cmd "Add Latency" <text:s/>BPNODE_ADD_LATENCY_CC BPNode_AddLatencyCmd</text:p>
          </table:table-cell>
          <table:table-cell office:value-type="string" calcext:value-type="string">
            <text:p>./generate_typedef</text:p>
          </table:table-cell>
          <table:table-cell table:formula="of:=CONCATENATE([.H28];&quot; &quot;&quot;&quot;;[.B28];&quot;&quot;&quot; &quot;;&quot; &quot;;[.D28];&quot; &quot;;[.E28])" office:value-type="string" office:string-value="./generate_typedef &quot;Add Latency&quot;  BPNODE_ADD_LATENCY_CC BPNode_AddLatencyCmd" calcext:value-type="string">
            <text:p>./generate_typedef "Add Latency" <text:s/>BPNODE_ADD_LATENCY_CC BPNode_AddLatencyCmd</text:p>
          </table:table-cell>
          <table:table-cell/>
          <table:table-cell office:value-type="string" calcext:value-type="string">
            <text:p>./generate_declaration</text:p>
          </table:table-cell>
          <table:table-cell table:formula="of:=CONCATENATE([.K28];&quot; &quot;&quot;&quot;;[.B28];&quot;&quot;&quot; &quot;;&quot; &quot;&quot;&quot;;[.C28];&quot;&quot;&quot; &quot;;[.D28];&quot; &quot;;[.E28])" office:value-type="string" office:string-value="./generate_declaration &quot;Add Latency&quot;  &quot;This function  adds a latency (low, medium, high) to a bundle queue.&quot; BPNODE_ADD_LATENCY_CC BPNode_AddLatencyCmd" calcext:value-type="string">
            <text:p>./generate_declaration "Add Latency" <text:s/>"This function <text:s/>adds a latency (low, medium, high) to a bundle queue." BPNODE_ADD_LATENCY_CC BPNode_AddLatencyCmd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./generate_cmd</text:p>
          </table:table-cell>
          <table:table-cell office:value-type="string" calcext:value-type="string">
            <text:p>Remove Latency</text:p>
          </table:table-cell>
          <table:table-cell office:value-type="string" calcext:value-type="string">
            <text:p>This function removes a latency from a bundle queue.</text:p>
          </table:table-cell>
          <table:table-cell office:value-type="string" calcext:value-type="string">
            <text:p>BPNODE_REMOVE_LATENCY_CC</text:p>
          </table:table-cell>
          <table:table-cell office:value-type="string" calcext:value-type="string">
            <text:p>BPNode_RemoveLatencyCmd</text:p>
          </table:table-cell>
          <table:table-cell/>
          <table:table-cell table:formula="of:=CONCATENATE([.A29];&quot; &quot;&quot;&quot;;[.B29];&quot;&quot;&quot; &quot;;&quot; &quot;;[.D29];&quot; &quot;;[.E29])" office:value-type="string" office:string-value="./generate_cmd &quot;Remove Latency&quot;  BPNODE_REMOVE_LATENCY_CC BPNode_RemoveLatencyCmd" calcext:value-type="string">
            <text:p>./generate_cmd "Remove Latency" <text:s/>BPNODE_REMOVE_LATENCY_CC BPNode_RemoveLatencyCmd</text:p>
          </table:table-cell>
          <table:table-cell office:value-type="string" calcext:value-type="string">
            <text:p>./generate_typedef</text:p>
          </table:table-cell>
          <table:table-cell table:formula="of:=CONCATENATE([.H29];&quot; &quot;&quot;&quot;;[.B29];&quot;&quot;&quot; &quot;;&quot; &quot;;[.D29];&quot; &quot;;[.E29])" office:value-type="string" office:string-value="./generate_typedef &quot;Remove Latency&quot;  BPNODE_REMOVE_LATENCY_CC BPNode_RemoveLatencyCmd" calcext:value-type="string">
            <text:p>./generate_typedef "Remove Latency" <text:s/>BPNODE_REMOVE_LATENCY_CC BPNode_RemoveLatencyCmd</text:p>
          </table:table-cell>
          <table:table-cell/>
          <table:table-cell office:value-type="string" calcext:value-type="string">
            <text:p>./generate_declaration</text:p>
          </table:table-cell>
          <table:table-cell table:formula="of:=CONCATENATE([.K29];&quot; &quot;&quot;&quot;;[.B29];&quot;&quot;&quot; &quot;;&quot; &quot;&quot;&quot;;[.C29];&quot;&quot;&quot; &quot;;[.D29];&quot; &quot;;[.E29])" office:value-type="string" office:string-value="./generate_declaration &quot;Remove Latency&quot;  &quot;This function removes a latency from a bundle queue.&quot; BPNODE_REMOVE_LATENCY_CC BPNode_RemoveLatencyCmd" calcext:value-type="string">
            <text:p>./generate_declaration "Remove Latency" <text:s/>"This function removes a latency from a bundle queue." BPNODE_REMOVE_LATENCY_CC BPNode_RemoveLatencyCmd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./generate_cmd</text:p>
          </table:table-cell>
          <table:table-cell office:value-type="string" calcext:value-type="string">
            <text:p>Contact Setup</text:p>
          </table:table-cell>
          <table:table-cell office:value-type="string" calcext:value-type="string">
            <text:p>This function sets up a contact.</text:p>
          </table:table-cell>
          <table:table-cell office:value-type="string" calcext:value-type="string">
            <text:p>BPNODE_CONTACT_SETUP_CC</text:p>
          </table:table-cell>
          <table:table-cell office:value-type="string" calcext:value-type="string">
            <text:p>BPNode_ContactSetupCmd</text:p>
          </table:table-cell>
          <table:table-cell/>
          <table:table-cell table:formula="of:=CONCATENATE([.A30];&quot; &quot;&quot;&quot;;[.B30];&quot;&quot;&quot; &quot;;&quot; &quot;;[.D30];&quot; &quot;;[.E30])" office:value-type="string" office:string-value="./generate_cmd &quot;Contact Setup&quot;  BPNODE_CONTACT_SETUP_CC BPNode_ContactSetupCmd" calcext:value-type="string">
            <text:p>./generate_cmd "Contact Setup" <text:s/>BPNODE_CONTACT_SETUP_CC BPNode_ContactSetupCmd</text:p>
          </table:table-cell>
          <table:table-cell office:value-type="string" calcext:value-type="string">
            <text:p>./generate_typedef</text:p>
          </table:table-cell>
          <table:table-cell table:formula="of:=CONCATENATE([.H30];&quot; &quot;&quot;&quot;;[.B30];&quot;&quot;&quot; &quot;;&quot; &quot;;[.D30];&quot; &quot;;[.E30])" office:value-type="string" office:string-value="./generate_typedef &quot;Contact Setup&quot;  BPNODE_CONTACT_SETUP_CC BPNode_ContactSetupCmd" calcext:value-type="string">
            <text:p>./generate_typedef "Contact Setup" <text:s/>BPNODE_CONTACT_SETUP_CC BPNode_ContactSetupCmd</text:p>
          </table:table-cell>
          <table:table-cell/>
          <table:table-cell office:value-type="string" calcext:value-type="string">
            <text:p>./generate_declaration</text:p>
          </table:table-cell>
          <table:table-cell table:formula="of:=CONCATENATE([.K30];&quot; &quot;&quot;&quot;;[.B30];&quot;&quot;&quot; &quot;;&quot; &quot;&quot;&quot;;[.C30];&quot;&quot;&quot; &quot;;[.D30];&quot; &quot;;[.E30])" office:value-type="string" office:string-value="./generate_declaration &quot;Contact Setup&quot;  &quot;This function sets up a contact.&quot; BPNODE_CONTACT_SETUP_CC BPNode_ContactSetupCmd" calcext:value-type="string">
            <text:p>./generate_declaration "Contact Setup" <text:s/>"This function sets up a contact." BPNODE_CONTACT_SETUP_CC BPNode_ContactSetupCmd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./generate_cmd</text:p>
          </table:table-cell>
          <table:table-cell office:value-type="string" calcext:value-type="string">
            <text:p>Contact Start</text:p>
          </table:table-cell>
          <table:table-cell office:value-type="string" calcext:value-type="string">
            <text:p>This function starts a contact.</text:p>
          </table:table-cell>
          <table:table-cell office:value-type="string" calcext:value-type="string">
            <text:p>BPNODE_CONTACT_START_CC</text:p>
          </table:table-cell>
          <table:table-cell office:value-type="string" calcext:value-type="string">
            <text:p>BPNode_ContactStartCmd</text:p>
          </table:table-cell>
          <table:table-cell/>
          <table:table-cell table:formula="of:=CONCATENATE([.A31];&quot; &quot;&quot;&quot;;[.B31];&quot;&quot;&quot; &quot;;&quot; &quot;;[.D31];&quot; &quot;;[.E31])" office:value-type="string" office:string-value="./generate_cmd &quot;Contact Start&quot;  BPNODE_CONTACT_START_CC BPNode_ContactStartCmd" calcext:value-type="string">
            <text:p>./generate_cmd "Contact Start" <text:s/>BPNODE_CONTACT_START_CC BPNode_ContactStartCmd</text:p>
          </table:table-cell>
          <table:table-cell office:value-type="string" calcext:value-type="string">
            <text:p>./generate_typedef</text:p>
          </table:table-cell>
          <table:table-cell table:formula="of:=CONCATENATE([.H31];&quot; &quot;&quot;&quot;;[.B31];&quot;&quot;&quot; &quot;;&quot; &quot;;[.D31];&quot; &quot;;[.E31])" office:value-type="string" office:string-value="./generate_typedef &quot;Contact Start&quot;  BPNODE_CONTACT_START_CC BPNode_ContactStartCmd" calcext:value-type="string">
            <text:p>./generate_typedef "Contact Start" <text:s/>BPNODE_CONTACT_START_CC BPNode_ContactStartCmd</text:p>
          </table:table-cell>
          <table:table-cell/>
          <table:table-cell office:value-type="string" calcext:value-type="string">
            <text:p>./generate_declaration</text:p>
          </table:table-cell>
          <table:table-cell table:formula="of:=CONCATENATE([.K31];&quot; &quot;&quot;&quot;;[.B31];&quot;&quot;&quot; &quot;;&quot; &quot;&quot;&quot;;[.C31];&quot;&quot;&quot; &quot;;[.D31];&quot; &quot;;[.E31])" office:value-type="string" office:string-value="./generate_declaration &quot;Contact Start&quot;  &quot;This function starts a contact.&quot; BPNODE_CONTACT_START_CC BPNode_ContactStartCmd" calcext:value-type="string">
            <text:p>./generate_declaration "Contact Start" <text:s/>"This function starts a contact." BPNODE_CONTACT_START_CC BPNode_ContactStartCmd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./generate_cmd</text:p>
          </table:table-cell>
          <table:table-cell office:value-type="string" calcext:value-type="string">
            <text:p>Contact Stop</text:p>
          </table:table-cell>
          <table:table-cell office:value-type="string" calcext:value-type="string">
            <text:p>This function stops a contact.</text:p>
          </table:table-cell>
          <table:table-cell office:value-type="string" calcext:value-type="string">
            <text:p>BPNODE_CONTACT_STOP_CC</text:p>
          </table:table-cell>
          <table:table-cell office:value-type="string" calcext:value-type="string">
            <text:p>BPNode_ContactStopCmd</text:p>
          </table:table-cell>
          <table:table-cell/>
          <table:table-cell table:formula="of:=CONCATENATE([.A32];&quot; &quot;&quot;&quot;;[.B32];&quot;&quot;&quot; &quot;;&quot; &quot;;[.D32];&quot; &quot;;[.E32])" office:value-type="string" office:string-value="./generate_cmd &quot;Contact Stop&quot;  BPNODE_CONTACT_STOP_CC BPNode_ContactStopCmd" calcext:value-type="string">
            <text:p>./generate_cmd "Contact Stop" <text:s/>BPNODE_CONTACT_STOP_CC BPNode_ContactStopCmd</text:p>
          </table:table-cell>
          <table:table-cell office:value-type="string" calcext:value-type="string">
            <text:p>./generate_typedef</text:p>
          </table:table-cell>
          <table:table-cell table:formula="of:=CONCATENATE([.H32];&quot; &quot;&quot;&quot;;[.B32];&quot;&quot;&quot; &quot;;&quot; &quot;;[.D32];&quot; &quot;;[.E32])" office:value-type="string" office:string-value="./generate_typedef &quot;Contact Stop&quot;  BPNODE_CONTACT_STOP_CC BPNode_ContactStopCmd" calcext:value-type="string">
            <text:p>./generate_typedef "Contact Stop" <text:s/>BPNODE_CONTACT_STOP_CC BPNode_ContactStopCmd</text:p>
          </table:table-cell>
          <table:table-cell/>
          <table:table-cell office:value-type="string" calcext:value-type="string">
            <text:p>./generate_declaration</text:p>
          </table:table-cell>
          <table:table-cell table:formula="of:=CONCATENATE([.K32];&quot; &quot;&quot;&quot;;[.B32];&quot;&quot;&quot; &quot;;&quot; &quot;&quot;&quot;;[.C32];&quot;&quot;&quot; &quot;;[.D32];&quot; &quot;;[.E32])" office:value-type="string" office:string-value="./generate_declaration &quot;Contact Stop&quot;  &quot;This function stops a contact.&quot; BPNODE_CONTACT_STOP_CC BPNode_ContactStopCmd" calcext:value-type="string">
            <text:p>./generate_declaration "Contact Stop" <text:s/>"This function stops a contact." BPNODE_CONTACT_STOP_CC BPNode_ContactStopCmd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./generate_cmd</text:p>
          </table:table-cell>
          <table:table-cell office:value-type="string" calcext:value-type="string">
            <text:p>Contact Teardown</text:p>
          </table:table-cell>
          <table:table-cell office:value-type="string" calcext:value-type="string">
            <text:p>This function tears down a contact.</text:p>
          </table:table-cell>
          <table:table-cell office:value-type="string" calcext:value-type="string">
            <text:p>BPNODE_CONTACT_TEARDOWN_CC</text:p>
          </table:table-cell>
          <table:table-cell office:value-type="string" calcext:value-type="string">
            <text:p>BPNode_ContactTeardownCmd</text:p>
          </table:table-cell>
          <table:table-cell/>
          <table:table-cell table:formula="of:=CONCATENATE([.A33];&quot; &quot;&quot;&quot;;[.B33];&quot;&quot;&quot; &quot;;&quot; &quot;;[.D33];&quot; &quot;;[.E33])" office:value-type="string" office:string-value="./generate_cmd &quot;Contact Teardown&quot;  BPNODE_CONTACT_TEARDOWN_CC BPNode_ContactTeardownCmd" calcext:value-type="string">
            <text:p>./generate_cmd "Contact Teardown" <text:s/>BPNODE_CONTACT_TEARDOWN_CC BPNode_ContactTeardownCmd</text:p>
          </table:table-cell>
          <table:table-cell office:value-type="string" calcext:value-type="string">
            <text:p>./generate_typedef</text:p>
          </table:table-cell>
          <table:table-cell table:formula="of:=CONCATENATE([.H33];&quot; &quot;&quot;&quot;;[.B33];&quot;&quot;&quot; &quot;;&quot; &quot;;[.D33];&quot; &quot;;[.E33])" office:value-type="string" office:string-value="./generate_typedef &quot;Contact Teardown&quot;  BPNODE_CONTACT_TEARDOWN_CC BPNode_ContactTeardownCmd" calcext:value-type="string">
            <text:p>./generate_typedef "Contact Teardown" <text:s/>BPNODE_CONTACT_TEARDOWN_CC BPNode_ContactTeardownCmd</text:p>
          </table:table-cell>
          <table:table-cell/>
          <table:table-cell office:value-type="string" calcext:value-type="string">
            <text:p>./generate_declaration</text:p>
          </table:table-cell>
          <table:table-cell table:formula="of:=CONCATENATE([.K33];&quot; &quot;&quot;&quot;;[.B33];&quot;&quot;&quot; &quot;;&quot; &quot;&quot;&quot;;[.C33];&quot;&quot;&quot; &quot;;[.D33];&quot; &quot;;[.E33])" office:value-type="string" office:string-value="./generate_declaration &quot;Contact Teardown&quot;  &quot;This function tears down a contact.&quot; BPNODE_CONTACT_TEARDOWN_CC BPNode_ContactTeardownCmd" calcext:value-type="string">
            <text:p>./generate_declaration "Contact Teardown" <text:s/>"This function tears down a contact." BPNODE_CONTACT_TEARDOWN_CC BPNode_ContactTeardownCmd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./generate_cmd</text:p>
          </table:table-cell>
          <table:table-cell office:value-type="string" calcext:value-type="string">
            <text:p>Add MIB Array Key</text:p>
          </table:table-cell>
          <table:table-cell office:value-type="string" calcext:value-type="string">
            <text:p>This function adds a MIB Array Key.</text:p>
          </table:table-cell>
          <table:table-cell office:value-type="string" calcext:value-type="string">
            <text:p>BPNODE_ADD_MIB_ARRAY_KEY_CC</text:p>
          </table:table-cell>
          <table:table-cell office:value-type="string" calcext:value-type="string">
            <text:p>BPNode_AddMibArrayKeyCmd</text:p>
          </table:table-cell>
          <table:table-cell/>
          <table:table-cell table:formula="of:=CONCATENATE([.A34];&quot; &quot;&quot;&quot;;[.B34];&quot;&quot;&quot; &quot;;&quot; &quot;;[.D34];&quot; &quot;;[.E34])" office:value-type="string" office:string-value="./generate_cmd &quot;Add MIB Array Key&quot;  BPNODE_ADD_MIB_ARRAY_KEY_CC BPNode_AddMibArrayKeyCmd" calcext:value-type="string">
            <text:p>./generate_cmd "Add MIB Array Key" <text:s/>BPNODE_ADD_MIB_ARRAY_KEY_CC BPNode_AddMibArrayKeyCmd</text:p>
          </table:table-cell>
          <table:table-cell office:value-type="string" calcext:value-type="string">
            <text:p>./generate_typedef</text:p>
          </table:table-cell>
          <table:table-cell table:formula="of:=CONCATENATE([.H34];&quot; &quot;&quot;&quot;;[.B34];&quot;&quot;&quot; &quot;;&quot; &quot;;[.D34];&quot; &quot;;[.E34])" office:value-type="string" office:string-value="./generate_typedef &quot;Add MIB Array Key&quot;  BPNODE_ADD_MIB_ARRAY_KEY_CC BPNode_AddMibArrayKeyCmd" calcext:value-type="string">
            <text:p>./generate_typedef "Add MIB Array Key" <text:s/>BPNODE_ADD_MIB_ARRAY_KEY_CC BPNode_AddMibArrayKeyCmd</text:p>
          </table:table-cell>
          <table:table-cell/>
          <table:table-cell office:value-type="string" calcext:value-type="string">
            <text:p>./generate_declaration</text:p>
          </table:table-cell>
          <table:table-cell table:formula="of:=CONCATENATE([.K34];&quot; &quot;&quot;&quot;;[.B34];&quot;&quot;&quot; &quot;;&quot; &quot;&quot;&quot;;[.C34];&quot;&quot;&quot; &quot;;[.D34];&quot; &quot;;[.E34])" office:value-type="string" office:string-value="./generate_declaration &quot;Add MIB Array Key&quot;  &quot;This function adds a MIB Array Key.&quot; BPNODE_ADD_MIB_ARRAY_KEY_CC BPNode_AddMibArrayKeyCmd" calcext:value-type="string">
            <text:p>./generate_declaration "Add MIB Array Key" <text:s/>"This function adds a MIB Array Key." BPNODE_ADD_MIB_ARRAY_KEY_CC BPNode_AddMibArrayKeyCmd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./generate_cmd</text:p>
          </table:table-cell>
          <table:table-cell office:value-type="string" calcext:value-type="string">
            <text:p>Remove MIB Array Key</text:p>
          </table:table-cell>
          <table:table-cell office:value-type="string" calcext:value-type="string">
            <text:p>This function removes a MIB Array Key.</text:p>
          </table:table-cell>
          <table:table-cell office:value-type="string" calcext:value-type="string">
            <text:p>BPNODE_REMOVE_MIB_ARRAY_KEY_CC</text:p>
          </table:table-cell>
          <table:table-cell office:value-type="string" calcext:value-type="string">
            <text:p>BPNode_RemoveMibArrayKeyCmd</text:p>
          </table:table-cell>
          <table:table-cell/>
          <table:table-cell table:formula="of:=CONCATENATE([.A35];&quot; &quot;&quot;&quot;;[.B35];&quot;&quot;&quot; &quot;;&quot; &quot;;[.D35];&quot; &quot;;[.E35])" office:value-type="string" office:string-value="./generate_cmd &quot;Remove MIB Array Key&quot;  BPNODE_REMOVE_MIB_ARRAY_KEY_CC BPNode_RemoveMibArrayKeyCmd" calcext:value-type="string">
            <text:p>./generate_cmd "Remove MIB Array Key" <text:s/>BPNODE_REMOVE_MIB_ARRAY_KEY_CC BPNode_RemoveMibArrayKeyCmd</text:p>
          </table:table-cell>
          <table:table-cell office:value-type="string" calcext:value-type="string">
            <text:p>./generate_typedef</text:p>
          </table:table-cell>
          <table:table-cell table:formula="of:=CONCATENATE([.H35];&quot; &quot;&quot;&quot;;[.B35];&quot;&quot;&quot; &quot;;&quot; &quot;;[.D35];&quot; &quot;;[.E35])" office:value-type="string" office:string-value="./generate_typedef &quot;Remove MIB Array Key&quot;  BPNODE_REMOVE_MIB_ARRAY_KEY_CC BPNode_RemoveMibArrayKeyCmd" calcext:value-type="string">
            <text:p>./generate_typedef "Remove MIB Array Key" <text:s/>BPNODE_REMOVE_MIB_ARRAY_KEY_CC BPNode_RemoveMibArrayKeyCmd</text:p>
          </table:table-cell>
          <table:table-cell/>
          <table:table-cell office:value-type="string" calcext:value-type="string">
            <text:p>./generate_declaration</text:p>
          </table:table-cell>
          <table:table-cell table:formula="of:=CONCATENATE([.K35];&quot; &quot;&quot;&quot;;[.B35];&quot;&quot;&quot; &quot;;&quot; &quot;&quot;&quot;;[.C35];&quot;&quot;&quot; &quot;;[.D35];&quot; &quot;;[.E35])" office:value-type="string" office:string-value="./generate_declaration &quot;Remove MIB Array Key&quot;  &quot;This function removes a MIB Array Key.&quot; BPNODE_REMOVE_MIB_ARRAY_KEY_CC BPNode_RemoveMibArrayKeyCmd" calcext:value-type="string">
            <text:p>./generate_declaration "Remove MIB Array Key" <text:s/>"This function removes a MIB Array Key." BPNODE_REMOVE_MIB_ARRAY_KEY_CC BPNode_RemoveMibArrayKeyCmd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./generate_cmd</text:p>
          </table:table-cell>
          <table:table-cell office:value-type="string" calcext:value-type="string">
            <text:p>Set MIB Item</text:p>
          </table:table-cell>
          <table:table-cell office:value-type="string" calcext:value-type="string">
            <text:p>This function sets the value of a MIB item.</text:p>
          </table:table-cell>
          <table:table-cell office:value-type="string" calcext:value-type="string">
            <text:p>BPNODE_SET_MIB_ITEM_CC</text:p>
          </table:table-cell>
          <table:table-cell office:value-type="string" calcext:value-type="string">
            <text:p>BPNode_SetMibItemCmd</text:p>
          </table:table-cell>
          <table:table-cell/>
          <table:table-cell table:formula="of:=CONCATENATE([.A36];&quot; &quot;&quot;&quot;;[.B36];&quot;&quot;&quot; &quot;;&quot; &quot;;[.D36];&quot; &quot;;[.E36])" office:value-type="string" office:string-value="./generate_cmd &quot;Set MIB Item&quot;  BPNODE_SET_MIB_ITEM_CC BPNode_SetMibItemCmd" calcext:value-type="string">
            <text:p>./generate_cmd "Set MIB Item" <text:s/>BPNODE_SET_MIB_ITEM_CC BPNode_SetMibItemCmd</text:p>
          </table:table-cell>
          <table:table-cell office:value-type="string" calcext:value-type="string">
            <text:p>./generate_typedef</text:p>
          </table:table-cell>
          <table:table-cell table:formula="of:=CONCATENATE([.H36];&quot; &quot;&quot;&quot;;[.B36];&quot;&quot;&quot; &quot;;&quot; &quot;;[.D36];&quot; &quot;;[.E36])" office:value-type="string" office:string-value="./generate_typedef &quot;Set MIB Item&quot;  BPNODE_SET_MIB_ITEM_CC BPNode_SetMibItemCmd" calcext:value-type="string">
            <text:p>./generate_typedef "Set MIB Item" <text:s/>BPNODE_SET_MIB_ITEM_CC BPNode_SetMibItemCmd</text:p>
          </table:table-cell>
          <table:table-cell/>
          <table:table-cell office:value-type="string" calcext:value-type="string">
            <text:p>./generate_declaration</text:p>
          </table:table-cell>
          <table:table-cell table:formula="of:=CONCATENATE([.K36];&quot; &quot;&quot;&quot;;[.B36];&quot;&quot;&quot; &quot;;&quot; &quot;&quot;&quot;;[.C36];&quot;&quot;&quot; &quot;;[.D36];&quot; &quot;;[.E36])" office:value-type="string" office:string-value="./generate_declaration &quot;Set MIB Item&quot;  &quot;This function sets the value of a MIB item.&quot; BPNODE_SET_MIB_ITEM_CC BPNode_SetMibItemCmd" calcext:value-type="string">
            <text:p>./generate_declaration "Set MIB Item" <text:s/>"This function sets the value of a MIB item." BPNODE_SET_MIB_ITEM_CC BPNode_SetMibItemCmd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./generate_cmd</text:p>
          </table:table-cell>
          <table:table-cell office:value-type="string" calcext:value-type="string">
            <text:p>Add Storage Allocation</text:p>
          </table:table-cell>
          <table:table-cell office:value-type="string" calcext:value-type="string">
            <text:p>This function adds a given storage allocation assigned to a given Source EID.</text:p>
          </table:table-cell>
          <table:table-cell office:value-type="string" calcext:value-type="string">
            <text:p>BPNODE_ADD_STORAGE_ALLOCATION_CC</text:p>
          </table:table-cell>
          <table:table-cell office:value-type="string" calcext:value-type="string">
            <text:p>BPNode_AddStorageAllocationCmd</text:p>
          </table:table-cell>
          <table:table-cell/>
          <table:table-cell table:formula="of:=CONCATENATE([.A37];&quot; &quot;&quot;&quot;;[.B37];&quot;&quot;&quot; &quot;;&quot; &quot;;[.D37];&quot; &quot;;[.E37])" office:value-type="string" office:string-value="./generate_cmd &quot;Add Storage Allocation&quot;  BPNODE_ADD_STORAGE_ALLOCATION_CC BPNode_AddStorageAllocationCmd" calcext:value-type="string">
            <text:p>./generate_cmd "Add Storage Allocation" <text:s/>BPNODE_ADD_STORAGE_ALLOCATION_CC BPNode_AddStorageAllocationCmd</text:p>
          </table:table-cell>
          <table:table-cell office:value-type="string" calcext:value-type="string">
            <text:p>./generate_typedef</text:p>
          </table:table-cell>
          <table:table-cell table:formula="of:=CONCATENATE([.H37];&quot; &quot;&quot;&quot;;[.B37];&quot;&quot;&quot; &quot;;&quot; &quot;;[.D37];&quot; &quot;;[.E37])" office:value-type="string" office:string-value="./generate_typedef &quot;Add Storage Allocation&quot;  BPNODE_ADD_STORAGE_ALLOCATION_CC BPNode_AddStorageAllocationCmd" calcext:value-type="string">
            <text:p>./generate_typedef "Add Storage Allocation" <text:s/>BPNODE_ADD_STORAGE_ALLOCATION_CC BPNode_AddStorageAllocationCmd</text:p>
          </table:table-cell>
          <table:table-cell/>
          <table:table-cell office:value-type="string" calcext:value-type="string">
            <text:p>./generate_declaration</text:p>
          </table:table-cell>
          <table:table-cell table:formula="of:=CONCATENATE([.K37];&quot; &quot;&quot;&quot;;[.B37];&quot;&quot;&quot; &quot;;&quot; &quot;&quot;&quot;;[.C37];&quot;&quot;&quot; &quot;;[.D37];&quot; &quot;;[.E37])" office:value-type="string" office:string-value="./generate_declaration &quot;Add Storage Allocation&quot;  &quot;This function adds a given storage allocation assigned to a given Source EID.&quot; BPNODE_ADD_STORAGE_ALLOCATION_CC BPNode_AddStorageAllocationCmd" calcext:value-type="string">
            <text:p>./generate_declaration "Add Storage Allocation" <text:s/>"This function adds a given storage allocation assigned to a given Source EID." BPNODE_ADD_STORAGE_ALLOCATION_CC BPNode_AddStorageAllocationCmd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./generate_cmd</text:p>
          </table:table-cell>
          <table:table-cell office:value-type="string" calcext:value-type="string">
            <text:p>Remove Storage Allocation</text:p>
          </table:table-cell>
          <table:table-cell office:value-type="string" calcext:value-type="string">
            <text:p>This function removes a storage allocation by Source EID.</text:p>
          </table:table-cell>
          <table:table-cell office:value-type="string" calcext:value-type="string">
            <text:p>BPNODE_REMOVE_STORAGE_ALLOCATION_CC</text:p>
          </table:table-cell>
          <table:table-cell office:value-type="string" calcext:value-type="string">
            <text:p>BPNode_RemoveStorageAllocationCmd</text:p>
          </table:table-cell>
          <table:table-cell/>
          <table:table-cell table:formula="of:=CONCATENATE([.A38];&quot; &quot;&quot;&quot;;[.B38];&quot;&quot;&quot; &quot;;&quot; &quot;;[.D38];&quot; &quot;;[.E38])" office:value-type="string" office:string-value="./generate_cmd &quot;Remove Storage Allocation&quot;  BPNODE_REMOVE_STORAGE_ALLOCATION_CC BPNode_RemoveStorageAllocationCmd" calcext:value-type="string">
            <text:p>./generate_cmd "Remove Storage Allocation" <text:s/>BPNODE_REMOVE_STORAGE_ALLOCATION_CC BPNode_RemoveStorageAllocationCmd</text:p>
          </table:table-cell>
          <table:table-cell office:value-type="string" calcext:value-type="string">
            <text:p>./generate_typedef</text:p>
          </table:table-cell>
          <table:table-cell table:formula="of:=CONCATENATE([.H38];&quot; &quot;&quot;&quot;;[.B38];&quot;&quot;&quot; &quot;;&quot; &quot;;[.D38];&quot; &quot;;[.E38])" office:value-type="string" office:string-value="./generate_typedef &quot;Remove Storage Allocation&quot;  BPNODE_REMOVE_STORAGE_ALLOCATION_CC BPNode_RemoveStorageAllocationCmd" calcext:value-type="string">
            <text:p>./generate_typedef "Remove Storage Allocation" <text:s/>BPNODE_REMOVE_STORAGE_ALLOCATION_CC BPNode_RemoveStorageAllocationCmd</text:p>
          </table:table-cell>
          <table:table-cell/>
          <table:table-cell office:value-type="string" calcext:value-type="string">
            <text:p>./generate_declaration</text:p>
          </table:table-cell>
          <table:table-cell table:formula="of:=CONCATENATE([.K38];&quot; &quot;&quot;&quot;;[.B38];&quot;&quot;&quot; &quot;;&quot; &quot;&quot;&quot;;[.C38];&quot;&quot;&quot; &quot;;[.D38];&quot; &quot;;[.E38])" office:value-type="string" office:string-value="./generate_declaration &quot;Remove Storage Allocation&quot;  &quot;This function removes a storage allocation by Source EID.&quot; BPNODE_REMOVE_STORAGE_ALLOCATION_CC BPNode_RemoveStorageAllocationCmd" calcext:value-type="string">
            <text:p>./generate_declaration "Remove Storage Allocation" <text:s/>"This function removes a storage allocation by Source EID." BPNODE_REMOVE_STORAGE_ALLOCATION_CC BPNode_RemoveStorageAllocationCmd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./generate_cmd</text:p>
          </table:table-cell>
          <table:table-cell office:value-type="string" calcext:value-type="string">
            <text:p>Perform Self Test (7.2)</text:p>
          </table:table-cell>
          <table:table-cell office:value-type="string" calcext:value-type="string">
            <text:p>This function performs a BPNode self test.</text:p>
          </table:table-cell>
          <table:table-cell office:value-type="string" calcext:value-type="string">
            <text:p>BPNODE_PERFORM_SELF_TEST_CC</text:p>
          </table:table-cell>
          <table:table-cell office:value-type="string" calcext:value-type="string">
            <text:p>BPNode_PerformSelfTestCmd</text:p>
          </table:table-cell>
          <table:table-cell/>
          <table:table-cell table:formula="of:=CONCATENATE([.A39];&quot; &quot;&quot;&quot;;[.B39];&quot;&quot;&quot; &quot;;&quot; &quot;;[.D39];&quot; &quot;;[.E39])" office:value-type="string" office:string-value="./generate_cmd &quot;Perform Self Test (7.2)&quot;  BPNODE_PERFORM_SELF_TEST_CC BPNode_PerformSelfTestCmd" calcext:value-type="string">
            <text:p>./generate_cmd "Perform Self Test (7.2)" <text:s/>BPNODE_PERFORM_SELF_TEST_CC BPNode_PerformSelfTestCmd</text:p>
          </table:table-cell>
          <table:table-cell office:value-type="string" calcext:value-type="string">
            <text:p>./generate_typedef</text:p>
          </table:table-cell>
          <table:table-cell table:formula="of:=CONCATENATE([.H39];&quot; &quot;&quot;&quot;;[.B39];&quot;&quot;&quot; &quot;;&quot; &quot;;[.D39];&quot; &quot;;[.E39])" office:value-type="string" office:string-value="./generate_typedef &quot;Perform Self Test (7.2)&quot;  BPNODE_PERFORM_SELF_TEST_CC BPNode_PerformSelfTestCmd" calcext:value-type="string">
            <text:p>./generate_typedef "Perform Self Test (7.2)" <text:s/>BPNODE_PERFORM_SELF_TEST_CC BPNode_PerformSelfTestCmd</text:p>
          </table:table-cell>
          <table:table-cell/>
          <table:table-cell office:value-type="string" calcext:value-type="string">
            <text:p>./generate_declaration</text:p>
          </table:table-cell>
          <table:table-cell table:formula="of:=CONCATENATE([.K39];&quot; &quot;&quot;&quot;;[.B39];&quot;&quot;&quot; &quot;;&quot; &quot;&quot;&quot;;[.C39];&quot;&quot;&quot; &quot;;[.D39];&quot; &quot;;[.E39])" office:value-type="string" office:string-value="./generate_declaration &quot;Perform Self Test (7.2)&quot;  &quot;This function performs a BPNode self test.&quot; BPNODE_PERFORM_SELF_TEST_CC BPNode_PerformSelfTestCmd" calcext:value-type="string">
            <text:p>./generate_declaration "Perform Self Test (7.2)" <text:s/>"This function performs a BPNode self test." BPNODE_PERFORM_SELF_TEST_CC BPNode_PerformSelfTestCmd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./generate_cmd</text:p>
          </table:table-cell>
          <table:table-cell office:value-type="string" calcext:value-type="string">
            <text:p>Send Node MIB Config HK</text:p>
          </table:table-cell>
          <table:table-cell office:value-type="string" calcext:value-type="string">
            <text:p>This function sends Node MIB configuration HK.</text:p>
          </table:table-cell>
          <table:table-cell office:value-type="string" calcext:value-type="string">
            <text:p>BPNODE_SEND_NODE_MIB_CONFIG_HK_CC</text:p>
          </table:table-cell>
          <table:table-cell office:value-type="string" calcext:value-type="string">
            <text:p>BPNode_SendNodeMibConfigHkCmd</text:p>
          </table:table-cell>
          <table:table-cell/>
          <table:table-cell table:formula="of:=CONCATENATE([.A40];&quot; &quot;&quot;&quot;;[.B40];&quot;&quot;&quot; &quot;;&quot; &quot;;[.D40];&quot; &quot;;[.E40])" office:value-type="string" office:string-value="./generate_cmd &quot;Send Node MIB Config HK&quot;  BPNODE_SEND_NODE_MIB_CONFIG_HK_CC BPNode_SendNodeMibConfigHkCmd" calcext:value-type="string">
            <text:p>./generate_cmd "Send Node MIB Config HK" <text:s/>BPNODE_SEND_NODE_MIB_CONFIG_HK_CC BPNode_SendNodeMibConfigHkCmd</text:p>
          </table:table-cell>
          <table:table-cell office:value-type="string" calcext:value-type="string">
            <text:p>./generate_typedef</text:p>
          </table:table-cell>
          <table:table-cell table:formula="of:=CONCATENATE([.H40];&quot; &quot;&quot;&quot;;[.B40];&quot;&quot;&quot; &quot;;&quot; &quot;;[.D40];&quot; &quot;;[.E40])" office:value-type="string" office:string-value="./generate_typedef &quot;Send Node MIB Config HK&quot;  BPNODE_SEND_NODE_MIB_CONFIG_HK_CC BPNode_SendNodeMibConfigHkCmd" calcext:value-type="string">
            <text:p>./generate_typedef "Send Node MIB Config HK" <text:s/>BPNODE_SEND_NODE_MIB_CONFIG_HK_CC BPNode_SendNodeMibConfigHkCmd</text:p>
          </table:table-cell>
          <table:table-cell/>
          <table:table-cell office:value-type="string" calcext:value-type="string">
            <text:p>./generate_declaration</text:p>
          </table:table-cell>
          <table:table-cell table:formula="of:=CONCATENATE([.K40];&quot; &quot;&quot;&quot;;[.B40];&quot;&quot;&quot; &quot;;&quot; &quot;&quot;&quot;;[.C40];&quot;&quot;&quot; &quot;;[.D40];&quot; &quot;;[.E40])" office:value-type="string" office:string-value="./generate_declaration &quot;Send Node MIB Config HK&quot;  &quot;This function sends Node MIB configuration HK.&quot; BPNODE_SEND_NODE_MIB_CONFIG_HK_CC BPNode_SendNodeMibConfigHkCmd" calcext:value-type="string">
            <text:p>./generate_declaration "Send Node MIB Config HK" <text:s/>"This function sends Node MIB configuration HK." BPNODE_SEND_NODE_MIB_CONFIG_HK_CC BPNode_SendNodeMibConfigHkCmd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./generate_cmd</text:p>
          </table:table-cell>
          <table:table-cell office:value-type="string" calcext:value-type="string">
            <text:p>Send Per-Source MIB Config HK</text:p>
          </table:table-cell>
          <table:table-cell office:value-type="string" calcext:value-type="string">
            <text:p>This function sends per-source EID MIB configuration HK.</text:p>
          </table:table-cell>
          <table:table-cell office:value-type="string" calcext:value-type="string">
            <text:p>BPNODE_SEND_SOURCE_MIB_CONFIG_HK_CC</text:p>
          </table:table-cell>
          <table:table-cell office:value-type="string" calcext:value-type="string">
            <text:p>BPNode_SendSourceMibConfigHkCmd</text:p>
          </table:table-cell>
          <table:table-cell/>
          <table:table-cell table:formula="of:=CONCATENATE([.A41];&quot; &quot;&quot;&quot;;[.B41];&quot;&quot;&quot; &quot;;&quot; &quot;;[.D41];&quot; &quot;;[.E41])" office:value-type="string" office:string-value="./generate_cmd &quot;Send Per-Source MIB Config HK&quot;  BPNODE_SEND_SOURCE_MIB_CONFIG_HK_CC BPNode_SendSourceMibConfigHkCmd" calcext:value-type="string">
            <text:p>./generate_cmd "Send Per-Source MIB Config HK" <text:s/>BPNODE_SEND_SOURCE_MIB_CONFIG_HK_CC BPNode_SendSourceMibConfigHkCmd</text:p>
          </table:table-cell>
          <table:table-cell office:value-type="string" calcext:value-type="string">
            <text:p>./generate_typedef</text:p>
          </table:table-cell>
          <table:table-cell table:formula="of:=CONCATENATE([.H41];&quot; &quot;&quot;&quot;;[.B41];&quot;&quot;&quot; &quot;;&quot; &quot;;[.D41];&quot; &quot;;[.E41])" office:value-type="string" office:string-value="./generate_typedef &quot;Send Per-Source MIB Config HK&quot;  BPNODE_SEND_SOURCE_MIB_CONFIG_HK_CC BPNode_SendSourceMibConfigHkCmd" calcext:value-type="string">
            <text:p>./generate_typedef "Send Per-Source MIB Config HK" <text:s/>BPNODE_SEND_SOURCE_MIB_CONFIG_HK_CC BPNode_SendSourceMibConfigHkCmd</text:p>
          </table:table-cell>
          <table:table-cell/>
          <table:table-cell office:value-type="string" calcext:value-type="string">
            <text:p>./generate_declaration</text:p>
          </table:table-cell>
          <table:table-cell table:formula="of:=CONCATENATE([.K41];&quot; &quot;&quot;&quot;;[.B41];&quot;&quot;&quot; &quot;;&quot; &quot;&quot;&quot;;[.C41];&quot;&quot;&quot; &quot;;[.D41];&quot; &quot;;[.E41])" office:value-type="string" office:string-value="./generate_declaration &quot;Send Per-Source MIB Config HK&quot;  &quot;This function sends per-source EID MIB configuration HK.&quot; BPNODE_SEND_SOURCE_MIB_CONFIG_HK_CC BPNode_SendSourceMibConfigHkCmd" calcext:value-type="string">
            <text:p>./generate_declaration "Send Per-Source MIB Config HK" <text:s/>"This function sends per-source EID MIB configuration HK." BPNODE_SEND_SOURCE_MIB_CONFIG_HK_CC BPNode_SendSourceMibConfigHkCmd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./generate_cmd</text:p>
          </table:table-cell>
          <table:table-cell office:value-type="string" calcext:value-type="string">
            <text:p>Send Node MIB Counter HK</text:p>
          </table:table-cell>
          <table:table-cell office:value-type="string" calcext:value-type="string">
            <text:p>This function sends MIB counter HK.</text:p>
          </table:table-cell>
          <table:table-cell office:value-type="string" calcext:value-type="string">
            <text:p>BPNODE_SEND_NODE_MIB_COUNTERS_HK_CC</text:p>
          </table:table-cell>
          <table:table-cell office:value-type="string" calcext:value-type="string">
            <text:p>BPNode_SendNodeMibCountersHkCmd</text:p>
          </table:table-cell>
          <table:table-cell/>
          <table:table-cell table:formula="of:=CONCATENATE([.A42];&quot; &quot;&quot;&quot;;[.B42];&quot;&quot;&quot; &quot;;&quot; &quot;;[.D42];&quot; &quot;;[.E42])" office:value-type="string" office:string-value="./generate_cmd &quot;Send Node MIB Counter HK&quot;  BPNODE_SEND_NODE_MIB_COUNTERS_HK_CC BPNode_SendNodeMibCountersHkCmd" calcext:value-type="string">
            <text:p>./generate_cmd "Send Node MIB Counter HK" <text:s/>BPNODE_SEND_NODE_MIB_COUNTERS_HK_CC BPNode_SendNodeMibCountersHkCmd</text:p>
          </table:table-cell>
          <table:table-cell office:value-type="string" calcext:value-type="string">
            <text:p>./generate_typedef</text:p>
          </table:table-cell>
          <table:table-cell table:formula="of:=CONCATENATE([.H42];&quot; &quot;&quot;&quot;;[.B42];&quot;&quot;&quot; &quot;;&quot; &quot;;[.D42];&quot; &quot;;[.E42])" office:value-type="string" office:string-value="./generate_typedef &quot;Send Node MIB Counter HK&quot;  BPNODE_SEND_NODE_MIB_COUNTERS_HK_CC BPNode_SendNodeMibCountersHkCmd" calcext:value-type="string">
            <text:p>./generate_typedef "Send Node MIB Counter HK" <text:s/>BPNODE_SEND_NODE_MIB_COUNTERS_HK_CC BPNode_SendNodeMibCountersHkCmd</text:p>
          </table:table-cell>
          <table:table-cell/>
          <table:table-cell office:value-type="string" calcext:value-type="string">
            <text:p>./generate_declaration</text:p>
          </table:table-cell>
          <table:table-cell table:formula="of:=CONCATENATE([.K42];&quot; &quot;&quot;&quot;;[.B42];&quot;&quot;&quot; &quot;;&quot; &quot;&quot;&quot;;[.C42];&quot;&quot;&quot; &quot;;[.D42];&quot; &quot;;[.E42])" office:value-type="string" office:string-value="./generate_declaration &quot;Send Node MIB Counter HK&quot;  &quot;This function sends MIB counter HK.&quot; BPNODE_SEND_NODE_MIB_COUNTERS_HK_CC BPNode_SendNodeMibCountersHkCmd" calcext:value-type="string">
            <text:p>./generate_declaration "Send Node MIB Counter HK" <text:s/>"This function sends MIB counter HK." BPNODE_SEND_NODE_MIB_COUNTERS_HK_CC BPNode_SendNodeMibCountersHkCmd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./generate_cmd</text:p>
          </table:table-cell>
          <table:table-cell office:value-type="string" calcext:value-type="string">
            <text:p>Send Per-Source MIB Counter HK</text:p>
          </table:table-cell>
          <table:table-cell office:value-type="string" calcext:value-type="string">
            <text:p>This function sends per-source EID MIB counter HK.</text:p>
          </table:table-cell>
          <table:table-cell office:value-type="string" calcext:value-type="string">
            <text:p>BPNODE_SEND_SOURCE_MIB_COUNTERS_HK_CC</text:p>
          </table:table-cell>
          <table:table-cell office:value-type="string" calcext:value-type="string">
            <text:p>BPNode_SendSourceMibCountersHkCmd</text:p>
          </table:table-cell>
          <table:table-cell/>
          <table:table-cell table:formula="of:=CONCATENATE([.A43];&quot; &quot;&quot;&quot;;[.B43];&quot;&quot;&quot; &quot;;&quot; &quot;;[.D43];&quot; &quot;;[.E43])" office:value-type="string" office:string-value="./generate_cmd &quot;Send Per-Source MIB Counter HK&quot;  BPNODE_SEND_SOURCE_MIB_COUNTERS_HK_CC BPNode_SendSourceMibCountersHkCmd" calcext:value-type="string">
            <text:p>./generate_cmd "Send Per-Source MIB Counter HK" <text:s/>BPNODE_SEND_SOURCE_MIB_COUNTERS_HK_CC BPNode_SendSourceMibCountersHkCmd</text:p>
          </table:table-cell>
          <table:table-cell office:value-type="string" calcext:value-type="string">
            <text:p>./generate_typedef</text:p>
          </table:table-cell>
          <table:table-cell table:formula="of:=CONCATENATE([.H43];&quot; &quot;&quot;&quot;;[.B43];&quot;&quot;&quot; &quot;;&quot; &quot;;[.D43];&quot; &quot;;[.E43])" office:value-type="string" office:string-value="./generate_typedef &quot;Send Per-Source MIB Counter HK&quot;  BPNODE_SEND_SOURCE_MIB_COUNTERS_HK_CC BPNode_SendSourceMibCountersHkCmd" calcext:value-type="string">
            <text:p>./generate_typedef "Send Per-Source MIB Counter HK" <text:s/>BPNODE_SEND_SOURCE_MIB_COUNTERS_HK_CC BPNode_SendSourceMibCountersHkCmd</text:p>
          </table:table-cell>
          <table:table-cell/>
          <table:table-cell office:value-type="string" calcext:value-type="string">
            <text:p>./generate_declaration</text:p>
          </table:table-cell>
          <table:table-cell table:formula="of:=CONCATENATE([.K43];&quot; &quot;&quot;&quot;;[.B43];&quot;&quot;&quot; &quot;;&quot; &quot;&quot;&quot;;[.C43];&quot;&quot;&quot; &quot;;[.D43];&quot; &quot;;[.E43])" office:value-type="string" office:string-value="./generate_declaration &quot;Send Per-Source MIB Counter HK&quot;  &quot;This function sends per-source EID MIB counter HK.&quot; BPNODE_SEND_SOURCE_MIB_COUNTERS_HK_CC BPNode_SendSourceMibCountersHkCmd" calcext:value-type="string">
            <text:p>./generate_declaration "Send Per-Source MIB Counter HK" <text:s/>"This function sends per-source EID MIB counter HK." BPNODE_SEND_SOURCE_MIB_COUNTERS_HK_CC BPNode_SendSourceMibCountersHkCmd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./generate_cmd</text:p>
          </table:table-cell>
          <table:table-cell office:value-type="string" calcext:value-type="string">
            <text:p>Send Storage HK</text:p>
          </table:table-cell>
          <table:table-cell office:value-type="string" calcext:value-type="string">
            <text:p>This function sends storage HK.</text:p>
          </table:table-cell>
          <table:table-cell office:value-type="string" calcext:value-type="string">
            <text:p>BPNODE_SEND_STORAGE_HK</text:p>
          </table:table-cell>
          <table:table-cell office:value-type="string" calcext:value-type="string">
            <text:p>BPNode_SendStorageHk</text:p>
          </table:table-cell>
          <table:table-cell/>
          <table:table-cell table:formula="of:=CONCATENATE([.A44];&quot; &quot;&quot;&quot;;[.B44];&quot;&quot;&quot; &quot;;&quot; &quot;;[.D44];&quot; &quot;;[.E44])" office:value-type="string" office:string-value="./generate_cmd &quot;Send Storage HK&quot;  BPNODE_SEND_STORAGE_HK BPNode_SendStorageHk" calcext:value-type="string">
            <text:p>./generate_cmd "Send Storage HK" <text:s/>BPNODE_SEND_STORAGE_HK BPNode_SendStorageHk</text:p>
          </table:table-cell>
          <table:table-cell office:value-type="string" calcext:value-type="string">
            <text:p>./generate_typedef</text:p>
          </table:table-cell>
          <table:table-cell table:formula="of:=CONCATENATE([.H44];&quot; &quot;&quot;&quot;;[.B44];&quot;&quot;&quot; &quot;;&quot; &quot;;[.D44];&quot; &quot;;[.E44])" office:value-type="string" office:string-value="./generate_typedef &quot;Send Storage HK&quot;  BPNODE_SEND_STORAGE_HK BPNode_SendStorageHk" calcext:value-type="string">
            <text:p>./generate_typedef "Send Storage HK" <text:s/>BPNODE_SEND_STORAGE_HK BPNode_SendStorageHk</text:p>
          </table:table-cell>
          <table:table-cell/>
          <table:table-cell office:value-type="string" calcext:value-type="string">
            <text:p>./generate_declaration</text:p>
          </table:table-cell>
          <table:table-cell table:formula="of:=CONCATENATE([.K44];&quot; &quot;&quot;&quot;;[.B44];&quot;&quot;&quot; &quot;;&quot; &quot;&quot;&quot;;[.C44];&quot;&quot;&quot; &quot;;[.D44];&quot; &quot;;[.E44])" office:value-type="string" office:string-value="./generate_declaration &quot;Send Storage HK&quot;  &quot;This function sends storage HK.&quot; BPNODE_SEND_STORAGE_HK BPNode_SendStorageHk" calcext:value-type="string">
            <text:p>./generate_declaration "Send Storage HK" <text:s/>"This function sends storage HK." BPNODE_SEND_STORAGE_HK BPNode_SendStorageHk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./generate_cmd</text:p>
          </table:table-cell>
          <table:table-cell office:value-type="string" calcext:value-type="string">
            <text:p>Send Channel/Contact Status HK</text:p>
          </table:table-cell>
          <table:table-cell office:value-type="string" calcext:value-type="string">
            <text:p>This function sends channel/contact status HK.</text:p>
          </table:table-cell>
          <table:table-cell office:value-type="string" calcext:value-type="string">
            <text:p>BPNODE_SEND_CHANNEL_CONTACT_STAT_HK_CC</text:p>
          </table:table-cell>
          <table:table-cell office:value-type="string" calcext:value-type="string">
            <text:p>BPNode_SendChannelContactStatHkCmd</text:p>
          </table:table-cell>
          <table:table-cell/>
          <table:table-cell table:formula="of:=CONCATENATE([.A45];&quot; &quot;&quot;&quot;;[.B45];&quot;&quot;&quot; &quot;;&quot; &quot;;[.D45];&quot; &quot;;[.E45])" office:value-type="string" office:string-value="./generate_cmd &quot;Send Channel/Contact Status HK&quot;  BPNODE_SEND_CHANNEL_CONTACT_STAT_HK_CC BPNode_SendChannelContactStatHkCmd" calcext:value-type="string">
            <text:p>./generate_cmd "Send Channel/Contact Status HK" <text:s/>BPNODE_SEND_CHANNEL_CONTACT_STAT_HK_CC BPNode_SendChannelContactStatHkCmd</text:p>
          </table:table-cell>
          <table:table-cell office:value-type="string" calcext:value-type="string">
            <text:p>./generate_typedef</text:p>
          </table:table-cell>
          <table:table-cell table:formula="of:=CONCATENATE([.H45];&quot; &quot;&quot;&quot;;[.B45];&quot;&quot;&quot; &quot;;&quot; &quot;;[.D45];&quot; &quot;;[.E45])" office:value-type="string" office:string-value="./generate_typedef &quot;Send Channel/Contact Status HK&quot;  BPNODE_SEND_CHANNEL_CONTACT_STAT_HK_CC BPNode_SendChannelContactStatHkCmd" calcext:value-type="string">
            <text:p>./generate_typedef "Send Channel/Contact Status HK" <text:s/>BPNODE_SEND_CHANNEL_CONTACT_STAT_HK_CC BPNode_SendChannelContactStatHkCmd</text:p>
          </table:table-cell>
          <table:table-cell/>
          <table:table-cell office:value-type="string" calcext:value-type="string">
            <text:p>./generate_declaration</text:p>
          </table:table-cell>
          <table:table-cell table:formula="of:=CONCATENATE([.K45];&quot; &quot;&quot;&quot;;[.B45];&quot;&quot;&quot; &quot;;&quot; &quot;&quot;&quot;;[.C45];&quot;&quot;&quot; &quot;;[.D45];&quot; &quot;;[.E45])" office:value-type="string" office:string-value="./generate_declaration &quot;Send Channel/Contact Status HK&quot;  &quot;This function sends channel/contact status HK.&quot; BPNODE_SEND_CHANNEL_CONTACT_STAT_HK_CC BPNode_SendChannelContactStatHkCmd" calcext:value-type="string">
            <text:p>./generate_declaration "Send Channel/Contact Status HK" <text:s/>"This function sends channel/contact status HK." BPNODE_SEND_CHANNEL_CONTACT_STAT_HK_CC BPNode_SendChannelContactStatHkCmd</text:p>
          </table:table-cell>
          <table:table-cell table:number-columns-repeated="52"/>
        </table:table-row>
        <table:table-row table:style-name="ro2">
          <table:table-cell table:number-columns-repeated="64"/>
        </table:table-row>
        <table:table-row table:style-name="ro2">
          <table:table-cell table:style-name="ce5" office:value-type="string" calcext:value-type="string">
            <text:p>script name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enum_str</text:p>
          </table:table-cell>
          <table:table-cell table:style-name="ce2" office:value-type="string" calcext:value-type="string">
            <text:p>cmd_str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The column labels are below the columns so that the rows align with the sheet row numbers</text:p>
          </table:table-cell>
          <table:table-cell table:number-columns-repeated="63"/>
        </table:table-row>
        <table:table-row table:style-name="ro2">
          <table:table-cell table:style-name="ce3"/>
          <table:table-cell table:number-columns-repeated="63"/>
        </table:table-row>
        <table:table-row table:style-name="ro2">
          <table:table-cell table:style-name="ce5" office:value-type="string" calcext:value-type="string">
            <text:p>file casem - Generate command case blocks</text:p>
          </table:table-cell>
          <table:table-cell table:number-columns-repeated="63"/>
        </table:table-row>
        <table:table-row table:style-name="ro2">
          <table:table-cell table:style-name="ce3" table:formula="of:=CONCATENATE(&quot;./generate_case&quot;; &quot; &quot;;[.D1];&quot; &quot;;[.E1])" office:value-type="string" office:string-value="./generate_case BPNODE_NOOP_CC BPNode_NoopCmd" calcext:value-type="string">
            <text:p>./generate_case BPNODE_NOOP_CC BPNode_NoopCmd</text:p>
          </table:table-cell>
          <table:table-cell table:number-columns-repeated="63"/>
        </table:table-row>
        <table:table-row table:style-name="ro2">
          <table:table-cell table:style-name="ce3" table:formula="of:=CONCATENATE(&quot;./generate_case&quot;; &quot; &quot;;[.D2];&quot; &quot;;[.E2])" office:value-type="string" office:string-value="./generate_case BPNODE_ADD_ALL_APPLICATIONS_CC BPNode_AddAllApplicationsCmd" calcext:value-type="string">
            <text:p>./generate_case BPNODE_ADD_ALL_APPLICATIONS_CC BPNode_AddAllApplicationsCmd</text:p>
          </table:table-cell>
          <table:table-cell table:number-columns-repeated="63"/>
        </table:table-row>
        <table:table-row table:style-name="ro2">
          <table:table-cell table:style-name="ce3" table:formula="of:=CONCATENATE(&quot;./generate_case&quot;; &quot; &quot;;[.D3];&quot; &quot;;[.E3])" office:value-type="string" office:string-value="./generate_case BPNODE_START_ALL_APPLICATIONS_CC BPNode_StartAllApplicationsCmd" calcext:value-type="string">
            <text:p>./generate_case BPNODE_START_ALL_APPLICATIONS_CC BPNode_StartAllApplicationsCmd</text:p>
          </table:table-cell>
          <table:table-cell table:number-columns-repeated="63"/>
        </table:table-row>
        <table:table-row table:style-name="ro2">
          <table:table-cell table:style-name="ce3" table:formula="of:=CONCATENATE(&quot;./generate_case&quot;; &quot; &quot;;[.D4];&quot; &quot;;[.E4])" office:value-type="string" office:string-value="./generate_case BPNODE_VERIFY_BUNDLE_STORAGE_CC BPNode_VerifyBundleStorageCmd" calcext:value-type="string">
            <text:p>./generate_case BPNODE_VERIFY_BUNDLE_STORAGE_CC BPNode_VerifyBundleStorageCmd</text:p>
          </table:table-cell>
          <table:table-cell table:number-columns-repeated="63"/>
        </table:table-row>
        <table:table-row table:style-name="ro2">
          <table:table-cell table:style-name="ce3" table:formula="of:=CONCATENATE(&quot;./generate_case&quot;; &quot; &quot;;[.D5];&quot; &quot;;[.E5])" office:value-type="string" office:string-value="./generate_case BPNODE_INIT_BUNDLE_STORAGE_CC BPNode_InitBundleStorageCmd" calcext:value-type="string">
            <text:p>./generate_case BPNODE_INIT_BUNDLE_STORAGE_CC BPNode_InitBundleStorageCmd</text:p>
          </table:table-cell>
          <table:table-cell table:number-columns-repeated="63"/>
        </table:table-row>
        <table:table-row table:style-name="ro2">
          <table:table-cell table:style-name="ce3" table:formula="of:=CONCATENATE(&quot;./generate_case&quot;; &quot; &quot;;[.D6];&quot; &quot;;[.E6])" office:value-type="string" office:string-value="./generate_case BPNODE_VERIFY_BUNDLE_METADATA_CC BPNode_VerifyBundleMetadataCmd" calcext:value-type="string">
            <text:p>./generate_case BPNODE_VERIFY_BUNDLE_METADATA_CC BPNode_VerifyBundleMetadataCmd</text:p>
          </table:table-cell>
          <table:table-cell table:number-columns-repeated="63"/>
        </table:table-row>
        <table:table-row table:style-name="ro2">
          <table:table-cell table:style-name="ce3" table:formula="of:=CONCATENATE(&quot;./generate_case&quot;; &quot; &quot;;[.D7];&quot; &quot;;[.E7])" office:value-type="string" office:string-value="./generate_case BPNODE_REBUILD_BUNDLE_METADATA_CC BPNode_RebuildBundleMetadataCmd" calcext:value-type="string">
            <text:p>./generate_case BPNODE_REBUILD_BUNDLE_METADATA_CC BPNode_RebuildBundleMetadataCmd</text:p>
          </table:table-cell>
          <table:table-cell table:number-columns-repeated="63"/>
        </table:table-row>
        <table:table-row table:style-name="ro2">
          <table:table-cell table:style-name="ce3" table:formula="of:=CONCATENATE(&quot;./generate_case&quot;; &quot; &quot;;[.D8];&quot; &quot;;[.E8])" office:value-type="string" office:string-value="./generate_case BPNODE_CLEAR_VOLATILE_CC BPNode_ClearVolatileCmd" calcext:value-type="string">
            <text:p>./generate_case BPNODE_CLEAR_VOLATILE_CC BPNode_ClearVolatileCmd</text:p>
          </table:table-cell>
          <table:table-cell table:number-columns-repeated="63"/>
        </table:table-row>
        <table:table-row table:style-name="ro2">
          <table:table-cell table:style-name="ce3" table:formula="of:=CONCATENATE(&quot;./generate_case&quot;; &quot; &quot;;[.D9];&quot; &quot;;[.E9])" office:value-type="string" office:string-value="./generate_case BPNODE_RELOAD_SAVED_DATA_CC BPNode_ReloadSavedDataCmd" calcext:value-type="string">
            <text:p>./generate_case BPNODE_RELOAD_SAVED_DATA_CC BPNode_ReloadSavedDataCmd</text:p>
          </table:table-cell>
          <table:table-cell table:number-columns-repeated="63"/>
        </table:table-row>
        <table:table-row table:style-name="ro2">
          <table:table-cell table:style-name="ce3" table:formula="of:=CONCATENATE(&quot;./generate_case&quot;; &quot; &quot;;[.D10];&quot; &quot;;[.E10])" office:value-type="string" office:string-value="./generate_case BPNODE_RESET_ALL_COUNTERS_CC BPNode_ResetAllCountersCmd" calcext:value-type="string">
            <text:p>./generate_case BPNODE_RESET_ALL_COUNTERS_CC BPNode_ResetAllCountersCmd</text:p>
          </table:table-cell>
          <table:table-cell table:number-columns-repeated="63"/>
        </table:table-row>
        <table:table-row table:style-name="ro2">
          <table:table-cell table:style-name="ce3" table:formula="of:=CONCATENATE(&quot;./generate_case&quot;; &quot; &quot;;[.D11];&quot; &quot;;[.E11])" office:value-type="string" office:string-value="./generate_case BPNODE_RESET_COUNTER_CC BPNode_ResetCounterCmd" calcext:value-type="string">
            <text:p>./generate_case BPNODE_RESET_COUNTER_CC BPNode_ResetCounterCmd</text:p>
          </table:table-cell>
          <table:table-cell table:number-columns-repeated="63"/>
        </table:table-row>
        <table:table-row table:style-name="ro2">
          <table:table-cell table:style-name="ce3" table:formula="of:=CONCATENATE(&quot;./generate_case&quot;; &quot; &quot;;[.D12];&quot; &quot;;[.E12])" office:value-type="string" office:string-value="./generate_case BPNODE_RESET_SOURCE_COUNTERS_CC BPNode_ResetSourceCountersCmd" calcext:value-type="string">
            <text:p>./generate_case BPNODE_RESET_SOURCE_COUNTERS_CC BPNode_ResetSourceCountersCmd</text:p>
          </table:table-cell>
          <table:table-cell table:number-columns-repeated="63"/>
        </table:table-row>
        <table:table-row table:style-name="ro2">
          <table:table-cell table:style-name="ce3" table:formula="of:=CONCATENATE(&quot;./generate_case&quot;; &quot; &quot;;[.D13];&quot; &quot;;[.E13])" office:value-type="string" office:string-value="./generate_case BPNODE_RESET_BUNDLE_COUNTERS_CC BPNode_ResetBundleCountersCmd" calcext:value-type="string">
            <text:p>./generate_case BPNODE_RESET_BUNDLE_COUNTERS_CC BPNode_ResetBundleCountersCmd</text:p>
          </table:table-cell>
          <table:table-cell table:number-columns-repeated="63"/>
        </table:table-row>
        <table:table-row table:style-name="ro2">
          <table:table-cell table:style-name="ce3" table:formula="of:=CONCATENATE(&quot;./generate_case&quot;; &quot; &quot;;[.D14];&quot; &quot;;[.E14])" office:value-type="string" office:string-value="./generate_case BPNODE_RESET_ERROR_COUNTERS_CC BPNode_ResetErrorCountersCmd" calcext:value-type="string">
            <text:p>./generate_case BPNODE_RESET_ERROR_COUNTERS_CC BPNode_ResetErrorCountersCmd</text:p>
          </table:table-cell>
          <table:table-cell table:number-columns-repeated="63"/>
        </table:table-row>
        <table:table-row table:style-name="ro2">
          <table:table-cell table:style-name="ce3" table:formula="of:=CONCATENATE(&quot;./generate_case&quot;; &quot; &quot;;[.D15];&quot; &quot;;[.E15])" office:value-type="string" office:string-value="./generate_case BPNODE_ADD_APPLICATION_CC BPNode_AddApplicationCmd" calcext:value-type="string">
            <text:p>./generate_case BPNODE_ADD_APPLICATION_CC BPNode_AddApplicationCmd</text:p>
          </table:table-cell>
          <table:table-cell table:number-columns-repeated="63"/>
        </table:table-row>
        <table:table-row table:style-name="ro2">
          <table:table-cell table:style-name="ce3" table:formula="of:=CONCATENATE(&quot;./generate_case&quot;; &quot; &quot;;[.D16];&quot; &quot;;[.E16])" office:value-type="string" office:string-value="./generate_case BPNODE_REMOVE_APPLICATION_CC BPNode_RemoveApplicationCmd" calcext:value-type="string">
            <text:p>./generate_case BPNODE_REMOVE_APPLICATION_CC BPNode_RemoveApplicationCmd</text:p>
          </table:table-cell>
          <table:table-cell table:number-columns-repeated="63"/>
        </table:table-row>
        <table:table-row table:style-name="ro2">
          <table:table-cell table:style-name="ce3" table:formula="of:=CONCATENATE(&quot;./generate_case&quot;; &quot; &quot;;[.D17];&quot; &quot;;[.E17])" office:value-type="string" office:string-value="./generate_case BPNODE_SET_REGISTRATION_STATE_CC BPNode_SetRegistrationStateCmd" calcext:value-type="string">
            <text:p>./generate_case BPNODE_SET_REGISTRATION_STATE_CC BPNode_SetRegistrationStateCmd</text:p>
          </table:table-cell>
          <table:table-cell table:number-columns-repeated="63"/>
        </table:table-row>
        <table:table-row table:style-name="ro2">
          <table:table-cell table:style-name="ce3" table:formula="of:=CONCATENATE(&quot;./generate_case&quot;; &quot; &quot;;[.D18];&quot; &quot;;[.E18])" office:value-type="string" office:string-value="./generate_case BPNODE_START_APPLICATION_CC BPNode_StartApplicationCmd" calcext:value-type="string">
            <text:p>./generate_case BPNODE_START_APPLICATION_CC BPNode_StartApplicationCmd</text:p>
          </table:table-cell>
          <table:table-cell table:number-columns-repeated="63"/>
        </table:table-row>
        <table:table-row table:style-name="ro2">
          <table:table-cell table:style-name="ce3" table:formula="of:=CONCATENATE(&quot;./generate_case&quot;; &quot; &quot;;[.D19];&quot; &quot;;[.E19])" office:value-type="string" office:string-value="./generate_case BPNODE_STOP_APPLICATION_CC BPNode_StopApplicationCmd" calcext:value-type="string">
            <text:p>./generate_case BPNODE_STOP_APPLICATION_CC BPNode_StopApplicationCmd</text:p>
          </table:table-cell>
          <table:table-cell table:number-columns-repeated="63"/>
        </table:table-row>
        <table:table-row table:style-name="ro2">
          <table:table-cell table:style-name="ce3" table:formula="of:=CONCATENATE(&quot;./generate_case&quot;; &quot; &quot;;[.D20];&quot; &quot;;[.E20])" office:value-type="string" office:string-value="./generate_case BPNODE_ADD_AUTH_SOURCES_CC BPNode_AddAuthSourcesCmd" calcext:value-type="string">
            <text:p>./generate_case BPNODE_ADD_AUTH_SOURCES_CC BPNode_AddAuthSourcesCmd</text:p>
          </table:table-cell>
          <table:table-cell table:number-columns-repeated="63"/>
        </table:table-row>
        <table:table-row table:style-name="ro2">
          <table:table-cell table:style-name="ce3" table:formula="of:=CONCATENATE(&quot;./generate_case&quot;; &quot; &quot;;[.D21];&quot; &quot;;[.E21])" office:value-type="string" office:string-value="./generate_case BPNODE_REMOVE_AUTH_SOURCES_CC BPNode_RemoveAuthSourcesCmd" calcext:value-type="string">
            <text:p>./generate_case BPNODE_REMOVE_AUTH_SOURCES_CC BPNode_RemoveAuthSourcesCmd</text:p>
          </table:table-cell>
          <table:table-cell table:number-columns-repeated="63"/>
        </table:table-row>
        <table:table-row table:style-name="ro2">
          <table:table-cell table:style-name="ce3" table:formula="of:=CONCATENATE(&quot;./generate_case&quot;; &quot; &quot;;[.D22];&quot; &quot;;[.E22])" office:value-type="string" office:string-value="./generate_case BPNODE_ADD_AUTH_CUSTODY_SOURCES_CC BPNode_AddAuthCustodySourcesCmd" calcext:value-type="string">
            <text:p>./generate_case BPNODE_ADD_AUTH_CUSTODY_SOURCES_CC BPNode_AddAuthCustodySourcesCmd</text:p>
          </table:table-cell>
          <table:table-cell table:number-columns-repeated="63"/>
        </table:table-row>
        <table:table-row table:style-name="ro2">
          <table:table-cell table:style-name="ce3" table:formula="of:=CONCATENATE(&quot;./generate_case&quot;; &quot; &quot;;[.D23];&quot; &quot;;[.E23])" office:value-type="string" office:string-value="./generate_case BPNODE_REMOVE_AUTH_CUSTODY_SOURCES_CC BPNode_RemoveAuthCustodySourcesCmd" calcext:value-type="string">
            <text:p>./generate_case BPNODE_REMOVE_AUTH_CUSTODY_SOURCES_CC BPNode_RemoveAuthCustodySourcesCmd</text:p>
          </table:table-cell>
          <table:table-cell table:number-columns-repeated="63"/>
        </table:table-row>
        <table:table-row table:style-name="ro2">
          <table:table-cell table:style-name="ce3" table:formula="of:=CONCATENATE(&quot;./generate_case&quot;; &quot; &quot;;[.D24];&quot; &quot;;[.E24])" office:value-type="string" office:string-value="./generate_case BPNODE_ADD_AUTH_CUSTODIANS_CC BPNode_AddAuthCustodiansCmd" calcext:value-type="string">
            <text:p>./generate_case BPNODE_ADD_AUTH_CUSTODIANS_CC BPNode_AddAuthCustodiansCmd</text:p>
          </table:table-cell>
          <table:table-cell table:number-columns-repeated="63"/>
        </table:table-row>
        <table:table-row table:style-name="ro2">
          <table:table-cell table:style-name="ce3" table:formula="of:=CONCATENATE(&quot;./generate_case&quot;; &quot; &quot;;[.D25];&quot; &quot;;[.E25])" office:value-type="string" office:string-value="./generate_case BPNODE_REMOVE_AUTH_CUSTODIANS_CC BPNode_RemoveAuthCustodiansCmd" calcext:value-type="string">
            <text:p>./generate_case BPNODE_REMOVE_AUTH_CUSTODIANS_CC BPNode_RemoveAuthCustodiansCmd</text:p>
          </table:table-cell>
          <table:table-cell table:number-columns-repeated="63"/>
        </table:table-row>
        <table:table-row table:style-name="ro2">
          <table:table-cell table:style-name="ce3" table:formula="of:=CONCATENATE(&quot;./generate_case&quot;; &quot; &quot;;[.D26];&quot; &quot;;[.E26])" office:value-type="string" office:string-value="./generate_case BPNODE_ADD_AUTH_REPORT_TO_EID_CC BPNode_AddAuthReportToEidCmd" calcext:value-type="string">
            <text:p>./generate_case BPNODE_ADD_AUTH_REPORT_TO_EID_CC BPNode_AddAuthReportToEidCmd</text:p>
          </table:table-cell>
          <table:table-cell table:number-columns-repeated="63"/>
        </table:table-row>
        <table:table-row table:style-name="ro2">
          <table:table-cell table:style-name="ce3" table:formula="of:=CONCATENATE(&quot;./generate_case&quot;; &quot; &quot;;[.D27];&quot; &quot;;[.E27])" office:value-type="string" office:string-value="./generate_case BPNODE_REMOVE_AUTH_REPORT_TO_EID_CC BPNode_RemoveAuthReportToEidCmd" calcext:value-type="string">
            <text:p>./generate_case BPNODE_REMOVE_AUTH_REPORT_TO_EID_CC BPNode_RemoveAuthReportToEidCmd</text:p>
          </table:table-cell>
          <table:table-cell table:number-columns-repeated="63"/>
        </table:table-row>
        <table:table-row table:style-name="ro2">
          <table:table-cell table:style-name="ce3" table:formula="of:=CONCATENATE(&quot;./generate_case&quot;; &quot; &quot;;[.D28];&quot; &quot;;[.E28])" office:value-type="string" office:string-value="./generate_case BPNODE_ADD_LATENCY_CC BPNode_AddLatencyCmd" calcext:value-type="string">
            <text:p>./generate_case BPNODE_ADD_LATENCY_CC BPNode_AddLatencyCmd</text:p>
          </table:table-cell>
          <table:table-cell table:number-columns-repeated="63"/>
        </table:table-row>
        <table:table-row table:style-name="ro2">
          <table:table-cell table:style-name="ce3" table:formula="of:=CONCATENATE(&quot;./generate_case&quot;; &quot; &quot;;[.D29];&quot; &quot;;[.E29])" office:value-type="string" office:string-value="./generate_case BPNODE_REMOVE_LATENCY_CC BPNode_RemoveLatencyCmd" calcext:value-type="string">
            <text:p>./generate_case BPNODE_REMOVE_LATENCY_CC BPNode_RemoveLatencyCmd</text:p>
          </table:table-cell>
          <table:table-cell table:number-columns-repeated="63"/>
        </table:table-row>
        <table:table-row table:style-name="ro2">
          <table:table-cell table:style-name="ce3" table:formula="of:=CONCATENATE(&quot;./generate_case&quot;; &quot; &quot;;[.D30];&quot; &quot;;[.E30])" office:value-type="string" office:string-value="./generate_case BPNODE_CONTACT_SETUP_CC BPNode_ContactSetupCmd" calcext:value-type="string">
            <text:p>./generate_case BPNODE_CONTACT_SETUP_CC BPNode_ContactSetupCmd</text:p>
          </table:table-cell>
          <table:table-cell table:number-columns-repeated="63"/>
        </table:table-row>
        <table:table-row table:style-name="ro2">
          <table:table-cell table:style-name="ce3" table:formula="of:=CONCATENATE(&quot;./generate_case&quot;; &quot; &quot;;[.D31];&quot; &quot;;[.E31])" office:value-type="string" office:string-value="./generate_case BPNODE_CONTACT_START_CC BPNode_ContactStartCmd" calcext:value-type="string">
            <text:p>./generate_case BPNODE_CONTACT_START_CC BPNode_ContactStartCmd</text:p>
          </table:table-cell>
          <table:table-cell table:number-columns-repeated="63"/>
        </table:table-row>
        <table:table-row table:style-name="ro2">
          <table:table-cell table:style-name="ce3" table:formula="of:=CONCATENATE(&quot;./generate_case&quot;; &quot; &quot;;[.D32];&quot; &quot;;[.E32])" office:value-type="string" office:string-value="./generate_case BPNODE_CONTACT_STOP_CC BPNode_ContactStopCmd" calcext:value-type="string">
            <text:p>./generate_case BPNODE_CONTACT_STOP_CC BPNode_ContactStopCmd</text:p>
          </table:table-cell>
          <table:table-cell table:number-columns-repeated="63"/>
        </table:table-row>
        <table:table-row table:style-name="ro2">
          <table:table-cell table:style-name="ce3" table:formula="of:=CONCATENATE(&quot;./generate_case&quot;; &quot; &quot;;[.D33];&quot; &quot;;[.E33])" office:value-type="string" office:string-value="./generate_case BPNODE_CONTACT_TEARDOWN_CC BPNode_ContactTeardownCmd" calcext:value-type="string">
            <text:p>./generate_case BPNODE_CONTACT_TEARDOWN_CC BPNode_ContactTeardownCmd</text:p>
          </table:table-cell>
          <table:table-cell table:number-columns-repeated="63"/>
        </table:table-row>
        <table:table-row table:style-name="ro2">
          <table:table-cell table:style-name="ce3" table:formula="of:=CONCATENATE(&quot;./generate_case&quot;; &quot; &quot;;[.D34];&quot; &quot;;[.E34])" office:value-type="string" office:string-value="./generate_case BPNODE_ADD_MIB_ARRAY_KEY_CC BPNode_AddMibArrayKeyCmd" calcext:value-type="string">
            <text:p>./generate_case BPNODE_ADD_MIB_ARRAY_KEY_CC BPNode_AddMibArrayKeyCmd</text:p>
          </table:table-cell>
          <table:table-cell table:number-columns-repeated="63"/>
        </table:table-row>
        <table:table-row table:style-name="ro2">
          <table:table-cell table:style-name="ce3" table:formula="of:=CONCATENATE(&quot;./generate_case&quot;; &quot; &quot;;[.D35];&quot; &quot;;[.E35])" office:value-type="string" office:string-value="./generate_case BPNODE_REMOVE_MIB_ARRAY_KEY_CC BPNode_RemoveMibArrayKeyCmd" calcext:value-type="string">
            <text:p>./generate_case BPNODE_REMOVE_MIB_ARRAY_KEY_CC BPNode_RemoveMibArrayKeyCmd</text:p>
          </table:table-cell>
          <table:table-cell table:number-columns-repeated="63"/>
        </table:table-row>
        <table:table-row table:style-name="ro2">
          <table:table-cell table:style-name="ce3" table:formula="of:=CONCATENATE(&quot;./generate_case&quot;; &quot; &quot;;[.D36];&quot; &quot;;[.E36])" office:value-type="string" office:string-value="./generate_case BPNODE_SET_MIB_ITEM_CC BPNode_SetMibItemCmd" calcext:value-type="string">
            <text:p>./generate_case BPNODE_SET_MIB_ITEM_CC BPNode_SetMibItemCmd</text:p>
          </table:table-cell>
          <table:table-cell table:number-columns-repeated="63"/>
        </table:table-row>
        <table:table-row table:style-name="ro2">
          <table:table-cell table:style-name="ce3" table:formula="of:=CONCATENATE(&quot;./generate_case&quot;; &quot; &quot;;[.D37];&quot; &quot;;[.E37])" office:value-type="string" office:string-value="./generate_case BPNODE_ADD_STORAGE_ALLOCATION_CC BPNode_AddStorageAllocationCmd" calcext:value-type="string">
            <text:p>./generate_case BPNODE_ADD_STORAGE_ALLOCATION_CC BPNode_AddStorageAllocationCmd</text:p>
          </table:table-cell>
          <table:table-cell table:number-columns-repeated="63"/>
        </table:table-row>
        <table:table-row table:style-name="ro2">
          <table:table-cell table:style-name="ce3" table:formula="of:=CONCATENATE(&quot;./generate_case&quot;; &quot; &quot;;[.D38];&quot; &quot;;[.E38])" office:value-type="string" office:string-value="./generate_case BPNODE_REMOVE_STORAGE_ALLOCATION_CC BPNode_RemoveStorageAllocationCmd" calcext:value-type="string">
            <text:p>./generate_case BPNODE_REMOVE_STORAGE_ALLOCATION_CC BPNode_RemoveStorageAllocationCmd</text:p>
          </table:table-cell>
          <table:table-cell table:number-columns-repeated="63"/>
        </table:table-row>
        <table:table-row table:style-name="ro2">
          <table:table-cell table:style-name="ce3" table:formula="of:=CONCATENATE(&quot;./generate_case&quot;; &quot; &quot;;[.D39];&quot; &quot;;[.E39])" office:value-type="string" office:string-value="./generate_case BPNODE_PERFORM_SELF_TEST_CC BPNode_PerformSelfTestCmd" calcext:value-type="string">
            <text:p>./generate_case BPNODE_PERFORM_SELF_TEST_CC BPNode_PerformSelfTestCmd</text:p>
          </table:table-cell>
          <table:table-cell table:number-columns-repeated="63"/>
        </table:table-row>
        <table:table-row table:style-name="ro2">
          <table:table-cell table:style-name="ce3" table:formula="of:=CONCATENATE(&quot;./generate_case&quot;; &quot; &quot;;[.D40];&quot; &quot;;[.E40])" office:value-type="string" office:string-value="./generate_case BPNODE_SEND_NODE_MIB_CONFIG_HK_CC BPNode_SendNodeMibConfigHkCmd" calcext:value-type="string">
            <text:p>./generate_case BPNODE_SEND_NODE_MIB_CONFIG_HK_CC BPNode_SendNodeMibConfigHkCmd</text:p>
          </table:table-cell>
          <table:table-cell table:number-columns-repeated="63"/>
        </table:table-row>
        <table:table-row table:style-name="ro2">
          <table:table-cell table:style-name="ce3" table:formula="of:=CONCATENATE(&quot;./generate_case&quot;; &quot; &quot;;[.D41];&quot; &quot;;[.E41])" office:value-type="string" office:string-value="./generate_case BPNODE_SEND_SOURCE_MIB_CONFIG_HK_CC BPNode_SendSourceMibConfigHkCmd" calcext:value-type="string">
            <text:p>./generate_case BPNODE_SEND_SOURCE_MIB_CONFIG_HK_CC BPNode_SendSourceMibConfigHkCmd</text:p>
          </table:table-cell>
          <table:table-cell table:number-columns-repeated="63"/>
        </table:table-row>
        <table:table-row table:style-name="ro2">
          <table:table-cell table:style-name="ce3" table:formula="of:=CONCATENATE(&quot;./generate_case&quot;; &quot; &quot;;[.D42];&quot; &quot;;[.E42])" office:value-type="string" office:string-value="./generate_case BPNODE_SEND_NODE_MIB_COUNTERS_HK_CC BPNode_SendNodeMibCountersHkCmd" calcext:value-type="string">
            <text:p>./generate_case BPNODE_SEND_NODE_MIB_COUNTERS_HK_CC BPNode_SendNodeMibCountersHkCmd</text:p>
          </table:table-cell>
          <table:table-cell table:number-columns-repeated="63"/>
        </table:table-row>
        <table:table-row table:style-name="ro2">
          <table:table-cell table:style-name="ce3" table:formula="of:=CONCATENATE(&quot;./generate_case&quot;; &quot; &quot;;[.D43];&quot; &quot;;[.E43])" office:value-type="string" office:string-value="./generate_case BPNODE_SEND_SOURCE_MIB_COUNTERS_HK_CC BPNode_SendSourceMibCountersHkCmd" calcext:value-type="string">
            <text:p>./generate_case BPNODE_SEND_SOURCE_MIB_COUNTERS_HK_CC BPNode_SendSourceMibCountersHkCmd</text:p>
          </table:table-cell>
          <table:table-cell table:number-columns-repeated="63"/>
        </table:table-row>
        <table:table-row table:style-name="ro2">
          <table:table-cell table:style-name="ce3" table:formula="of:=CONCATENATE(&quot;./generate_case&quot;; &quot; &quot;;[.D44];&quot; &quot;;[.E44])" office:value-type="string" office:string-value="./generate_case BPNODE_SEND_STORAGE_HK BPNode_SendStorageHk" calcext:value-type="string">
            <text:p>./generate_case BPNODE_SEND_STORAGE_HK BPNode_SendStorageHk</text:p>
          </table:table-cell>
          <table:table-cell table:number-columns-repeated="63"/>
        </table:table-row>
        <table:table-row table:style-name="ro2">
          <table:table-cell table:style-name="ce3" table:formula="of:=CONCATENATE(&quot;./generate_case&quot;; &quot; &quot;;[.D45];&quot; &quot;;[.E45])" office:value-type="string" office:string-value="./generate_case BPNODE_SEND_CHANNEL_CONTACT_STAT_HK_CC BPNode_SendChannelContactStatHkCmd" calcext:value-type="string">
            <text:p>./generate_case BPNODE_SEND_CHANNEL_CONTACT_STAT_HK_CC BPNode_SendChannelContactStatHkCmd</text:p>
          </table:table-cell>
          <table:table-cell table:number-columns-repeated="63"/>
        </table:table-row>
        <table:table-row table:style-name="ro2">
          <table:table-cell table:style-name="ce3"/>
          <table:table-cell table:number-columns-repeated="63"/>
        </table:table-row>
        <table:table-row table:style-name="ro2">
          <table:table-cell table:style-name="ce5" office:value-type="string" calcext:value-type="string">
            <text:p>File cmdem - Generate command functions</text:p>
          </table:table-cell>
          <table:table-cell table:number-columns-repeated="63"/>
        </table:table-row>
        <table:table-row table:style-name="ro2">
          <table:table-cell table:style-name="ce3" table:formula="of:=CONCATENATE([.A1];&quot; &quot;&quot;&quot;;[.B1];&quot;&quot;&quot; &quot;;&quot; &quot;;[.D1];&quot; &quot;;[.E1])" office:value-type="string" office:string-value="./generate_cmd &quot;Noop&quot;  BPNODE_NOOP_CC BPNode_NoopCmd" calcext:value-type="string">
            <text:p>./generate_cmd "Noop" <text:s/>BPNODE_NOOP_CC BPNode_NoopCmd</text:p>
          </table:table-cell>
          <table:table-cell table:number-columns-repeated="63"/>
        </table:table-row>
        <table:table-row table:style-name="ro2">
          <table:table-cell table:style-name="ce3" table:formula="of:=CONCATENATE([.A2];&quot; &quot;&quot;&quot;;[.B2];&quot;&quot;&quot; &quot;;&quot; &quot;;[.D2];&quot; &quot;;[.E2])" office:value-type="string" office:string-value="./generate_cmd &quot;Add All Applications&quot;  BPNODE_ADD_ALL_APPLICATIONS_CC BPNode_AddAllApplicationsCmd" calcext:value-type="string">
            <text:p>./generate_cmd "Add All Applications" <text:s/>BPNODE_ADD_ALL_APPLICATIONS_CC BPNode_AddAllApplicationsCmd</text:p>
          </table:table-cell>
          <table:table-cell table:number-columns-repeated="63"/>
        </table:table-row>
        <table:table-row table:style-name="ro2">
          <table:table-cell table:style-name="ce3" table:formula="of:=CONCATENATE([.A3];&quot; &quot;&quot;&quot;;[.B3];&quot;&quot;&quot; &quot;;&quot; &quot;;[.D3];&quot; &quot;;[.E3])" office:value-type="string" office:string-value="./generate_cmd &quot;Start All Applications&quot;  BPNODE_START_ALL_APPLICATIONS_CC BPNode_StartAllApplicationsCmd" calcext:value-type="string">
            <text:p>./generate_cmd "Start All Applications" <text:s/>BPNODE_START_ALL_APPLICATIONS_CC BPNode_StartAllApplicationsCmd</text:p>
          </table:table-cell>
          <table:table-cell table:number-columns-repeated="63"/>
        </table:table-row>
        <table:table-row table:style-name="ro2">
          <table:table-cell table:style-name="ce3" table:formula="of:=CONCATENATE([.A4];&quot; &quot;&quot;&quot;;[.B4];&quot;&quot;&quot; &quot;;&quot; &quot;;[.D4];&quot; &quot;;[.E4])" office:value-type="string" office:string-value="./generate_cmd &quot;Verify Bundle Storage&quot;  BPNODE_VERIFY_BUNDLE_STORAGE_CC BPNode_VerifyBundleStorageCmd" calcext:value-type="string">
            <text:p>./generate_cmd "Verify Bundle Storage" <text:s/>BPNODE_VERIFY_BUNDLE_STORAGE_CC BPNode_VerifyBundleStorageCmd</text:p>
          </table:table-cell>
          <table:table-cell table:number-columns-repeated="63"/>
        </table:table-row>
        <table:table-row table:style-name="ro2">
          <table:table-cell table:style-name="ce3" table:formula="of:=CONCATENATE([.A5];&quot; &quot;&quot;&quot;;[.B5];&quot;&quot;&quot; &quot;;&quot; &quot;;[.D5];&quot; &quot;;[.E5])" office:value-type="string" office:string-value="./generate_cmd &quot;Initialize Bundle Storage&quot;  BPNODE_INIT_BUNDLE_STORAGE_CC BPNode_InitBundleStorageCmd" calcext:value-type="string">
            <text:p>./generate_cmd "Initialize Bundle Storage" <text:s/>BPNODE_INIT_BUNDLE_STORAGE_CC BPNode_InitBundleStorageCmd</text:p>
          </table:table-cell>
          <table:table-cell table:number-columns-repeated="63"/>
        </table:table-row>
        <table:table-row table:style-name="ro2">
          <table:table-cell table:style-name="ce3" table:formula="of:=CONCATENATE([.A6];&quot; &quot;&quot;&quot;;[.B6];&quot;&quot;&quot; &quot;;&quot; &quot;;[.D6];&quot; &quot;;[.E6])" office:value-type="string" office:string-value="./generate_cmd &quot;Verify Bundle Metadata (7.2)&quot;  BPNODE_VERIFY_BUNDLE_METADATA_CC BPNode_VerifyBundleMetadataCmd" calcext:value-type="string">
            <text:p>./generate_cmd "Verify Bundle Metadata (7.2)" <text:s/>BPNODE_VERIFY_BUNDLE_METADATA_CC BPNode_VerifyBundleMetadataCmd</text:p>
          </table:table-cell>
          <table:table-cell table:number-columns-repeated="63"/>
        </table:table-row>
        <table:table-row table:style-name="ro2">
          <table:table-cell table:style-name="ce3" table:formula="of:=CONCATENATE([.A7];&quot; &quot;&quot;&quot;;[.B7];&quot;&quot;&quot; &quot;;&quot; &quot;;[.D7];&quot; &quot;;[.E7])" office:value-type="string" office:string-value="./generate_cmd &quot;Rebuild Bundle Metadata&quot;  BPNODE_REBUILD_BUNDLE_METADATA_CC BPNode_RebuildBundleMetadataCmd" calcext:value-type="string">
            <text:p>./generate_cmd "Rebuild Bundle Metadata" <text:s/>BPNODE_REBUILD_BUNDLE_METADATA_CC BPNode_RebuildBundleMetadataCmd</text:p>
          </table:table-cell>
          <table:table-cell table:number-columns-repeated="63"/>
        </table:table-row>
        <table:table-row table:style-name="ro2">
          <table:table-cell table:style-name="ce3" table:formula="of:=CONCATENATE([.A8];&quot; &quot;&quot;&quot;;[.B8];&quot;&quot;&quot; &quot;;&quot; &quot;;[.D8];&quot; &quot;;[.E8])" office:value-type="string" office:string-value="./generate_cmd &quot;Clear Volatile&quot;  BPNODE_CLEAR_VOLATILE_CC BPNode_ClearVolatileCmd" calcext:value-type="string">
            <text:p>./generate_cmd "Clear Volatile" <text:s/>BPNODE_CLEAR_VOLATILE_CC BPNode_ClearVolatileCmd</text:p>
          </table:table-cell>
          <table:table-cell table:number-columns-repeated="63"/>
        </table:table-row>
        <table:table-row table:style-name="ro2">
          <table:table-cell table:style-name="ce3" table:formula="of:=CONCATENATE([.A9];&quot; &quot;&quot;&quot;;[.B9];&quot;&quot;&quot; &quot;;&quot; &quot;;[.D9];&quot; &quot;;[.E9])" office:value-type="string" office:string-value="./generate_cmd &quot;Reload Saved Data (7.2)&quot;  BPNODE_RELOAD_SAVED_DATA_CC BPNode_ReloadSavedDataCmd" calcext:value-type="string">
            <text:p>./generate_cmd "Reload Saved Data (7.2)" <text:s/>BPNODE_RELOAD_SAVED_DATA_CC BPNode_ReloadSavedDataCmd</text:p>
          </table:table-cell>
          <table:table-cell table:number-columns-repeated="63"/>
        </table:table-row>
        <table:table-row table:style-name="ro2">
          <table:table-cell table:style-name="ce3" table:formula="of:=CONCATENATE([.A10];&quot; &quot;&quot;&quot;;[.B10];&quot;&quot;&quot; &quot;;&quot; &quot;;[.D10];&quot; &quot;;[.E10])" office:value-type="string" office:string-value="./generate_cmd &quot;Reset All Counters&quot;  BPNODE_RESET_ALL_COUNTERS_CC BPNode_ResetAllCountersCmd" calcext:value-type="string">
            <text:p>./generate_cmd "Reset All Counters" <text:s/>BPNODE_RESET_ALL_COUNTERS_CC BPNode_ResetAllCountersCmd</text:p>
          </table:table-cell>
          <table:table-cell table:number-columns-repeated="63"/>
        </table:table-row>
        <table:table-row table:style-name="ro2">
          <table:table-cell table:style-name="ce3" table:formula="of:=CONCATENATE([.A11];&quot; &quot;&quot;&quot;;[.B11];&quot;&quot;&quot; &quot;;&quot; &quot;;[.D11];&quot; &quot;;[.E11])" office:value-type="string" office:string-value="./generate_cmd &quot;Reset Counter&quot;  BPNODE_RESET_COUNTER_CC BPNode_ResetCounterCmd" calcext:value-type="string">
            <text:p>./generate_cmd "Reset Counter" <text:s/>BPNODE_RESET_COUNTER_CC BPNode_ResetCounterCmd</text:p>
          </table:table-cell>
          <table:table-cell table:number-columns-repeated="63"/>
        </table:table-row>
        <table:table-row table:style-name="ro2">
          <table:table-cell table:style-name="ce3" table:formula="of:=CONCATENATE([.A12];&quot; &quot;&quot;&quot;;[.B12];&quot;&quot;&quot; &quot;;&quot; &quot;;[.D12];&quot; &quot;;[.E12])" office:value-type="string" office:string-value="./generate_cmd &quot;Reset Source Counters&quot;  BPNODE_RESET_SOURCE_COUNTERS_CC BPNode_ResetSourceCountersCmd" calcext:value-type="string">
            <text:p>./generate_cmd "Reset Source Counters" <text:s/>BPNODE_RESET_SOURCE_COUNTERS_CC BPNode_ResetSourceCountersCmd</text:p>
          </table:table-cell>
          <table:table-cell table:number-columns-repeated="63"/>
        </table:table-row>
        <table:table-row table:style-name="ro2">
          <table:table-cell table:style-name="ce3" table:formula="of:=CONCATENATE([.A13];&quot; &quot;&quot;&quot;;[.B13];&quot;&quot;&quot; &quot;;&quot; &quot;;[.D13];&quot; &quot;;[.E13])" office:value-type="string" office:string-value="./generate_cmd &quot;Reset Bundle Counters&quot;  BPNODE_RESET_BUNDLE_COUNTERS_CC BPNode_ResetBundleCountersCmd" calcext:value-type="string">
            <text:p>./generate_cmd "Reset Bundle Counters" <text:s/>BPNODE_RESET_BUNDLE_COUNTERS_CC BPNode_ResetBundleCountersCmd</text:p>
          </table:table-cell>
          <table:table-cell table:number-columns-repeated="63"/>
        </table:table-row>
        <table:table-row table:style-name="ro2">
          <table:table-cell table:style-name="ce3" table:formula="of:=CONCATENATE([.A14];&quot; &quot;&quot;&quot;;[.B14];&quot;&quot;&quot; &quot;;&quot; &quot;;[.D14];&quot; &quot;;[.E14])" office:value-type="string" office:string-value="./generate_cmd &quot;Reset Error Counters&quot;  BPNODE_RESET_ERROR_COUNTERS_CC BPNode_ResetErrorCountersCmd" calcext:value-type="string">
            <text:p>./generate_cmd "Reset Error Counters" <text:s/>BPNODE_RESET_ERROR_COUNTERS_CC BPNode_ResetErrorCountersCmd</text:p>
          </table:table-cell>
          <table:table-cell table:number-columns-repeated="63"/>
        </table:table-row>
        <table:table-row table:style-name="ro2">
          <table:table-cell table:style-name="ce3" table:formula="of:=CONCATENATE([.A15];&quot; &quot;&quot;&quot;;[.B15];&quot;&quot;&quot; &quot;;&quot; &quot;;[.D15];&quot; &quot;;[.E15])" office:value-type="string" office:string-value="./generate_cmd &quot;Add Application&quot;  BPNODE_ADD_APPLICATION_CC BPNode_AddApplicationCmd" calcext:value-type="string">
            <text:p>./generate_cmd "Add Application" <text:s/>BPNODE_ADD_APPLICATION_CC BPNode_AddApplicationCmd</text:p>
          </table:table-cell>
          <table:table-cell table:number-columns-repeated="63"/>
        </table:table-row>
        <table:table-row table:style-name="ro2">
          <table:table-cell table:style-name="ce3" table:formula="of:=CONCATENATE([.A16];&quot; &quot;&quot;&quot;;[.B16];&quot;&quot;&quot; &quot;;&quot; &quot;;[.D16];&quot; &quot;;[.E16])" office:value-type="string" office:string-value="./generate_cmd &quot;Remove Application&quot;  BPNODE_REMOVE_APPLICATION_CC BPNode_RemoveApplicationCmd" calcext:value-type="string">
            <text:p>./generate_cmd "Remove Application" <text:s/>BPNODE_REMOVE_APPLICATION_CC BPNode_RemoveApplicationCmd</text:p>
          </table:table-cell>
          <table:table-cell table:number-columns-repeated="63"/>
        </table:table-row>
        <table:table-row table:style-name="ro2">
          <table:table-cell table:style-name="ce3" table:formula="of:=CONCATENATE([.A17];&quot; &quot;&quot;&quot;;[.B17];&quot;&quot;&quot; &quot;;&quot; &quot;;[.D17];&quot; &quot;;[.E17])" office:value-type="string" office:string-value="./generate_cmd &quot;Set Registration State&quot;  BPNODE_SET_REGISTRATION_STATE_CC BPNode_SetRegistrationStateCmd" calcext:value-type="string">
            <text:p>./generate_cmd "Set Registration State" <text:s/>BPNODE_SET_REGISTRATION_STATE_CC BPNode_SetRegistrationStateCmd</text:p>
          </table:table-cell>
          <table:table-cell table:number-columns-repeated="63"/>
        </table:table-row>
        <table:table-row table:style-name="ro2">
          <table:table-cell table:style-name="ce3" table:formula="of:=CONCATENATE([.A18];&quot; &quot;&quot;&quot;;[.B18];&quot;&quot;&quot; &quot;;&quot; &quot;;[.D18];&quot; &quot;;[.E18])" office:value-type="string" office:string-value="./generate_cmd &quot;Start Application&quot;  BPNODE_START_APPLICATION_CC BPNode_StartApplicationCmd" calcext:value-type="string">
            <text:p>./generate_cmd "Start Application" <text:s/>BPNODE_START_APPLICATION_CC BPNode_StartApplicationCmd</text:p>
          </table:table-cell>
          <table:table-cell table:number-columns-repeated="63"/>
        </table:table-row>
        <table:table-row table:style-name="ro2">
          <table:table-cell table:style-name="ce3" table:formula="of:=CONCATENATE([.A19];&quot; &quot;&quot;&quot;;[.B19];&quot;&quot;&quot; &quot;;&quot; &quot;;[.D19];&quot; &quot;;[.E19])" office:value-type="string" office:string-value="./generate_cmd &quot;Stop Application&quot;  BPNODE_STOP_APPLICATION_CC BPNode_StopApplicationCmd" calcext:value-type="string">
            <text:p>./generate_cmd "Stop Application" <text:s/>BPNODE_STOP_APPLICATION_CC BPNode_StopApplicationCmd</text:p>
          </table:table-cell>
          <table:table-cell table:number-columns-repeated="63"/>
        </table:table-row>
        <table:table-row table:style-name="ro2">
          <table:table-cell table:style-name="ce3" table:formula="of:=CONCATENATE([.A20];&quot; &quot;&quot;&quot;;[.B20];&quot;&quot;&quot; &quot;;&quot; &quot;;[.D20];&quot; &quot;;[.E20])" office:value-type="string" office:string-value="./generate_cmd &quot;Add Authorized Sources&quot;  BPNODE_ADD_AUTH_SOURCES_CC BPNode_AddAuthSourcesCmd" calcext:value-type="string">
            <text:p>./generate_cmd "Add Authorized Sources" <text:s/>BPNODE_ADD_AUTH_SOURCES_CC BPNode_AddAuthSourcesCmd</text:p>
          </table:table-cell>
          <table:table-cell table:number-columns-repeated="63"/>
        </table:table-row>
        <table:table-row table:style-name="ro2">
          <table:table-cell table:style-name="ce3" table:formula="of:=CONCATENATE([.A21];&quot; &quot;&quot;&quot;;[.B21];&quot;&quot;&quot; &quot;;&quot; &quot;;[.D21];&quot; &quot;;[.E21])" office:value-type="string" office:string-value="./generate_cmd &quot;Remove Authorized Sources&quot;  BPNODE_REMOVE_AUTH_SOURCES_CC BPNode_RemoveAuthSourcesCmd" calcext:value-type="string">
            <text:p>./generate_cmd "Remove Authorized Sources" <text:s/>BPNODE_REMOVE_AUTH_SOURCES_CC BPNode_RemoveAuthSourcesCmd</text:p>
          </table:table-cell>
          <table:table-cell table:number-columns-repeated="63"/>
        </table:table-row>
        <table:table-row table:style-name="ro2">
          <table:table-cell table:style-name="ce3" table:formula="of:=CONCATENATE([.A22];&quot; &quot;&quot;&quot;;[.B22];&quot;&quot;&quot; &quot;;&quot; &quot;;[.D22];&quot; &quot;;[.E22])" office:value-type="string" office:string-value="./generate_cmd &quot;Add Authorized Custody Sources&quot;  BPNODE_ADD_AUTH_CUSTODY_SOURCES_CC BPNode_AddAuthCustodySourcesCmd" calcext:value-type="string">
            <text:p>./generate_cmd "Add Authorized Custody Sources" <text:s/>BPNODE_ADD_AUTH_CUSTODY_SOURCES_CC BPNode_AddAuthCustodySourcesCmd</text:p>
          </table:table-cell>
          <table:table-cell table:number-columns-repeated="63"/>
        </table:table-row>
        <table:table-row table:style-name="ro2">
          <table:table-cell table:style-name="ce3" table:formula="of:=CONCATENATE([.A23];&quot; &quot;&quot;&quot;;[.B23];&quot;&quot;&quot; &quot;;&quot; &quot;;[.D23];&quot; &quot;;[.E23])" office:value-type="string" office:string-value="./generate_cmd &quot;Remove Authorized Custody Sources&quot;  BPNODE_REMOVE_AUTH_CUSTODY_SOURCES_CC BPNode_RemoveAuthCustodySourcesCmd" calcext:value-type="string">
            <text:p>./generate_cmd "Remove Authorized Custody Sources" <text:s/>BPNODE_REMOVE_AUTH_CUSTODY_SOURCES_CC BPNode_RemoveAuthCustodySourcesCmd</text:p>
          </table:table-cell>
          <table:table-cell table:number-columns-repeated="63"/>
        </table:table-row>
        <table:table-row table:style-name="ro2">
          <table:table-cell table:style-name="ce3" table:formula="of:=CONCATENATE([.A24];&quot; &quot;&quot;&quot;;[.B24];&quot;&quot;&quot; &quot;;&quot; &quot;;[.D24];&quot; &quot;;[.E24])" office:value-type="string" office:string-value="./generate_cmd &quot;Add Authorized Custodians&quot;  BPNODE_ADD_AUTH_CUSTODIANS_CC BPNode_AddAuthCustodiansCmd" calcext:value-type="string">
            <text:p>./generate_cmd "Add Authorized Custodians" <text:s/>BPNODE_ADD_AUTH_CUSTODIANS_CC BPNode_AddAuthCustodiansCmd</text:p>
          </table:table-cell>
          <table:table-cell table:number-columns-repeated="63"/>
        </table:table-row>
        <table:table-row table:style-name="ro2">
          <table:table-cell table:style-name="ce3" table:formula="of:=CONCATENATE([.A25];&quot; &quot;&quot;&quot;;[.B25];&quot;&quot;&quot; &quot;;&quot; &quot;;[.D25];&quot; &quot;;[.E25])" office:value-type="string" office:string-value="./generate_cmd &quot;Remove Authorized Custodians&quot;  BPNODE_REMOVE_AUTH_CUSTODIANS_CC BPNode_RemoveAuthCustodiansCmd" calcext:value-type="string">
            <text:p>./generate_cmd "Remove Authorized Custodians" <text:s/>BPNODE_REMOVE_AUTH_CUSTODIANS_CC BPNode_RemoveAuthCustodiansCmd</text:p>
          </table:table-cell>
          <table:table-cell table:number-columns-repeated="63"/>
        </table:table-row>
        <table:table-row table:style-name="ro2">
          <table:table-cell table:style-name="ce3" table:formula="of:=CONCATENATE([.A26];&quot; &quot;&quot;&quot;;[.B26];&quot;&quot;&quot; &quot;;&quot; &quot;;[.D26];&quot; &quot;;[.E26])" office:value-type="string" office:string-value="./generate_cmd &quot;Add Authorized Report-to EID&quot;  BPNODE_ADD_AUTH_REPORT_TO_EID_CC BPNode_AddAuthReportToEidCmd" calcext:value-type="string">
            <text:p>./generate_cmd "Add Authorized Report-to EID" <text:s/>BPNODE_ADD_AUTH_REPORT_TO_EID_CC BPNode_AddAuthReportToEidCmd</text:p>
          </table:table-cell>
          <table:table-cell table:number-columns-repeated="63"/>
        </table:table-row>
        <table:table-row table:style-name="ro2">
          <table:table-cell table:style-name="ce3" table:formula="of:=CONCATENATE([.A27];&quot; &quot;&quot;&quot;;[.B27];&quot;&quot;&quot; &quot;;&quot; &quot;;[.D27];&quot; &quot;;[.E27])" office:value-type="string" office:string-value="./generate_cmd &quot;Remove Authorized Report-to EID&quot;  BPNODE_REMOVE_AUTH_REPORT_TO_EID_CC BPNode_RemoveAuthReportToEidCmd" calcext:value-type="string">
            <text:p>./generate_cmd "Remove Authorized Report-to EID" <text:s/>BPNODE_REMOVE_AUTH_REPORT_TO_EID_CC BPNode_RemoveAuthReportToEidCmd</text:p>
          </table:table-cell>
          <table:table-cell table:number-columns-repeated="63"/>
        </table:table-row>
        <table:table-row table:style-name="ro2">
          <table:table-cell table:style-name="ce3" table:formula="of:=CONCATENATE([.A28];&quot; &quot;&quot;&quot;;[.B28];&quot;&quot;&quot; &quot;;&quot; &quot;;[.D28];&quot; &quot;;[.E28])" office:value-type="string" office:string-value="./generate_cmd &quot;Add Latency&quot;  BPNODE_ADD_LATENCY_CC BPNode_AddLatencyCmd" calcext:value-type="string">
            <text:p>./generate_cmd "Add Latency" <text:s/>BPNODE_ADD_LATENCY_CC BPNode_AddLatencyCmd</text:p>
          </table:table-cell>
          <table:table-cell table:number-columns-repeated="63"/>
        </table:table-row>
        <table:table-row table:style-name="ro2">
          <table:table-cell table:style-name="ce3" table:formula="of:=CONCATENATE([.A29];&quot; &quot;&quot;&quot;;[.B29];&quot;&quot;&quot; &quot;;&quot; &quot;;[.D29];&quot; &quot;;[.E29])" office:value-type="string" office:string-value="./generate_cmd &quot;Remove Latency&quot;  BPNODE_REMOVE_LATENCY_CC BPNode_RemoveLatencyCmd" calcext:value-type="string">
            <text:p>./generate_cmd "Remove Latency" <text:s/>BPNODE_REMOVE_LATENCY_CC BPNode_RemoveLatencyCmd</text:p>
          </table:table-cell>
          <table:table-cell table:number-columns-repeated="63"/>
        </table:table-row>
        <table:table-row table:style-name="ro2">
          <table:table-cell table:style-name="ce3" table:formula="of:=CONCATENATE([.A30];&quot; &quot;&quot;&quot;;[.B30];&quot;&quot;&quot; &quot;;&quot; &quot;;[.D30];&quot; &quot;;[.E30])" office:value-type="string" office:string-value="./generate_cmd &quot;Contact Setup&quot;  BPNODE_CONTACT_SETUP_CC BPNode_ContactSetupCmd" calcext:value-type="string">
            <text:p>./generate_cmd "Contact Setup" <text:s/>BPNODE_CONTACT_SETUP_CC BPNode_ContactSetupCmd</text:p>
          </table:table-cell>
          <table:table-cell table:number-columns-repeated="63"/>
        </table:table-row>
        <table:table-row table:style-name="ro2">
          <table:table-cell table:style-name="ce3" table:formula="of:=CONCATENATE([.A31];&quot; &quot;&quot;&quot;;[.B31];&quot;&quot;&quot; &quot;;&quot; &quot;;[.D31];&quot; &quot;;[.E31])" office:value-type="string" office:string-value="./generate_cmd &quot;Contact Start&quot;  BPNODE_CONTACT_START_CC BPNode_ContactStartCmd" calcext:value-type="string">
            <text:p>./generate_cmd "Contact Start" <text:s/>BPNODE_CONTACT_START_CC BPNode_ContactStartCmd</text:p>
          </table:table-cell>
          <table:table-cell table:number-columns-repeated="63"/>
        </table:table-row>
        <table:table-row table:style-name="ro2">
          <table:table-cell table:style-name="ce3" table:formula="of:=CONCATENATE([.A32];&quot; &quot;&quot;&quot;;[.B32];&quot;&quot;&quot; &quot;;&quot; &quot;;[.D32];&quot; &quot;;[.E32])" office:value-type="string" office:string-value="./generate_cmd &quot;Contact Stop&quot;  BPNODE_CONTACT_STOP_CC BPNode_ContactStopCmd" calcext:value-type="string">
            <text:p>./generate_cmd "Contact Stop" <text:s/>BPNODE_CONTACT_STOP_CC BPNode_ContactStopCmd</text:p>
          </table:table-cell>
          <table:table-cell table:number-columns-repeated="63"/>
        </table:table-row>
        <table:table-row table:style-name="ro2">
          <table:table-cell table:style-name="ce3" table:formula="of:=CONCATENATE([.A33];&quot; &quot;&quot;&quot;;[.B33];&quot;&quot;&quot; &quot;;&quot; &quot;;[.D33];&quot; &quot;;[.E33])" office:value-type="string" office:string-value="./generate_cmd &quot;Contact Teardown&quot;  BPNODE_CONTACT_TEARDOWN_CC BPNode_ContactTeardownCmd" calcext:value-type="string">
            <text:p>./generate_cmd "Contact Teardown" <text:s/>BPNODE_CONTACT_TEARDOWN_CC BPNode_ContactTeardownCmd</text:p>
          </table:table-cell>
          <table:table-cell table:number-columns-repeated="63"/>
        </table:table-row>
        <table:table-row table:style-name="ro2">
          <table:table-cell table:style-name="ce3" table:formula="of:=CONCATENATE([.A34];&quot; &quot;&quot;&quot;;[.B34];&quot;&quot;&quot; &quot;;&quot; &quot;;[.D34];&quot; &quot;;[.E34])" office:value-type="string" office:string-value="./generate_cmd &quot;Add MIB Array Key&quot;  BPNODE_ADD_MIB_ARRAY_KEY_CC BPNode_AddMibArrayKeyCmd" calcext:value-type="string">
            <text:p>./generate_cmd "Add MIB Array Key" <text:s/>BPNODE_ADD_MIB_ARRAY_KEY_CC BPNode_AddMibArrayKeyCmd</text:p>
          </table:table-cell>
          <table:table-cell table:number-columns-repeated="63"/>
        </table:table-row>
        <table:table-row table:style-name="ro2">
          <table:table-cell table:style-name="ce3" table:formula="of:=CONCATENATE([.A35];&quot; &quot;&quot;&quot;;[.B35];&quot;&quot;&quot; &quot;;&quot; &quot;;[.D35];&quot; &quot;;[.E35])" office:value-type="string" office:string-value="./generate_cmd &quot;Remove MIB Array Key&quot;  BPNODE_REMOVE_MIB_ARRAY_KEY_CC BPNode_RemoveMibArrayKeyCmd" calcext:value-type="string">
            <text:p>./generate_cmd "Remove MIB Array Key" <text:s/>BPNODE_REMOVE_MIB_ARRAY_KEY_CC BPNode_RemoveMibArrayKeyCmd</text:p>
          </table:table-cell>
          <table:table-cell table:number-columns-repeated="63"/>
        </table:table-row>
        <table:table-row table:style-name="ro2">
          <table:table-cell table:style-name="ce3" table:formula="of:=CONCATENATE([.A36];&quot; &quot;&quot;&quot;;[.B36];&quot;&quot;&quot; &quot;;&quot; &quot;;[.D36];&quot; &quot;;[.E36])" office:value-type="string" office:string-value="./generate_cmd &quot;Set MIB Item&quot;  BPNODE_SET_MIB_ITEM_CC BPNode_SetMibItemCmd" calcext:value-type="string">
            <text:p>./generate_cmd "Set MIB Item" <text:s/>BPNODE_SET_MIB_ITEM_CC BPNode_SetMibItemCmd</text:p>
          </table:table-cell>
          <table:table-cell table:number-columns-repeated="63"/>
        </table:table-row>
        <table:table-row table:style-name="ro2">
          <table:table-cell table:style-name="ce3" table:formula="of:=CONCATENATE([.A37];&quot; &quot;&quot;&quot;;[.B37];&quot;&quot;&quot; &quot;;&quot; &quot;;[.D37];&quot; &quot;;[.E37])" office:value-type="string" office:string-value="./generate_cmd &quot;Add Storage Allocation&quot;  BPNODE_ADD_STORAGE_ALLOCATION_CC BPNode_AddStorageAllocationCmd" calcext:value-type="string">
            <text:p>./generate_cmd "Add Storage Allocation" <text:s/>BPNODE_ADD_STORAGE_ALLOCATION_CC BPNode_AddStorageAllocationCmd</text:p>
          </table:table-cell>
          <table:table-cell table:number-columns-repeated="63"/>
        </table:table-row>
        <table:table-row table:style-name="ro2">
          <table:table-cell table:style-name="ce3" table:formula="of:=CONCATENATE([.A38];&quot; &quot;&quot;&quot;;[.B38];&quot;&quot;&quot; &quot;;&quot; &quot;;[.D38];&quot; &quot;;[.E38])" office:value-type="string" office:string-value="./generate_cmd &quot;Remove Storage Allocation&quot;  BPNODE_REMOVE_STORAGE_ALLOCATION_CC BPNode_RemoveStorageAllocationCmd" calcext:value-type="string">
            <text:p>./generate_cmd "Remove Storage Allocation" <text:s/>BPNODE_REMOVE_STORAGE_ALLOCATION_CC BPNode_RemoveStorageAllocationCmd</text:p>
          </table:table-cell>
          <table:table-cell table:number-columns-repeated="63"/>
        </table:table-row>
        <table:table-row table:style-name="ro2">
          <table:table-cell table:style-name="ce3" table:formula="of:=CONCATENATE([.A39];&quot; &quot;&quot;&quot;;[.B39];&quot;&quot;&quot; &quot;;&quot; &quot;;[.D39];&quot; &quot;;[.E39])" office:value-type="string" office:string-value="./generate_cmd &quot;Perform Self Test (7.2)&quot;  BPNODE_PERFORM_SELF_TEST_CC BPNode_PerformSelfTestCmd" calcext:value-type="string">
            <text:p>./generate_cmd "Perform Self Test (7.2)" <text:s/>BPNODE_PERFORM_SELF_TEST_CC BPNode_PerformSelfTestCmd</text:p>
          </table:table-cell>
          <table:table-cell table:number-columns-repeated="63"/>
        </table:table-row>
        <table:table-row table:style-name="ro2">
          <table:table-cell table:style-name="ce3" table:formula="of:=CONCATENATE([.A40];&quot; &quot;&quot;&quot;;[.B40];&quot;&quot;&quot; &quot;;&quot; &quot;;[.D40];&quot; &quot;;[.E40])" office:value-type="string" office:string-value="./generate_cmd &quot;Send Node MIB Config HK&quot;  BPNODE_SEND_NODE_MIB_CONFIG_HK_CC BPNode_SendNodeMibConfigHkCmd" calcext:value-type="string">
            <text:p>./generate_cmd "Send Node MIB Config HK" <text:s/>BPNODE_SEND_NODE_MIB_CONFIG_HK_CC BPNode_SendNodeMibConfigHkCmd</text:p>
          </table:table-cell>
          <table:table-cell table:number-columns-repeated="63"/>
        </table:table-row>
        <table:table-row table:style-name="ro2">
          <table:table-cell table:style-name="ce3" table:formula="of:=CONCATENATE([.A41];&quot; &quot;&quot;&quot;;[.B41];&quot;&quot;&quot; &quot;;&quot; &quot;;[.D41];&quot; &quot;;[.E41])" office:value-type="string" office:string-value="./generate_cmd &quot;Send Per-Source MIB Config HK&quot;  BPNODE_SEND_SOURCE_MIB_CONFIG_HK_CC BPNode_SendSourceMibConfigHkCmd" calcext:value-type="string">
            <text:p>./generate_cmd "Send Per-Source MIB Config HK" <text:s/>BPNODE_SEND_SOURCE_MIB_CONFIG_HK_CC BPNode_SendSourceMibConfigHkCmd</text:p>
          </table:table-cell>
          <table:table-cell table:number-columns-repeated="63"/>
        </table:table-row>
        <table:table-row table:style-name="ro2">
          <table:table-cell table:style-name="ce3" table:formula="of:=CONCATENATE([.A42];&quot; &quot;&quot;&quot;;[.B42];&quot;&quot;&quot; &quot;;&quot; &quot;;[.D42];&quot; &quot;;[.E42])" office:value-type="string" office:string-value="./generate_cmd &quot;Send Node MIB Counter HK&quot;  BPNODE_SEND_NODE_MIB_COUNTERS_HK_CC BPNode_SendNodeMibCountersHkCmd" calcext:value-type="string">
            <text:p>./generate_cmd "Send Node MIB Counter HK" <text:s/>BPNODE_SEND_NODE_MIB_COUNTERS_HK_CC BPNode_SendNodeMibCountersHkCmd</text:p>
          </table:table-cell>
          <table:table-cell table:number-columns-repeated="63"/>
        </table:table-row>
        <table:table-row table:style-name="ro2">
          <table:table-cell table:style-name="ce3" table:formula="of:=CONCATENATE([.A43];&quot; &quot;&quot;&quot;;[.B43];&quot;&quot;&quot; &quot;;&quot; &quot;;[.D43];&quot; &quot;;[.E43])" office:value-type="string" office:string-value="./generate_cmd &quot;Send Per-Source MIB Counter HK&quot;  BPNODE_SEND_SOURCE_MIB_COUNTERS_HK_CC BPNode_SendSourceMibCountersHkCmd" calcext:value-type="string">
            <text:p>./generate_cmd "Send Per-Source MIB Counter HK" <text:s/>BPNODE_SEND_SOURCE_MIB_COUNTERS_HK_CC BPNode_SendSourceMibCountersHkCmd</text:p>
          </table:table-cell>
          <table:table-cell table:number-columns-repeated="63"/>
        </table:table-row>
        <table:table-row table:style-name="ro2">
          <table:table-cell table:style-name="ce3" table:formula="of:=CONCATENATE([.A44];&quot; &quot;&quot;&quot;;[.B44];&quot;&quot;&quot; &quot;;&quot; &quot;;[.D44];&quot; &quot;;[.E44])" office:value-type="string" office:string-value="./generate_cmd &quot;Send Storage HK&quot;  BPNODE_SEND_STORAGE_HK BPNode_SendStorageHk" calcext:value-type="string">
            <text:p>./generate_cmd "Send Storage HK" <text:s/>BPNODE_SEND_STORAGE_HK BPNode_SendStorageHk</text:p>
          </table:table-cell>
          <table:table-cell table:number-columns-repeated="63"/>
        </table:table-row>
        <table:table-row table:style-name="ro2">
          <table:table-cell table:style-name="ce3" table:formula="of:=CONCATENATE([.A45];&quot; &quot;&quot;&quot;;[.B45];&quot;&quot;&quot; &quot;;&quot; &quot;;[.D45];&quot; &quot;;[.E45])" office:value-type="string" office:string-value="./generate_cmd &quot;Send Channel/Contact Status HK&quot;  BPNODE_SEND_CHANNEL_CONTACT_STAT_HK_CC BPNode_SendChannelContactStatHkCmd" calcext:value-type="string">
            <text:p>./generate_cmd "Send Channel/Contact Status HK" <text:s/>BPNODE_SEND_CHANNEL_CONTACT_STAT_HK_CC BPNode_SendChannelContactStatHkCmd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ce6" office:value-type="string" calcext:value-type="string">
            <text:p>File typedefem - Generate data structure typedefs</text:p>
          </table:table-cell>
          <table:table-cell table:number-columns-repeated="63"/>
        </table:table-row>
        <table:table-row table:style-name="ro2">
          <table:table-cell table:formula="of:=CONCATENATE([.H1];&quot; &quot;&quot;&quot;;[.B1];&quot;&quot;&quot; &quot;;&quot; &quot;;[.D1];&quot; &quot;;[.E1])" office:value-type="string" office:string-value="./generate_typedef &quot;Noop&quot;  BPNODE_NOOP_CC BPNode_NoopCmd" calcext:value-type="string">
            <text:p>./generate_typedef "Noop" <text:s/>BPNODE_NOOP_CC BPNode_NoopCmd</text:p>
          </table:table-cell>
          <table:table-cell table:number-columns-repeated="63"/>
        </table:table-row>
        <table:table-row table:style-name="ro2">
          <table:table-cell table:formula="of:=CONCATENATE([.H2];&quot; &quot;&quot;&quot;;[.B2];&quot;&quot;&quot; &quot;;&quot; &quot;;[.D2];&quot; &quot;;[.E2])" office:value-type="string" office:string-value="./generate_typedef &quot;Add All Applications&quot;  BPNODE_ADD_ALL_APPLICATIONS_CC BPNode_AddAllApplicationsCmd" calcext:value-type="string">
            <text:p>./generate_typedef "Add All Applications" <text:s/>BPNODE_ADD_ALL_APPLICATIONS_CC BPNode_AddAllApplicationsCmd</text:p>
          </table:table-cell>
          <table:table-cell table:number-columns-repeated="63"/>
        </table:table-row>
        <table:table-row table:style-name="ro2">
          <table:table-cell table:formula="of:=CONCATENATE([.H3];&quot; &quot;&quot;&quot;;[.B3];&quot;&quot;&quot; &quot;;&quot; &quot;;[.D3];&quot; &quot;;[.E3])" office:value-type="string" office:string-value="./generate_typedef &quot;Start All Applications&quot;  BPNODE_START_ALL_APPLICATIONS_CC BPNode_StartAllApplicationsCmd" calcext:value-type="string">
            <text:p>./generate_typedef "Start All Applications" <text:s/>BPNODE_START_ALL_APPLICATIONS_CC BPNode_StartAllApplicationsCmd</text:p>
          </table:table-cell>
          <table:table-cell table:number-columns-repeated="63"/>
        </table:table-row>
        <table:table-row table:style-name="ro2">
          <table:table-cell table:formula="of:=CONCATENATE([.H4];&quot; &quot;&quot;&quot;;[.B4];&quot;&quot;&quot; &quot;;&quot; &quot;;[.D4];&quot; &quot;;[.E4])" office:value-type="string" office:string-value="./generate_typedef &quot;Verify Bundle Storage&quot;  BPNODE_VERIFY_BUNDLE_STORAGE_CC BPNode_VerifyBundleStorageCmd" calcext:value-type="string">
            <text:p>./generate_typedef "Verify Bundle Storage" <text:s/>BPNODE_VERIFY_BUNDLE_STORAGE_CC BPNode_VerifyBundleStorageCmd</text:p>
          </table:table-cell>
          <table:table-cell table:number-columns-repeated="63"/>
        </table:table-row>
        <table:table-row table:style-name="ro2">
          <table:table-cell table:formula="of:=CONCATENATE([.H5];&quot; &quot;&quot;&quot;;[.B5];&quot;&quot;&quot; &quot;;&quot; &quot;;[.D5];&quot; &quot;;[.E5])" office:value-type="string" office:string-value="./generate_typedef &quot;Initialize Bundle Storage&quot;  BPNODE_INIT_BUNDLE_STORAGE_CC BPNode_InitBundleStorageCmd" calcext:value-type="string">
            <text:p>./generate_typedef "Initialize Bundle Storage" <text:s/>BPNODE_INIT_BUNDLE_STORAGE_CC BPNode_InitBundleStorageCmd</text:p>
          </table:table-cell>
          <table:table-cell table:number-columns-repeated="63"/>
        </table:table-row>
        <table:table-row table:style-name="ro2">
          <table:table-cell table:formula="of:=CONCATENATE([.H6];&quot; &quot;&quot;&quot;;[.B6];&quot;&quot;&quot; &quot;;&quot; &quot;;[.D6];&quot; &quot;;[.E6])" office:value-type="string" office:string-value="./generate_typedef &quot;Verify Bundle Metadata (7.2)&quot;  BPNODE_VERIFY_BUNDLE_METADATA_CC BPNode_VerifyBundleMetadataCmd" calcext:value-type="string">
            <text:p>./generate_typedef "Verify Bundle Metadata (7.2)" <text:s/>BPNODE_VERIFY_BUNDLE_METADATA_CC BPNode_VerifyBundleMetadataCmd</text:p>
          </table:table-cell>
          <table:table-cell table:number-columns-repeated="63"/>
        </table:table-row>
        <table:table-row table:style-name="ro2">
          <table:table-cell table:formula="of:=CONCATENATE([.H7];&quot; &quot;&quot;&quot;;[.B7];&quot;&quot;&quot; &quot;;&quot; &quot;;[.D7];&quot; &quot;;[.E7])" office:value-type="string" office:string-value="./generate_typedef &quot;Rebuild Bundle Metadata&quot;  BPNODE_REBUILD_BUNDLE_METADATA_CC BPNode_RebuildBundleMetadataCmd" calcext:value-type="string">
            <text:p>./generate_typedef "Rebuild Bundle Metadata" <text:s/>BPNODE_REBUILD_BUNDLE_METADATA_CC BPNode_RebuildBundleMetadataCmd</text:p>
          </table:table-cell>
          <table:table-cell table:number-columns-repeated="63"/>
        </table:table-row>
        <table:table-row table:style-name="ro2">
          <table:table-cell table:formula="of:=CONCATENATE([.H8];&quot; &quot;&quot;&quot;;[.B8];&quot;&quot;&quot; &quot;;&quot; &quot;;[.D8];&quot; &quot;;[.E8])" office:value-type="string" office:string-value="./generate_typedef &quot;Clear Volatile&quot;  BPNODE_CLEAR_VOLATILE_CC BPNode_ClearVolatileCmd" calcext:value-type="string">
            <text:p>./generate_typedef "Clear Volatile" <text:s/>BPNODE_CLEAR_VOLATILE_CC BPNode_ClearVolatileCmd</text:p>
          </table:table-cell>
          <table:table-cell table:number-columns-repeated="63"/>
        </table:table-row>
        <table:table-row table:style-name="ro2">
          <table:table-cell table:formula="of:=CONCATENATE([.H9];&quot; &quot;&quot;&quot;;[.B9];&quot;&quot;&quot; &quot;;&quot; &quot;;[.D9];&quot; &quot;;[.E9])" office:value-type="string" office:string-value="./generate_typedef &quot;Reload Saved Data (7.2)&quot;  BPNODE_RELOAD_SAVED_DATA_CC BPNode_ReloadSavedDataCmd" calcext:value-type="string">
            <text:p>./generate_typedef "Reload Saved Data (7.2)" <text:s/>BPNODE_RELOAD_SAVED_DATA_CC BPNode_ReloadSavedDataCmd</text:p>
          </table:table-cell>
          <table:table-cell table:number-columns-repeated="63"/>
        </table:table-row>
        <table:table-row table:style-name="ro2">
          <table:table-cell table:formula="of:=CONCATENATE([.H10];&quot; &quot;&quot;&quot;;[.B10];&quot;&quot;&quot; &quot;;&quot; &quot;;[.D10];&quot; &quot;;[.E10])" office:value-type="string" office:string-value="./generate_typedef &quot;Reset All Counters&quot;  BPNODE_RESET_ALL_COUNTERS_CC BPNode_ResetAllCountersCmd" calcext:value-type="string">
            <text:p>./generate_typedef "Reset All Counters" <text:s/>BPNODE_RESET_ALL_COUNTERS_CC BPNode_ResetAllCountersCmd</text:p>
          </table:table-cell>
          <table:table-cell table:number-columns-repeated="63"/>
        </table:table-row>
        <table:table-row table:style-name="ro2">
          <table:table-cell table:formula="of:=CONCATENATE([.H11];&quot; &quot;&quot;&quot;;[.B11];&quot;&quot;&quot; &quot;;&quot; &quot;;[.D11];&quot; &quot;;[.E11])" office:value-type="string" office:string-value="./generate_typedef &quot;Reset Counter&quot;  BPNODE_RESET_COUNTER_CC BPNode_ResetCounterCmd" calcext:value-type="string">
            <text:p>./generate_typedef "Reset Counter" <text:s/>BPNODE_RESET_COUNTER_CC BPNode_ResetCounterCmd</text:p>
          </table:table-cell>
          <table:table-cell table:number-columns-repeated="63"/>
        </table:table-row>
        <table:table-row table:style-name="ro2">
          <table:table-cell table:formula="of:=CONCATENATE([.H12];&quot; &quot;&quot;&quot;;[.B12];&quot;&quot;&quot; &quot;;&quot; &quot;;[.D12];&quot; &quot;;[.E12])" office:value-type="string" office:string-value="./generate_typedef &quot;Reset Source Counters&quot;  BPNODE_RESET_SOURCE_COUNTERS_CC BPNode_ResetSourceCountersCmd" calcext:value-type="string">
            <text:p>./generate_typedef "Reset Source Counters" <text:s/>BPNODE_RESET_SOURCE_COUNTERS_CC BPNode_ResetSourceCountersCmd</text:p>
          </table:table-cell>
          <table:table-cell table:number-columns-repeated="63"/>
        </table:table-row>
        <table:table-row table:style-name="ro2">
          <table:table-cell table:formula="of:=CONCATENATE([.H13];&quot; &quot;&quot;&quot;;[.B13];&quot;&quot;&quot; &quot;;&quot; &quot;;[.D13];&quot; &quot;;[.E13])" office:value-type="string" office:string-value="./generate_typedef &quot;Reset Bundle Counters&quot;  BPNODE_RESET_BUNDLE_COUNTERS_CC BPNode_ResetBundleCountersCmd" calcext:value-type="string">
            <text:p>./generate_typedef "Reset Bundle Counters" <text:s/>BPNODE_RESET_BUNDLE_COUNTERS_CC BPNode_ResetBundleCountersCmd</text:p>
          </table:table-cell>
          <table:table-cell table:number-columns-repeated="63"/>
        </table:table-row>
        <table:table-row table:style-name="ro2">
          <table:table-cell table:formula="of:=CONCATENATE([.H14];&quot; &quot;&quot;&quot;;[.B14];&quot;&quot;&quot; &quot;;&quot; &quot;;[.D14];&quot; &quot;;[.E14])" office:value-type="string" office:string-value="./generate_typedef &quot;Reset Error Counters&quot;  BPNODE_RESET_ERROR_COUNTERS_CC BPNode_ResetErrorCountersCmd" calcext:value-type="string">
            <text:p>./generate_typedef "Reset Error Counters" <text:s/>BPNODE_RESET_ERROR_COUNTERS_CC BPNode_ResetErrorCountersCmd</text:p>
          </table:table-cell>
          <table:table-cell table:number-columns-repeated="63"/>
        </table:table-row>
        <table:table-row table:style-name="ro2">
          <table:table-cell table:formula="of:=CONCATENATE([.H15];&quot; &quot;&quot;&quot;;[.B15];&quot;&quot;&quot; &quot;;&quot; &quot;;[.D15];&quot; &quot;;[.E15])" office:value-type="string" office:string-value="./generate_typedef &quot;Add Application&quot;  BPNODE_ADD_APPLICATION_CC BPNode_AddApplicationCmd" calcext:value-type="string">
            <text:p>./generate_typedef "Add Application" <text:s/>BPNODE_ADD_APPLICATION_CC BPNode_AddApplicationCmd</text:p>
          </table:table-cell>
          <table:table-cell table:number-columns-repeated="63"/>
        </table:table-row>
        <table:table-row table:style-name="ro2">
          <table:table-cell table:formula="of:=CONCATENATE([.H16];&quot; &quot;&quot;&quot;;[.B16];&quot;&quot;&quot; &quot;;&quot; &quot;;[.D16];&quot; &quot;;[.E16])" office:value-type="string" office:string-value="./generate_typedef &quot;Remove Application&quot;  BPNODE_REMOVE_APPLICATION_CC BPNode_RemoveApplicationCmd" calcext:value-type="string">
            <text:p>./generate_typedef "Remove Application" <text:s/>BPNODE_REMOVE_APPLICATION_CC BPNode_RemoveApplicationCmd</text:p>
          </table:table-cell>
          <table:table-cell table:number-columns-repeated="63"/>
        </table:table-row>
        <table:table-row table:style-name="ro2">
          <table:table-cell table:formula="of:=CONCATENATE([.H17];&quot; &quot;&quot;&quot;;[.B17];&quot;&quot;&quot; &quot;;&quot; &quot;;[.D17];&quot; &quot;;[.E17])" office:value-type="string" office:string-value="./generate_typedef &quot;Set Registration State&quot;  BPNODE_SET_REGISTRATION_STATE_CC BPNode_SetRegistrationStateCmd" calcext:value-type="string">
            <text:p>./generate_typedef "Set Registration State" <text:s/>BPNODE_SET_REGISTRATION_STATE_CC BPNode_SetRegistrationStateCmd</text:p>
          </table:table-cell>
          <table:table-cell table:number-columns-repeated="63"/>
        </table:table-row>
        <table:table-row table:style-name="ro2">
          <table:table-cell table:formula="of:=CONCATENATE([.H18];&quot; &quot;&quot;&quot;;[.B18];&quot;&quot;&quot; &quot;;&quot; &quot;;[.D18];&quot; &quot;;[.E18])" office:value-type="string" office:string-value="./generate_typedef &quot;Start Application&quot;  BPNODE_START_APPLICATION_CC BPNode_StartApplicationCmd" calcext:value-type="string">
            <text:p>./generate_typedef "Start Application" <text:s/>BPNODE_START_APPLICATION_CC BPNode_StartApplicationCmd</text:p>
          </table:table-cell>
          <table:table-cell table:number-columns-repeated="63"/>
        </table:table-row>
        <table:table-row table:style-name="ro2">
          <table:table-cell table:formula="of:=CONCATENATE([.H19];&quot; &quot;&quot;&quot;;[.B19];&quot;&quot;&quot; &quot;;&quot; &quot;;[.D19];&quot; &quot;;[.E19])" office:value-type="string" office:string-value="./generate_typedef &quot;Stop Application&quot;  BPNODE_STOP_APPLICATION_CC BPNode_StopApplicationCmd" calcext:value-type="string">
            <text:p>./generate_typedef "Stop Application" <text:s/>BPNODE_STOP_APPLICATION_CC BPNode_StopApplicationCmd</text:p>
          </table:table-cell>
          <table:table-cell table:number-columns-repeated="63"/>
        </table:table-row>
        <table:table-row table:style-name="ro2">
          <table:table-cell table:formula="of:=CONCATENATE([.H20];&quot; &quot;&quot;&quot;;[.B20];&quot;&quot;&quot; &quot;;&quot; &quot;;[.D20];&quot; &quot;;[.E20])" office:value-type="string" office:string-value="./generate_typedef &quot;Add Authorized Sources&quot;  BPNODE_ADD_AUTH_SOURCES_CC BPNode_AddAuthSourcesCmd" calcext:value-type="string">
            <text:p>./generate_typedef "Add Authorized Sources" <text:s/>BPNODE_ADD_AUTH_SOURCES_CC BPNode_AddAuthSourcesCmd</text:p>
          </table:table-cell>
          <table:table-cell table:number-columns-repeated="63"/>
        </table:table-row>
        <table:table-row table:style-name="ro2">
          <table:table-cell table:formula="of:=CONCATENATE([.H21];&quot; &quot;&quot;&quot;;[.B21];&quot;&quot;&quot; &quot;;&quot; &quot;;[.D21];&quot; &quot;;[.E21])" office:value-type="string" office:string-value="./generate_typedef &quot;Remove Authorized Sources&quot;  BPNODE_REMOVE_AUTH_SOURCES_CC BPNode_RemoveAuthSourcesCmd" calcext:value-type="string">
            <text:p>./generate_typedef "Remove Authorized Sources" <text:s/>BPNODE_REMOVE_AUTH_SOURCES_CC BPNode_RemoveAuthSourcesCmd</text:p>
          </table:table-cell>
          <table:table-cell table:number-columns-repeated="63"/>
        </table:table-row>
        <table:table-row table:style-name="ro2">
          <table:table-cell table:formula="of:=CONCATENATE([.H22];&quot; &quot;&quot;&quot;;[.B22];&quot;&quot;&quot; &quot;;&quot; &quot;;[.D22];&quot; &quot;;[.E22])" office:value-type="string" office:string-value="./generate_typedef &quot;Add Authorized Custody Sources&quot;  BPNODE_ADD_AUTH_CUSTODY_SOURCES_CC BPNode_AddAuthCustodySourcesCmd" calcext:value-type="string">
            <text:p>./generate_typedef "Add Authorized Custody Sources" <text:s/>BPNODE_ADD_AUTH_CUSTODY_SOURCES_CC BPNode_AddAuthCustodySourcesCmd</text:p>
          </table:table-cell>
          <table:table-cell table:number-columns-repeated="63"/>
        </table:table-row>
        <table:table-row table:style-name="ro2">
          <table:table-cell table:formula="of:=CONCATENATE([.H23];&quot; &quot;&quot;&quot;;[.B23];&quot;&quot;&quot; &quot;;&quot; &quot;;[.D23];&quot; &quot;;[.E23])" office:value-type="string" office:string-value="./generate_typedef &quot;Remove Authorized Custody Sources&quot;  BPNODE_REMOVE_AUTH_CUSTODY_SOURCES_CC BPNode_RemoveAuthCustodySourcesCmd" calcext:value-type="string">
            <text:p>./generate_typedef "Remove Authorized Custody Sources" <text:s/>BPNODE_REMOVE_AUTH_CUSTODY_SOURCES_CC BPNode_RemoveAuthCustodySourcesCmd</text:p>
          </table:table-cell>
          <table:table-cell table:number-columns-repeated="63"/>
        </table:table-row>
        <table:table-row table:style-name="ro2">
          <table:table-cell table:formula="of:=CONCATENATE([.H24];&quot; &quot;&quot;&quot;;[.B24];&quot;&quot;&quot; &quot;;&quot; &quot;;[.D24];&quot; &quot;;[.E24])" office:value-type="string" office:string-value="./generate_typedef &quot;Add Authorized Custodians&quot;  BPNODE_ADD_AUTH_CUSTODIANS_CC BPNode_AddAuthCustodiansCmd" calcext:value-type="string">
            <text:p>./generate_typedef "Add Authorized Custodians" <text:s/>BPNODE_ADD_AUTH_CUSTODIANS_CC BPNode_AddAuthCustodiansCmd</text:p>
          </table:table-cell>
          <table:table-cell table:number-columns-repeated="63"/>
        </table:table-row>
        <table:table-row table:style-name="ro2">
          <table:table-cell table:formula="of:=CONCATENATE([.H25];&quot; &quot;&quot;&quot;;[.B25];&quot;&quot;&quot; &quot;;&quot; &quot;;[.D25];&quot; &quot;;[.E25])" office:value-type="string" office:string-value="./generate_typedef &quot;Remove Authorized Custodians&quot;  BPNODE_REMOVE_AUTH_CUSTODIANS_CC BPNode_RemoveAuthCustodiansCmd" calcext:value-type="string">
            <text:p>./generate_typedef "Remove Authorized Custodians" <text:s/>BPNODE_REMOVE_AUTH_CUSTODIANS_CC BPNode_RemoveAuthCustodiansCmd</text:p>
          </table:table-cell>
          <table:table-cell table:number-columns-repeated="63"/>
        </table:table-row>
        <table:table-row table:style-name="ro2">
          <table:table-cell table:formula="of:=CONCATENATE([.H26];&quot; &quot;&quot;&quot;;[.B26];&quot;&quot;&quot; &quot;;&quot; &quot;;[.D26];&quot; &quot;;[.E26])" office:value-type="string" office:string-value="./generate_typedef &quot;Add Authorized Report-to EID&quot;  BPNODE_ADD_AUTH_REPORT_TO_EID_CC BPNode_AddAuthReportToEidCmd" calcext:value-type="string">
            <text:p>./generate_typedef "Add Authorized Report-to EID" <text:s/>BPNODE_ADD_AUTH_REPORT_TO_EID_CC BPNode_AddAuthReportToEidCmd</text:p>
          </table:table-cell>
          <table:table-cell table:number-columns-repeated="63"/>
        </table:table-row>
        <table:table-row table:style-name="ro2">
          <table:table-cell table:formula="of:=CONCATENATE([.H27];&quot; &quot;&quot;&quot;;[.B27];&quot;&quot;&quot; &quot;;&quot; &quot;;[.D27];&quot; &quot;;[.E27])" office:value-type="string" office:string-value="./generate_typedef &quot;Remove Authorized Report-to EID&quot;  BPNODE_REMOVE_AUTH_REPORT_TO_EID_CC BPNode_RemoveAuthReportToEidCmd" calcext:value-type="string">
            <text:p>./generate_typedef "Remove Authorized Report-to EID" <text:s/>BPNODE_REMOVE_AUTH_REPORT_TO_EID_CC BPNode_RemoveAuthReportToEidCmd</text:p>
          </table:table-cell>
          <table:table-cell table:number-columns-repeated="63"/>
        </table:table-row>
        <table:table-row table:style-name="ro2">
          <table:table-cell table:formula="of:=CONCATENATE([.H28];&quot; &quot;&quot;&quot;;[.B28];&quot;&quot;&quot; &quot;;&quot; &quot;;[.D28];&quot; &quot;;[.E28])" office:value-type="string" office:string-value="./generate_typedef &quot;Add Latency&quot;  BPNODE_ADD_LATENCY_CC BPNode_AddLatencyCmd" calcext:value-type="string">
            <text:p>./generate_typedef "Add Latency" <text:s/>BPNODE_ADD_LATENCY_CC BPNode_AddLatencyCmd</text:p>
          </table:table-cell>
          <table:table-cell table:number-columns-repeated="63"/>
        </table:table-row>
        <table:table-row table:style-name="ro2">
          <table:table-cell table:formula="of:=CONCATENATE([.H29];&quot; &quot;&quot;&quot;;[.B29];&quot;&quot;&quot; &quot;;&quot; &quot;;[.D29];&quot; &quot;;[.E29])" office:value-type="string" office:string-value="./generate_typedef &quot;Remove Latency&quot;  BPNODE_REMOVE_LATENCY_CC BPNode_RemoveLatencyCmd" calcext:value-type="string">
            <text:p>./generate_typedef "Remove Latency" <text:s/>BPNODE_REMOVE_LATENCY_CC BPNode_RemoveLatencyCmd</text:p>
          </table:table-cell>
          <table:table-cell table:number-columns-repeated="63"/>
        </table:table-row>
        <table:table-row table:style-name="ro2">
          <table:table-cell table:formula="of:=CONCATENATE([.H30];&quot; &quot;&quot;&quot;;[.B30];&quot;&quot;&quot; &quot;;&quot; &quot;;[.D30];&quot; &quot;;[.E30])" office:value-type="string" office:string-value="./generate_typedef &quot;Contact Setup&quot;  BPNODE_CONTACT_SETUP_CC BPNode_ContactSetupCmd" calcext:value-type="string">
            <text:p>./generate_typedef "Contact Setup" <text:s/>BPNODE_CONTACT_SETUP_CC BPNode_ContactSetupCmd</text:p>
          </table:table-cell>
          <table:table-cell table:number-columns-repeated="63"/>
        </table:table-row>
        <table:table-row table:style-name="ro2">
          <table:table-cell table:formula="of:=CONCATENATE([.H31];&quot; &quot;&quot;&quot;;[.B31];&quot;&quot;&quot; &quot;;&quot; &quot;;[.D31];&quot; &quot;;[.E31])" office:value-type="string" office:string-value="./generate_typedef &quot;Contact Start&quot;  BPNODE_CONTACT_START_CC BPNode_ContactStartCmd" calcext:value-type="string">
            <text:p>./generate_typedef "Contact Start" <text:s/>BPNODE_CONTACT_START_CC BPNode_ContactStartCmd</text:p>
          </table:table-cell>
          <table:table-cell table:number-columns-repeated="63"/>
        </table:table-row>
        <table:table-row table:style-name="ro2">
          <table:table-cell table:formula="of:=CONCATENATE([.H32];&quot; &quot;&quot;&quot;;[.B32];&quot;&quot;&quot; &quot;;&quot; &quot;;[.D32];&quot; &quot;;[.E32])" office:value-type="string" office:string-value="./generate_typedef &quot;Contact Stop&quot;  BPNODE_CONTACT_STOP_CC BPNode_ContactStopCmd" calcext:value-type="string">
            <text:p>./generate_typedef "Contact Stop" <text:s/>BPNODE_CONTACT_STOP_CC BPNode_ContactStopCmd</text:p>
          </table:table-cell>
          <table:table-cell table:number-columns-repeated="63"/>
        </table:table-row>
        <table:table-row table:style-name="ro2">
          <table:table-cell table:formula="of:=CONCATENATE([.H33];&quot; &quot;&quot;&quot;;[.B33];&quot;&quot;&quot; &quot;;&quot; &quot;;[.D33];&quot; &quot;;[.E33])" office:value-type="string" office:string-value="./generate_typedef &quot;Contact Teardown&quot;  BPNODE_CONTACT_TEARDOWN_CC BPNode_ContactTeardownCmd" calcext:value-type="string">
            <text:p>./generate_typedef "Contact Teardown" <text:s/>BPNODE_CONTACT_TEARDOWN_CC BPNode_ContactTeardownCmd</text:p>
          </table:table-cell>
          <table:table-cell table:number-columns-repeated="63"/>
        </table:table-row>
        <table:table-row table:style-name="ro2">
          <table:table-cell table:formula="of:=CONCATENATE([.H34];&quot; &quot;&quot;&quot;;[.B34];&quot;&quot;&quot; &quot;;&quot; &quot;;[.D34];&quot; &quot;;[.E34])" office:value-type="string" office:string-value="./generate_typedef &quot;Add MIB Array Key&quot;  BPNODE_ADD_MIB_ARRAY_KEY_CC BPNode_AddMibArrayKeyCmd" calcext:value-type="string">
            <text:p>./generate_typedef "Add MIB Array Key" <text:s/>BPNODE_ADD_MIB_ARRAY_KEY_CC BPNode_AddMibArrayKeyCmd</text:p>
          </table:table-cell>
          <table:table-cell table:number-columns-repeated="63"/>
        </table:table-row>
        <table:table-row table:style-name="ro2">
          <table:table-cell table:formula="of:=CONCATENATE([.H35];&quot; &quot;&quot;&quot;;[.B35];&quot;&quot;&quot; &quot;;&quot; &quot;;[.D35];&quot; &quot;;[.E35])" office:value-type="string" office:string-value="./generate_typedef &quot;Remove MIB Array Key&quot;  BPNODE_REMOVE_MIB_ARRAY_KEY_CC BPNode_RemoveMibArrayKeyCmd" calcext:value-type="string">
            <text:p>./generate_typedef "Remove MIB Array Key" <text:s/>BPNODE_REMOVE_MIB_ARRAY_KEY_CC BPNode_RemoveMibArrayKeyCmd</text:p>
          </table:table-cell>
          <table:table-cell table:number-columns-repeated="63"/>
        </table:table-row>
        <table:table-row table:style-name="ro2">
          <table:table-cell table:formula="of:=CONCATENATE([.H36];&quot; &quot;&quot;&quot;;[.B36];&quot;&quot;&quot; &quot;;&quot; &quot;;[.D36];&quot; &quot;;[.E36])" office:value-type="string" office:string-value="./generate_typedef &quot;Set MIB Item&quot;  BPNODE_SET_MIB_ITEM_CC BPNode_SetMibItemCmd" calcext:value-type="string">
            <text:p>./generate_typedef "Set MIB Item" <text:s/>BPNODE_SET_MIB_ITEM_CC BPNode_SetMibItemCmd</text:p>
          </table:table-cell>
          <table:table-cell table:number-columns-repeated="63"/>
        </table:table-row>
        <table:table-row table:style-name="ro2">
          <table:table-cell table:formula="of:=CONCATENATE([.H37];&quot; &quot;&quot;&quot;;[.B37];&quot;&quot;&quot; &quot;;&quot; &quot;;[.D37];&quot; &quot;;[.E37])" office:value-type="string" office:string-value="./generate_typedef &quot;Add Storage Allocation&quot;  BPNODE_ADD_STORAGE_ALLOCATION_CC BPNode_AddStorageAllocationCmd" calcext:value-type="string">
            <text:p>./generate_typedef "Add Storage Allocation" <text:s/>BPNODE_ADD_STORAGE_ALLOCATION_CC BPNode_AddStorageAllocationCmd</text:p>
          </table:table-cell>
          <table:table-cell table:number-columns-repeated="63"/>
        </table:table-row>
        <table:table-row table:style-name="ro2">
          <table:table-cell table:formula="of:=CONCATENATE([.H38];&quot; &quot;&quot;&quot;;[.B38];&quot;&quot;&quot; &quot;;&quot; &quot;;[.D38];&quot; &quot;;[.E38])" office:value-type="string" office:string-value="./generate_typedef &quot;Remove Storage Allocation&quot;  BPNODE_REMOVE_STORAGE_ALLOCATION_CC BPNode_RemoveStorageAllocationCmd" calcext:value-type="string">
            <text:p>./generate_typedef "Remove Storage Allocation" <text:s/>BPNODE_REMOVE_STORAGE_ALLOCATION_CC BPNode_RemoveStorageAllocationCmd</text:p>
          </table:table-cell>
          <table:table-cell table:number-columns-repeated="63"/>
        </table:table-row>
        <table:table-row table:style-name="ro2">
          <table:table-cell table:formula="of:=CONCATENATE([.H39];&quot; &quot;&quot;&quot;;[.B39];&quot;&quot;&quot; &quot;;&quot; &quot;;[.D39];&quot; &quot;;[.E39])" office:value-type="string" office:string-value="./generate_typedef &quot;Perform Self Test (7.2)&quot;  BPNODE_PERFORM_SELF_TEST_CC BPNode_PerformSelfTestCmd" calcext:value-type="string">
            <text:p>./generate_typedef "Perform Self Test (7.2)" <text:s/>BPNODE_PERFORM_SELF_TEST_CC BPNode_PerformSelfTestCmd</text:p>
          </table:table-cell>
          <table:table-cell table:number-columns-repeated="63"/>
        </table:table-row>
        <table:table-row table:style-name="ro2">
          <table:table-cell table:formula="of:=CONCATENATE([.H40];&quot; &quot;&quot;&quot;;[.B40];&quot;&quot;&quot; &quot;;&quot; &quot;;[.D40];&quot; &quot;;[.E40])" office:value-type="string" office:string-value="./generate_typedef &quot;Send Node MIB Config HK&quot;  BPNODE_SEND_NODE_MIB_CONFIG_HK_CC BPNode_SendNodeMibConfigHkCmd" calcext:value-type="string">
            <text:p>./generate_typedef "Send Node MIB Config HK" <text:s/>BPNODE_SEND_NODE_MIB_CONFIG_HK_CC BPNode_SendNodeMibConfigHkCmd</text:p>
          </table:table-cell>
          <table:table-cell table:number-columns-repeated="63"/>
        </table:table-row>
        <table:table-row table:style-name="ro2">
          <table:table-cell table:formula="of:=CONCATENATE([.H41];&quot; &quot;&quot;&quot;;[.B41];&quot;&quot;&quot; &quot;;&quot; &quot;;[.D41];&quot; &quot;;[.E41])" office:value-type="string" office:string-value="./generate_typedef &quot;Send Per-Source MIB Config HK&quot;  BPNODE_SEND_SOURCE_MIB_CONFIG_HK_CC BPNode_SendSourceMibConfigHkCmd" calcext:value-type="string">
            <text:p>./generate_typedef "Send Per-Source MIB Config HK" <text:s/>BPNODE_SEND_SOURCE_MIB_CONFIG_HK_CC BPNode_SendSourceMibConfigHkCmd</text:p>
          </table:table-cell>
          <table:table-cell table:number-columns-repeated="63"/>
        </table:table-row>
        <table:table-row table:style-name="ro2">
          <table:table-cell table:formula="of:=CONCATENATE([.H42];&quot; &quot;&quot;&quot;;[.B42];&quot;&quot;&quot; &quot;;&quot; &quot;;[.D42];&quot; &quot;;[.E42])" office:value-type="string" office:string-value="./generate_typedef &quot;Send Node MIB Counter HK&quot;  BPNODE_SEND_NODE_MIB_COUNTERS_HK_CC BPNode_SendNodeMibCountersHkCmd" calcext:value-type="string">
            <text:p>./generate_typedef "Send Node MIB Counter HK" <text:s/>BPNODE_SEND_NODE_MIB_COUNTERS_HK_CC BPNode_SendNodeMibCountersHkCmd</text:p>
          </table:table-cell>
          <table:table-cell table:number-columns-repeated="63"/>
        </table:table-row>
        <table:table-row table:style-name="ro2">
          <table:table-cell table:formula="of:=CONCATENATE([.H43];&quot; &quot;&quot;&quot;;[.B43];&quot;&quot;&quot; &quot;;&quot; &quot;;[.D43];&quot; &quot;;[.E43])" office:value-type="string" office:string-value="./generate_typedef &quot;Send Per-Source MIB Counter HK&quot;  BPNODE_SEND_SOURCE_MIB_COUNTERS_HK_CC BPNode_SendSourceMibCountersHkCmd" calcext:value-type="string">
            <text:p>./generate_typedef "Send Per-Source MIB Counter HK" <text:s/>BPNODE_SEND_SOURCE_MIB_COUNTERS_HK_CC BPNode_SendSourceMibCountersHkCmd</text:p>
          </table:table-cell>
          <table:table-cell table:number-columns-repeated="63"/>
        </table:table-row>
        <table:table-row table:style-name="ro2">
          <table:table-cell table:formula="of:=CONCATENATE([.H44];&quot; &quot;&quot;&quot;;[.B44];&quot;&quot;&quot; &quot;;&quot; &quot;;[.D44];&quot; &quot;;[.E44])" office:value-type="string" office:string-value="./generate_typedef &quot;Send Storage HK&quot;  BPNODE_SEND_STORAGE_HK BPNode_SendStorageHk" calcext:value-type="string">
            <text:p>./generate_typedef "Send Storage HK" <text:s/>BPNODE_SEND_STORAGE_HK BPNode_SendStorageHk</text:p>
          </table:table-cell>
          <table:table-cell table:number-columns-repeated="63"/>
        </table:table-row>
        <table:table-row table:style-name="ro2">
          <table:table-cell table:formula="of:=CONCATENATE([.H45];&quot; &quot;&quot;&quot;;[.B45];&quot;&quot;&quot; &quot;;&quot; &quot;;[.D45];&quot; &quot;;[.E45])" office:value-type="string" office:string-value="./generate_typedef &quot;Send Channel/Contact Status HK&quot;  BPNODE_SEND_CHANNEL_CONTACT_STAT_HK_CC BPNode_SendChannelContactStatHkCmd" calcext:value-type="string">
            <text:p>./generate_typedef "Send Channel/Contact Status HK" <text:s/>BPNODE_SEND_CHANNEL_CONTACT_STAT_HK_CC BPNode_SendChannelContactStatHkCmd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ce6" office:value-type="string" calcext:value-type="string">
            <text:p>File declarem - Generate function declarations</text:p>
          </table:table-cell>
          <table:table-cell table:number-columns-repeated="63"/>
        </table:table-row>
        <table:table-row table:style-name="ro2">
          <table:table-cell table:formula="of:=CONCATENATE([.K1];&quot; &quot;&quot;&quot;;[.B1];&quot;&quot;&quot; &quot;;&quot; &quot;&quot;&quot;;[.C1];&quot;&quot;&quot; &quot;;[.D1];&quot; &quot;;[.E1])" office:value-type="string" office:string-value="./generate_declaration &quot;Noop&quot;  &quot;This function process a noop command.&quot; BPNODE_NOOP_CC BPNode_NoopCmd" calcext:value-type="string">
            <text:p>./generate_declaration "Noop" <text:s/>"This function process a noop command." BPNODE_NOOP_CC BPNode_NoopCmd</text:p>
          </table:table-cell>
          <table:table-cell table:number-columns-repeated="63"/>
        </table:table-row>
        <table:table-row table:style-name="ro2">
          <table:table-cell table:formula="of:=CONCATENATE([.K2];&quot; &quot;&quot;&quot;;[.B2];&quot;&quot;&quot; &quot;;&quot; &quot;&quot;&quot;;[.C2];&quot;&quot;&quot; &quot;;[.D2];&quot; &quot;;[.E2])" office:value-type="string" office:string-value="./generate_declaration &quot;Add All Applications&quot;  &quot;This function adds all defined applications.&quot; BPNODE_ADD_ALL_APPLICATIONS_CC BPNode_AddAllApplicationsCmd" calcext:value-type="string">
            <text:p>./generate_declaration "Add All Applications" <text:s/>"This function adds all defined applications." BPNODE_ADD_ALL_APPLICATIONS_CC BPNode_AddAllApplicationsCmd</text:p>
          </table:table-cell>
          <table:table-cell table:number-columns-repeated="63"/>
        </table:table-row>
        <table:table-row table:style-name="ro2">
          <table:table-cell table:formula="of:=CONCATENATE([.K3];&quot; &quot;&quot;&quot;;[.B3];&quot;&quot;&quot; &quot;;&quot; &quot;&quot;&quot;;[.C3];&quot;&quot;&quot; &quot;;[.D3];&quot; &quot;;[.E3])" office:value-type="string" office:string-value="./generate_declaration &quot;Start All Applications&quot;  &quot;This function starts all applications&quot; BPNODE_START_ALL_APPLICATIONS_CC BPNode_StartAllApplicationsCmd" calcext:value-type="string">
            <text:p>./generate_declaration "Start All Applications" <text:s/>"This function starts all applications" BPNODE_START_ALL_APPLICATIONS_CC BPNode_StartAllApplicationsCmd</text:p>
          </table:table-cell>
          <table:table-cell table:number-columns-repeated="63"/>
        </table:table-row>
        <table:table-row table:style-name="ro2">
          <table:table-cell table:formula="of:=CONCATENATE([.K4];&quot; &quot;&quot;&quot;;[.B4];&quot;&quot;&quot; &quot;;&quot; &quot;&quot;&quot;;[.C4];&quot;&quot;&quot; &quot;;[.D4];&quot; &quot;;[.E4])" office:value-type="string" office:string-value="./generate_declaration &quot;Verify Bundle Storage&quot;  &quot;This function verifies bundle storage.&quot; BPNODE_VERIFY_BUNDLE_STORAGE_CC BPNode_VerifyBundleStorageCmd" calcext:value-type="string">
            <text:p>./generate_declaration "Verify Bundle Storage" <text:s/>"This function verifies bundle storage." BPNODE_VERIFY_BUNDLE_STORAGE_CC BPNode_VerifyBundleStorageCmd</text:p>
          </table:table-cell>
          <table:table-cell table:number-columns-repeated="63"/>
        </table:table-row>
        <table:table-row table:style-name="ro2">
          <table:table-cell table:formula="of:=CONCATENATE([.K5];&quot; &quot;&quot;&quot;;[.B5];&quot;&quot;&quot; &quot;;&quot; &quot;&quot;&quot;;[.C5];&quot;&quot;&quot; &quot;;[.D5];&quot; &quot;;[.E5])" office:value-type="string" office:string-value="./generate_declaration &quot;Initialize Bundle Storage&quot;  &quot;This function initializes bundle storage.&quot; BPNODE_INIT_BUNDLE_STORAGE_CC BPNode_InitBundleStorageCmd" calcext:value-type="string">
            <text:p>./generate_declaration "Initialize Bundle Storage" <text:s/>"This function initializes bundle storage." BPNODE_INIT_BUNDLE_STORAGE_CC BPNode_InitBundleStorageCmd</text:p>
          </table:table-cell>
          <table:table-cell table:number-columns-repeated="63"/>
        </table:table-row>
        <table:table-row table:style-name="ro2">
          <table:table-cell table:formula="of:=CONCATENATE([.K6];&quot; &quot;&quot;&quot;;[.B6];&quot;&quot;&quot; &quot;;&quot; &quot;&quot;&quot;;[.C6];&quot;&quot;&quot; &quot;;[.D6];&quot; &quot;;[.E6])" office:value-type="string" office:string-value="./generate_declaration &quot;Verify Bundle Metadata (7.2)&quot;  &quot;This function verifies stored bundle metadata.&quot; BPNODE_VERIFY_BUNDLE_METADATA_CC BPNode_VerifyBundleMetadataCmd" calcext:value-type="string">
            <text:p>./generate_declaration "Verify Bundle Metadata (7.2)" <text:s/>"This function verifies stored bundle metadata." BPNODE_VERIFY_BUNDLE_METADATA_CC BPNode_VerifyBundleMetadataCmd</text:p>
          </table:table-cell>
          <table:table-cell table:number-columns-repeated="63"/>
        </table:table-row>
        <table:table-row table:style-name="ro2">
          <table:table-cell table:formula="of:=CONCATENATE([.K7];&quot; &quot;&quot;&quot;;[.B7];&quot;&quot;&quot; &quot;;&quot; &quot;&quot;&quot;;[.C7];&quot;&quot;&quot; &quot;;[.D7];&quot; &quot;;[.E7])" office:value-type="string" office:string-value="./generate_declaration &quot;Rebuild Bundle Metadata&quot;  &quot;This function rebuilds the cache from stored bundle metadata.&quot; BPNODE_REBUILD_BUNDLE_METADATA_CC BPNode_RebuildBundleMetadataCmd" calcext:value-type="string">
            <text:p>./generate_declaration "Rebuild Bundle Metadata" <text:s/>"This function rebuilds the cache from stored bundle metadata." BPNODE_REBUILD_BUNDLE_METADATA_CC BPNode_RebuildBundleMetadataCmd</text:p>
          </table:table-cell>
          <table:table-cell table:number-columns-repeated="63"/>
        </table:table-row>
        <table:table-row table:style-name="ro2">
          <table:table-cell table:formula="of:=CONCATENATE([.K8];&quot; &quot;&quot;&quot;;[.B8];&quot;&quot;&quot; &quot;;&quot; &quot;&quot;&quot;;[.C8];&quot;&quot;&quot; &quot;;[.D8];&quot; &quot;;[.E8])" office:value-type="string" office:string-value="./generate_declaration &quot;Clear Volatile&quot;  &quot;This function clears the cache.&quot; BPNODE_CLEAR_VOLATILE_CC BPNode_ClearVolatileCmd" calcext:value-type="string">
            <text:p>./generate_declaration "Clear Volatile" <text:s/>"This function clears the cache." BPNODE_CLEAR_VOLATILE_CC BPNode_ClearVolatileCmd</text:p>
          </table:table-cell>
          <table:table-cell table:number-columns-repeated="63"/>
        </table:table-row>
        <table:table-row table:style-name="ro2">
          <table:table-cell table:formula="of:=CONCATENATE([.K9];&quot; &quot;&quot;&quot;;[.B9];&quot;&quot;&quot; &quot;;&quot; &quot;&quot;&quot;;[.C9];&quot;&quot;&quot; &quot;;[.D9];&quot; &quot;;[.E9])" office:value-type="string" office:string-value="./generate_declaration &quot;Reload Saved Data (7.2)&quot;  &quot;This function reloads data saved by modules.&quot; BPNODE_RELOAD_SAVED_DATA_CC BPNode_ReloadSavedDataCmd" calcext:value-type="string">
            <text:p>./generate_declaration "Reload Saved Data (7.2)" <text:s/>"This function reloads data saved by modules." BPNODE_RELOAD_SAVED_DATA_CC BPNode_ReloadSavedDataCmd</text:p>
          </table:table-cell>
          <table:table-cell table:number-columns-repeated="63"/>
        </table:table-row>
        <table:table-row table:style-name="ro2">
          <table:table-cell table:formula="of:=CONCATENATE([.K10];&quot; &quot;&quot;&quot;;[.B10];&quot;&quot;&quot; &quot;;&quot; &quot;&quot;&quot;;[.C10];&quot;&quot;&quot; &quot;;[.D10];&quot; &quot;;[.E10])" office:value-type="string" office:string-value="./generate_declaration &quot;Reset All Counters&quot;  &quot;This function resets all node counters.&quot; BPNODE_RESET_ALL_COUNTERS_CC BPNode_ResetAllCountersCmd" calcext:value-type="string">
            <text:p>./generate_declaration "Reset All Counters" <text:s/>"This function resets all node counters." BPNODE_RESET_ALL_COUNTERS_CC BPNode_ResetAllCountersCmd</text:p>
          </table:table-cell>
          <table:table-cell table:number-columns-repeated="63"/>
        </table:table-row>
        <table:table-row table:style-name="ro2">
          <table:table-cell table:formula="of:=CONCATENATE([.K11];&quot; &quot;&quot;&quot;;[.B11];&quot;&quot;&quot; &quot;;&quot; &quot;&quot;&quot;;[.C11];&quot;&quot;&quot; &quot;;[.D11];&quot; &quot;;[.E11])" office:value-type="string" office:string-value="./generate_declaration &quot;Reset Counter&quot;  &quot;This function resets an individual counter.&quot; BPNODE_RESET_COUNTER_CC BPNode_ResetCounterCmd" calcext:value-type="string">
            <text:p>./generate_declaration "Reset Counter" <text:s/>"This function resets an individual counter." BPNODE_RESET_COUNTER_CC BPNode_ResetCounterCmd</text:p>
          </table:table-cell>
          <table:table-cell table:number-columns-repeated="63"/>
        </table:table-row>
        <table:table-row table:style-name="ro2">
          <table:table-cell table:formula="of:=CONCATENATE([.K12];&quot; &quot;&quot;&quot;;[.B12];&quot;&quot;&quot; &quot;;&quot; &quot;&quot;&quot;;[.C12];&quot;&quot;&quot; &quot;;[.D12];&quot; &quot;;[.E12])" office:value-type="string" office:string-value="./generate_declaration &quot;Reset Source Counters&quot;  &quot;This function resets all counters indexed by Source EID.&quot; BPNODE_RESET_SOURCE_COUNTERS_CC BPNode_ResetSourceCountersCmd" calcext:value-type="string">
            <text:p>./generate_declaration "Reset Source Counters" <text:s/>"This function resets all counters indexed by Source EID." BPNODE_RESET_SOURCE_COUNTERS_CC BPNode_ResetSourceCountersCmd</text:p>
          </table:table-cell>
          <table:table-cell table:number-columns-repeated="63"/>
        </table:table-row>
        <table:table-row table:style-name="ro2">
          <table:table-cell table:formula="of:=CONCATENATE([.K13];&quot; &quot;&quot;&quot;;[.B13];&quot;&quot;&quot; &quot;;&quot; &quot;&quot;&quot;;[.C13];&quot;&quot;&quot; &quot;;[.D13];&quot; &quot;;[.E13])" office:value-type="string" office:string-value="./generate_declaration &quot;Reset Bundle Counters&quot;  &quot;This function resets all bundle counters.&quot; BPNODE_RESET_BUNDLE_COUNTERS_CC BPNode_ResetBundleCountersCmd" calcext:value-type="string">
            <text:p>./generate_declaration "Reset Bundle Counters" <text:s/>"This function resets all bundle counters." BPNODE_RESET_BUNDLE_COUNTERS_CC BPNode_ResetBundleCountersCmd</text:p>
          </table:table-cell>
          <table:table-cell table:number-columns-repeated="63"/>
        </table:table-row>
        <table:table-row table:style-name="ro2">
          <table:table-cell table:formula="of:=CONCATENATE([.K14];&quot; &quot;&quot;&quot;;[.B14];&quot;&quot;&quot; &quot;;&quot; &quot;&quot;&quot;;[.C14];&quot;&quot;&quot; &quot;;[.D14];&quot; &quot;;[.E14])" office:value-type="string" office:string-value="./generate_declaration &quot;Reset Error Counters&quot;  &quot;This function resets all error counters.&quot; BPNODE_RESET_ERROR_COUNTERS_CC BPNode_ResetErrorCountersCmd" calcext:value-type="string">
            <text:p>./generate_declaration "Reset Error Counters" <text:s/>"This function resets all error counters." BPNODE_RESET_ERROR_COUNTERS_CC BPNode_ResetErrorCountersCmd</text:p>
          </table:table-cell>
          <table:table-cell table:number-columns-repeated="63"/>
        </table:table-row>
        <table:table-row table:style-name="ro2">
          <table:table-cell table:formula="of:=CONCATENATE([.K15];&quot; &quot;&quot;&quot;;[.B15];&quot;&quot;&quot; &quot;;&quot; &quot;&quot;&quot;;[.C15];&quot;&quot;&quot; &quot;;[.D15];&quot; &quot;;[.E15])" office:value-type="string" office:string-value="./generate_declaration &quot;Add Application&quot;  &quot;This function adds an application.&quot; BPNODE_ADD_APPLICATION_CC BPNode_AddApplicationCmd" calcext:value-type="string">
            <text:p>./generate_declaration "Add Application" <text:s/>"This function adds an application." BPNODE_ADD_APPLICATION_CC BPNode_AddApplicationCmd</text:p>
          </table:table-cell>
          <table:table-cell table:number-columns-repeated="63"/>
        </table:table-row>
        <table:table-row table:style-name="ro2">
          <table:table-cell table:formula="of:=CONCATENATE([.K16];&quot; &quot;&quot;&quot;;[.B16];&quot;&quot;&quot; &quot;;&quot; &quot;&quot;&quot;;[.C16];&quot;&quot;&quot; &quot;;[.D16];&quot; &quot;;[.E16])" office:value-type="string" office:string-value="./generate_declaration &quot;Remove Application&quot;  &quot;This function removes an application.&quot; BPNODE_REMOVE_APPLICATION_CC BPNode_RemoveApplicationCmd" calcext:value-type="string">
            <text:p>./generate_declaration "Remove Application" <text:s/>"This function removes an application." BPNODE_REMOVE_APPLICATION_CC BPNode_RemoveApplicationCmd</text:p>
          </table:table-cell>
          <table:table-cell table:number-columns-repeated="63"/>
        </table:table-row>
        <table:table-row table:style-name="ro2">
          <table:table-cell table:formula="of:=CONCATENATE([.K17];&quot; &quot;&quot;&quot;;[.B17];&quot;&quot;&quot; &quot;;&quot; &quot;&quot;&quot;;[.C17];&quot;&quot;&quot; &quot;;[.D17];&quot; &quot;;[.E17])" office:value-type="string" office:string-value="./generate_declaration &quot;Set Registration State&quot;  &quot;This function sets an application's registration state.&quot; BPNODE_SET_REGISTRATION_STATE_CC BPNode_SetRegistrationStateCmd" calcext:value-type="string">
            <text:p>./generate_declaration "Set Registration State" <text:s/>"This function sets an application's registration state." BPNODE_SET_REGISTRATION_STATE_CC BPNode_SetRegistrationStateCmd</text:p>
          </table:table-cell>
          <table:table-cell table:number-columns-repeated="63"/>
        </table:table-row>
        <table:table-row table:style-name="ro2">
          <table:table-cell table:formula="of:=CONCATENATE([.K18];&quot; &quot;&quot;&quot;;[.B18];&quot;&quot;&quot; &quot;;&quot; &quot;&quot;&quot;;[.C18];&quot;&quot;&quot; &quot;;[.D18];&quot; &quot;;[.E18])" office:value-type="string" office:string-value="./generate_declaration &quot;Start Application&quot;  &quot;This function starts an application.&quot; BPNODE_START_APPLICATION_CC BPNode_StartApplicationCmd" calcext:value-type="string">
            <text:p>./generate_declaration "Start Application" <text:s/>"This function starts an application." BPNODE_START_APPLICATION_CC BPNode_StartApplicationCmd</text:p>
          </table:table-cell>
          <table:table-cell table:number-columns-repeated="63"/>
        </table:table-row>
        <table:table-row table:style-name="ro2">
          <table:table-cell table:formula="of:=CONCATENATE([.K19];&quot; &quot;&quot;&quot;;[.B19];&quot;&quot;&quot; &quot;;&quot; &quot;&quot;&quot;;[.C19];&quot;&quot;&quot; &quot;;[.D19];&quot; &quot;;[.E19])" office:value-type="string" office:string-value="./generate_declaration &quot;Stop Application&quot;  &quot;This function stops an application.&quot; BPNODE_STOP_APPLICATION_CC BPNode_StopApplicationCmd" calcext:value-type="string">
            <text:p>./generate_declaration "Stop Application" <text:s/>"This function stops an application." BPNODE_STOP_APPLICATION_CC BPNode_StopApplicationCmd</text:p>
          </table:table-cell>
          <table:table-cell table:number-columns-repeated="63"/>
        </table:table-row>
        <table:table-row table:style-name="ro2">
          <table:table-cell table:formula="of:=CONCATENATE([.K20];&quot; &quot;&quot;&quot;;[.B20];&quot;&quot;&quot; &quot;;&quot; &quot;&quot;&quot;;[.C20];&quot;&quot;&quot; &quot;;[.D20];&quot; &quot;;[.E20])" office:value-type="string" office:string-value="./generate_declaration &quot;Add Authorized Sources&quot;  &quot;This function adds one or more authorized Source EIDs.&quot; BPNODE_ADD_AUTH_SOURCES_CC BPNode_AddAuthSourcesCmd" calcext:value-type="string">
            <text:p>./generate_declaration "Add Authorized Sources" <text:s/>"This function adds one or more authorized Source EIDs." BPNODE_ADD_AUTH_SOURCES_CC BPNode_AddAuthSourcesCmd</text:p>
          </table:table-cell>
          <table:table-cell table:number-columns-repeated="63"/>
        </table:table-row>
        <table:table-row table:style-name="ro2">
          <table:table-cell table:formula="of:=CONCATENATE([.K21];&quot; &quot;&quot;&quot;;[.B21];&quot;&quot;&quot; &quot;;&quot; &quot;&quot;&quot;;[.C21];&quot;&quot;&quot; &quot;;[.D21];&quot; &quot;;[.E21])" office:value-type="string" office:string-value="./generate_declaration &quot;Remove Authorized Sources&quot;  &quot;This function removes one or more authorized Source EIDs.&quot; BPNODE_REMOVE_AUTH_SOURCES_CC BPNode_RemoveAuthSourcesCmd" calcext:value-type="string">
            <text:p>./generate_declaration "Remove Authorized Sources" <text:s/>"This function removes one or more authorized Source EIDs." BPNODE_REMOVE_AUTH_SOURCES_CC BPNode_RemoveAuthSourcesCmd</text:p>
          </table:table-cell>
          <table:table-cell table:number-columns-repeated="63"/>
        </table:table-row>
        <table:table-row table:style-name="ro2">
          <table:table-cell table:formula="of:=CONCATENATE([.K22];&quot; &quot;&quot;&quot;;[.B22];&quot;&quot;&quot; &quot;;&quot; &quot;&quot;&quot;;[.C22];&quot;&quot;&quot; &quot;;[.D22];&quot; &quot;;[.E22])" office:value-type="string" office:string-value="./generate_declaration &quot;Add Authorized Custody Sources&quot;  &quot;This function adds one or more authorized custody Source EIDs.&quot; BPNODE_ADD_AUTH_CUSTODY_SOURCES_CC BPNode_AddAuthCustodySourcesCmd" calcext:value-type="string">
            <text:p>./generate_declaration "Add Authorized Custody Sources" <text:s/>"This function adds one or more authorized custody Source EIDs." BPNODE_ADD_AUTH_CUSTODY_SOURCES_CC BPNode_AddAuthCustodySourcesCmd</text:p>
          </table:table-cell>
          <table:table-cell table:number-columns-repeated="63"/>
        </table:table-row>
        <table:table-row table:style-name="ro2">
          <table:table-cell table:formula="of:=CONCATENATE([.K23];&quot; &quot;&quot;&quot;;[.B23];&quot;&quot;&quot; &quot;;&quot; &quot;&quot;&quot;;[.C23];&quot;&quot;&quot; &quot;;[.D23];&quot; &quot;;[.E23])" office:value-type="string" office:string-value="./generate_declaration &quot;Remove Authorized Custody Sources&quot;  &quot;This function removes one or more authorized custody Source EIDs.&quot; BPNODE_REMOVE_AUTH_CUSTODY_SOURCES_CC BPNode_RemoveAuthCustodySourcesCmd" calcext:value-type="string">
            <text:p>./generate_declaration "Remove Authorized Custody Sources" <text:s/>"This function removes one or more authorized custody Source EIDs." BPNODE_REMOVE_AUTH_CUSTODY_SOURCES_CC BPNode_RemoveAuthCustodySourcesCmd</text:p>
          </table:table-cell>
          <table:table-cell table:number-columns-repeated="63"/>
        </table:table-row>
        <table:table-row table:style-name="ro2">
          <table:table-cell table:formula="of:=CONCATENATE([.K24];&quot; &quot;&quot;&quot;;[.B24];&quot;&quot;&quot; &quot;;&quot; &quot;&quot;&quot;;[.C24];&quot;&quot;&quot; &quot;;[.D24];&quot; &quot;;[.E24])" office:value-type="string" office:string-value="./generate_declaration &quot;Add Authorized Custodians&quot;  &quot;This function adds one or more authorized custodian EIDs.&quot; BPNODE_ADD_AUTH_CUSTODIANS_CC BPNode_AddAuthCustodiansCmd" calcext:value-type="string">
            <text:p>./generate_declaration "Add Authorized Custodians" <text:s/>"This function adds one or more authorized custodian EIDs." BPNODE_ADD_AUTH_CUSTODIANS_CC BPNode_AddAuthCustodiansCmd</text:p>
          </table:table-cell>
          <table:table-cell table:number-columns-repeated="63"/>
        </table:table-row>
        <table:table-row table:style-name="ro2">
          <table:table-cell table:formula="of:=CONCATENATE([.K25];&quot; &quot;&quot;&quot;;[.B25];&quot;&quot;&quot; &quot;;&quot; &quot;&quot;&quot;;[.C25];&quot;&quot;&quot; &quot;;[.D25];&quot; &quot;;[.E25])" office:value-type="string" office:string-value="./generate_declaration &quot;Remove Authorized Custodians&quot;  &quot;This function removes one or more auhorized custodian EIDs.&quot; BPNODE_REMOVE_AUTH_CUSTODIANS_CC BPNode_RemoveAuthCustodiansCmd" calcext:value-type="string">
            <text:p>./generate_declaration "Remove Authorized Custodians" <text:s/>"This function removes one or more auhorized custodian EIDs." BPNODE_REMOVE_AUTH_CUSTODIANS_CC BPNode_RemoveAuthCustodiansCmd</text:p>
          </table:table-cell>
          <table:table-cell table:number-columns-repeated="63"/>
        </table:table-row>
        <table:table-row table:style-name="ro2">
          <table:table-cell table:formula="of:=CONCATENATE([.K26];&quot; &quot;&quot;&quot;;[.B26];&quot;&quot;&quot; &quot;;&quot; &quot;&quot;&quot;;[.C26];&quot;&quot;&quot; &quot;;[.D26];&quot; &quot;;[.E26])" office:value-type="string" office:string-value="./generate_declaration &quot;Add Authorized Report-to EID&quot;  &quot;This function adds an authorized Report-to-EID.&quot; BPNODE_ADD_AUTH_REPORT_TO_EID_CC BPNode_AddAuthReportToEidCmd" calcext:value-type="string">
            <text:p>./generate_declaration "Add Authorized Report-to EID" <text:s/>"This function adds an authorized Report-to-EID." BPNODE_ADD_AUTH_REPORT_TO_EID_CC BPNode_AddAuthReportToEidCmd</text:p>
          </table:table-cell>
          <table:table-cell table:number-columns-repeated="63"/>
        </table:table-row>
        <table:table-row table:style-name="ro2">
          <table:table-cell table:formula="of:=CONCATENATE([.K27];&quot; &quot;&quot;&quot;;[.B27];&quot;&quot;&quot; &quot;;&quot; &quot;&quot;&quot;;[.C27];&quot;&quot;&quot; &quot;;[.D27];&quot; &quot;;[.E27])" office:value-type="string" office:string-value="./generate_declaration &quot;Remove Authorized Report-to EID&quot;  &quot;This function removes an authorized Report-to EID.&quot; BPNODE_REMOVE_AUTH_REPORT_TO_EID_CC BPNode_RemoveAuthReportToEidCmd" calcext:value-type="string">
            <text:p>./generate_declaration "Remove Authorized Report-to EID" <text:s/>"This function removes an authorized Report-to EID." BPNODE_REMOVE_AUTH_REPORT_TO_EID_CC BPNode_RemoveAuthReportToEidCmd</text:p>
          </table:table-cell>
          <table:table-cell table:number-columns-repeated="63"/>
        </table:table-row>
        <table:table-row table:style-name="ro2">
          <table:table-cell table:formula="of:=CONCATENATE([.K28];&quot; &quot;&quot;&quot;;[.B28];&quot;&quot;&quot; &quot;;&quot; &quot;&quot;&quot;;[.C28];&quot;&quot;&quot; &quot;;[.D28];&quot; &quot;;[.E28])" office:value-type="string" office:string-value="./generate_declaration &quot;Add Latency&quot;  &quot;This function  adds a latency (low, medium, high) to a bundle queue.&quot; BPNODE_ADD_LATENCY_CC BPNode_AddLatencyCmd" calcext:value-type="string">
            <text:p>./generate_declaration "Add Latency" <text:s/>"This function <text:s/>adds a latency (low, medium, high) to a bundle queue." BPNODE_ADD_LATENCY_CC BPNode_AddLatencyCmd</text:p>
          </table:table-cell>
          <table:table-cell table:number-columns-repeated="63"/>
        </table:table-row>
        <table:table-row table:style-name="ro2">
          <table:table-cell table:formula="of:=CONCATENATE([.K29];&quot; &quot;&quot;&quot;;[.B29];&quot;&quot;&quot; &quot;;&quot; &quot;&quot;&quot;;[.C29];&quot;&quot;&quot; &quot;;[.D29];&quot; &quot;;[.E29])" office:value-type="string" office:string-value="./generate_declaration &quot;Remove Latency&quot;  &quot;This function removes a latency from a bundle queue.&quot; BPNODE_REMOVE_LATENCY_CC BPNode_RemoveLatencyCmd" calcext:value-type="string">
            <text:p>./generate_declaration "Remove Latency" <text:s/>"This function removes a latency from a bundle queue." BPNODE_REMOVE_LATENCY_CC BPNode_RemoveLatencyCmd</text:p>
          </table:table-cell>
          <table:table-cell table:number-columns-repeated="63"/>
        </table:table-row>
        <table:table-row table:style-name="ro2">
          <table:table-cell table:formula="of:=CONCATENATE([.K30];&quot; &quot;&quot;&quot;;[.B30];&quot;&quot;&quot; &quot;;&quot; &quot;&quot;&quot;;[.C30];&quot;&quot;&quot; &quot;;[.D30];&quot; &quot;;[.E30])" office:value-type="string" office:string-value="./generate_declaration &quot;Contact Setup&quot;  &quot;This function sets up a contact.&quot; BPNODE_CONTACT_SETUP_CC BPNode_ContactSetupCmd" calcext:value-type="string">
            <text:p>./generate_declaration "Contact Setup" <text:s/>"This function sets up a contact." BPNODE_CONTACT_SETUP_CC BPNode_ContactSetupCmd</text:p>
          </table:table-cell>
          <table:table-cell table:number-columns-repeated="63"/>
        </table:table-row>
        <table:table-row table:style-name="ro2">
          <table:table-cell table:formula="of:=CONCATENATE([.K31];&quot; &quot;&quot;&quot;;[.B31];&quot;&quot;&quot; &quot;;&quot; &quot;&quot;&quot;;[.C31];&quot;&quot;&quot; &quot;;[.D31];&quot; &quot;;[.E31])" office:value-type="string" office:string-value="./generate_declaration &quot;Contact Start&quot;  &quot;This function starts a contact.&quot; BPNODE_CONTACT_START_CC BPNode_ContactStartCmd" calcext:value-type="string">
            <text:p>./generate_declaration "Contact Start" <text:s/>"This function starts a contact." BPNODE_CONTACT_START_CC BPNode_ContactStartCmd</text:p>
          </table:table-cell>
          <table:table-cell table:number-columns-repeated="63"/>
        </table:table-row>
        <table:table-row table:style-name="ro2">
          <table:table-cell table:formula="of:=CONCATENATE([.K32];&quot; &quot;&quot;&quot;;[.B32];&quot;&quot;&quot; &quot;;&quot; &quot;&quot;&quot;;[.C32];&quot;&quot;&quot; &quot;;[.D32];&quot; &quot;;[.E32])" office:value-type="string" office:string-value="./generate_declaration &quot;Contact Stop&quot;  &quot;This function stops a contact.&quot; BPNODE_CONTACT_STOP_CC BPNode_ContactStopCmd" calcext:value-type="string">
            <text:p>./generate_declaration "Contact Stop" <text:s/>"This function stops a contact." BPNODE_CONTACT_STOP_CC BPNode_ContactStopCmd</text:p>
          </table:table-cell>
          <table:table-cell table:number-columns-repeated="63"/>
        </table:table-row>
        <table:table-row table:style-name="ro2">
          <table:table-cell table:formula="of:=CONCATENATE([.K33];&quot; &quot;&quot;&quot;;[.B33];&quot;&quot;&quot; &quot;;&quot; &quot;&quot;&quot;;[.C33];&quot;&quot;&quot; &quot;;[.D33];&quot; &quot;;[.E33])" office:value-type="string" office:string-value="./generate_declaration &quot;Contact Teardown&quot;  &quot;This function tears down a contact.&quot; BPNODE_CONTACT_TEARDOWN_CC BPNode_ContactTeardownCmd" calcext:value-type="string">
            <text:p>./generate_declaration "Contact Teardown" <text:s/>"This function tears down a contact." BPNODE_CONTACT_TEARDOWN_CC BPNode_ContactTeardownCmd</text:p>
          </table:table-cell>
          <table:table-cell table:number-columns-repeated="63"/>
        </table:table-row>
        <table:table-row table:style-name="ro2">
          <table:table-cell table:formula="of:=CONCATENATE([.K34];&quot; &quot;&quot;&quot;;[.B34];&quot;&quot;&quot; &quot;;&quot; &quot;&quot;&quot;;[.C34];&quot;&quot;&quot; &quot;;[.D34];&quot; &quot;;[.E34])" office:value-type="string" office:string-value="./generate_declaration &quot;Add MIB Array Key&quot;  &quot;This function adds a MIB Array Key.&quot; BPNODE_ADD_MIB_ARRAY_KEY_CC BPNode_AddMibArrayKeyCmd" calcext:value-type="string">
            <text:p>./generate_declaration "Add MIB Array Key" <text:s/>"This function adds a MIB Array Key." BPNODE_ADD_MIB_ARRAY_KEY_CC BPNode_AddMibArrayKeyCmd</text:p>
          </table:table-cell>
          <table:table-cell table:number-columns-repeated="63"/>
        </table:table-row>
        <table:table-row table:style-name="ro2">
          <table:table-cell table:formula="of:=CONCATENATE([.K35];&quot; &quot;&quot;&quot;;[.B35];&quot;&quot;&quot; &quot;;&quot; &quot;&quot;&quot;;[.C35];&quot;&quot;&quot; &quot;;[.D35];&quot; &quot;;[.E35])" office:value-type="string" office:string-value="./generate_declaration &quot;Remove MIB Array Key&quot;  &quot;This function removes a MIB Array Key.&quot; BPNODE_REMOVE_MIB_ARRAY_KEY_CC BPNode_RemoveMibArrayKeyCmd" calcext:value-type="string">
            <text:p>./generate_declaration "Remove MIB Array Key" <text:s/>"This function removes a MIB Array Key." BPNODE_REMOVE_MIB_ARRAY_KEY_CC BPNode_RemoveMibArrayKeyCmd</text:p>
          </table:table-cell>
          <table:table-cell table:number-columns-repeated="63"/>
        </table:table-row>
        <table:table-row table:style-name="ro2">
          <table:table-cell table:formula="of:=CONCATENATE([.K36];&quot; &quot;&quot;&quot;;[.B36];&quot;&quot;&quot; &quot;;&quot; &quot;&quot;&quot;;[.C36];&quot;&quot;&quot; &quot;;[.D36];&quot; &quot;;[.E36])" office:value-type="string" office:string-value="./generate_declaration &quot;Set MIB Item&quot;  &quot;This function sets the value of a MIB item.&quot; BPNODE_SET_MIB_ITEM_CC BPNode_SetMibItemCmd" calcext:value-type="string">
            <text:p>./generate_declaration "Set MIB Item" <text:s/>"This function sets the value of a MIB item." BPNODE_SET_MIB_ITEM_CC BPNode_SetMibItemCmd</text:p>
          </table:table-cell>
          <table:table-cell table:number-columns-repeated="63"/>
        </table:table-row>
        <table:table-row table:style-name="ro2">
          <table:table-cell table:formula="of:=CONCATENATE([.K37];&quot; &quot;&quot;&quot;;[.B37];&quot;&quot;&quot; &quot;;&quot; &quot;&quot;&quot;;[.C37];&quot;&quot;&quot; &quot;;[.D37];&quot; &quot;;[.E37])" office:value-type="string" office:string-value="./generate_declaration &quot;Add Storage Allocation&quot;  &quot;This function adds a given storage allocation assigned to a given Source EID.&quot; BPNODE_ADD_STORAGE_ALLOCATION_CC BPNode_AddStorageAllocationCmd" calcext:value-type="string">
            <text:p>./generate_declaration "Add Storage Allocation" <text:s/>"This function adds a given storage allocation assigned to a given Source EID." BPNODE_ADD_STORAGE_ALLOCATION_CC BPNode_AddStorageAllocationCmd</text:p>
          </table:table-cell>
          <table:table-cell table:number-columns-repeated="63"/>
        </table:table-row>
        <table:table-row table:style-name="ro2">
          <table:table-cell table:formula="of:=CONCATENATE([.K38];&quot; &quot;&quot;&quot;;[.B38];&quot;&quot;&quot; &quot;;&quot; &quot;&quot;&quot;;[.C38];&quot;&quot;&quot; &quot;;[.D38];&quot; &quot;;[.E38])" office:value-type="string" office:string-value="./generate_declaration &quot;Remove Storage Allocation&quot;  &quot;This function removes a storage allocation by Source EID.&quot; BPNODE_REMOVE_STORAGE_ALLOCATION_CC BPNode_RemoveStorageAllocationCmd" calcext:value-type="string">
            <text:p>./generate_declaration "Remove Storage Allocation" <text:s/>"This function removes a storage allocation by Source EID." BPNODE_REMOVE_STORAGE_ALLOCATION_CC BPNode_RemoveStorageAllocationCmd</text:p>
          </table:table-cell>
          <table:table-cell table:number-columns-repeated="63"/>
        </table:table-row>
        <table:table-row table:style-name="ro2">
          <table:table-cell table:formula="of:=CONCATENATE([.K39];&quot; &quot;&quot;&quot;;[.B39];&quot;&quot;&quot; &quot;;&quot; &quot;&quot;&quot;;[.C39];&quot;&quot;&quot; &quot;;[.D39];&quot; &quot;;[.E39])" office:value-type="string" office:string-value="./generate_declaration &quot;Perform Self Test (7.2)&quot;  &quot;This function performs a BPNode self test.&quot; BPNODE_PERFORM_SELF_TEST_CC BPNode_PerformSelfTestCmd" calcext:value-type="string">
            <text:p>./generate_declaration "Perform Self Test (7.2)" <text:s/>"This function performs a BPNode self test." BPNODE_PERFORM_SELF_TEST_CC BPNode_PerformSelfTestCmd</text:p>
          </table:table-cell>
          <table:table-cell table:number-columns-repeated="63"/>
        </table:table-row>
        <table:table-row table:style-name="ro2">
          <table:table-cell table:formula="of:=CONCATENATE([.K40];&quot; &quot;&quot;&quot;;[.B40];&quot;&quot;&quot; &quot;;&quot; &quot;&quot;&quot;;[.C40];&quot;&quot;&quot; &quot;;[.D40];&quot; &quot;;[.E40])" office:value-type="string" office:string-value="./generate_declaration &quot;Send Node MIB Config HK&quot;  &quot;This function sends Node MIB configuration HK.&quot; BPNODE_SEND_NODE_MIB_CONFIG_HK_CC BPNode_SendNodeMibConfigHkCmd" calcext:value-type="string">
            <text:p>./generate_declaration "Send Node MIB Config HK" <text:s/>"This function sends Node MIB configuration HK." BPNODE_SEND_NODE_MIB_CONFIG_HK_CC BPNode_SendNodeMibConfigHkCmd</text:p>
          </table:table-cell>
          <table:table-cell table:number-columns-repeated="63"/>
        </table:table-row>
        <table:table-row table:style-name="ro2">
          <table:table-cell table:formula="of:=CONCATENATE([.K41];&quot; &quot;&quot;&quot;;[.B41];&quot;&quot;&quot; &quot;;&quot; &quot;&quot;&quot;;[.C41];&quot;&quot;&quot; &quot;;[.D41];&quot; &quot;;[.E41])" office:value-type="string" office:string-value="./generate_declaration &quot;Send Per-Source MIB Config HK&quot;  &quot;This function sends per-source EID MIB configuration HK.&quot; BPNODE_SEND_SOURCE_MIB_CONFIG_HK_CC BPNode_SendSourceMibConfigHkCmd" calcext:value-type="string">
            <text:p>./generate_declaration "Send Per-Source MIB Config HK" <text:s/>"This function sends per-source EID MIB configuration HK." BPNODE_SEND_SOURCE_MIB_CONFIG_HK_CC BPNode_SendSourceMibConfigHkCmd</text:p>
          </table:table-cell>
          <table:table-cell table:number-columns-repeated="63"/>
        </table:table-row>
        <table:table-row table:style-name="ro2">
          <table:table-cell table:formula="of:=CONCATENATE([.K42];&quot; &quot;&quot;&quot;;[.B42];&quot;&quot;&quot; &quot;;&quot; &quot;&quot;&quot;;[.C42];&quot;&quot;&quot; &quot;;[.D42];&quot; &quot;;[.E42])" office:value-type="string" office:string-value="./generate_declaration &quot;Send Node MIB Counter HK&quot;  &quot;This function sends MIB counter HK.&quot; BPNODE_SEND_NODE_MIB_COUNTERS_HK_CC BPNode_SendNodeMibCountersHkCmd" calcext:value-type="string">
            <text:p>./generate_declaration "Send Node MIB Counter HK" <text:s/>"This function sends MIB counter HK." BPNODE_SEND_NODE_MIB_COUNTERS_HK_CC BPNode_SendNodeMibCountersHkCmd</text:p>
          </table:table-cell>
          <table:table-cell table:number-columns-repeated="63"/>
        </table:table-row>
        <table:table-row table:style-name="ro2">
          <table:table-cell table:formula="of:=CONCATENATE([.K43];&quot; &quot;&quot;&quot;;[.B43];&quot;&quot;&quot; &quot;;&quot; &quot;&quot;&quot;;[.C43];&quot;&quot;&quot; &quot;;[.D43];&quot; &quot;;[.E43])" office:value-type="string" office:string-value="./generate_declaration &quot;Send Per-Source MIB Counter HK&quot;  &quot;This function sends per-source EID MIB counter HK.&quot; BPNODE_SEND_SOURCE_MIB_COUNTERS_HK_CC BPNode_SendSourceMibCountersHkCmd" calcext:value-type="string">
            <text:p>./generate_declaration "Send Per-Source MIB Counter HK" <text:s/>"This function sends per-source EID MIB counter HK." BPNODE_SEND_SOURCE_MIB_COUNTERS_HK_CC BPNode_SendSourceMibCountersHkCmd</text:p>
          </table:table-cell>
          <table:table-cell table:number-columns-repeated="63"/>
        </table:table-row>
        <table:table-row table:style-name="ro2">
          <table:table-cell table:formula="of:=CONCATENATE([.K44];&quot; &quot;&quot;&quot;;[.B44];&quot;&quot;&quot; &quot;;&quot; &quot;&quot;&quot;;[.C44];&quot;&quot;&quot; &quot;;[.D44];&quot; &quot;;[.E44])" office:value-type="string" office:string-value="./generate_declaration &quot;Send Storage HK&quot;  &quot;This function sends storage HK.&quot; BPNODE_SEND_STORAGE_HK BPNode_SendStorageHk" calcext:value-type="string">
            <text:p>./generate_declaration "Send Storage HK" <text:s/>"This function sends storage HK." BPNODE_SEND_STORAGE_HK BPNode_SendStorageHk</text:p>
          </table:table-cell>
          <table:table-cell table:number-columns-repeated="63"/>
        </table:table-row>
        <table:table-row table:style-name="ro2">
          <table:table-cell table:formula="of:=CONCATENATE([.K45];&quot; &quot;&quot;&quot;;[.B45];&quot;&quot;&quot; &quot;;&quot; &quot;&quot;&quot;;[.C45];&quot;&quot;&quot; &quot;;[.D45];&quot; &quot;;[.E45])" office:value-type="string" office:string-value="./generate_declaration &quot;Send Channel/Contact Status HK&quot;  &quot;This function sends channel/contact status HK.&quot; BPNODE_SEND_CHANNEL_CONTACT_STAT_HK_CC BPNode_SendChannelContactStatHkCmd" calcext:value-type="string">
            <text:p>./generate_declaration "Send Channel/Contact Status HK" <text:s/>"This function sends channel/contact status HK." BPNODE_SEND_CHANNEL_CONTACT_STAT_HK_CC BPNode_SendChannelContactStatHkCmd</text:p>
          </table:table-cell>
          <table:table-cell table:number-columns-repeated="63"/>
        </table:table-row>
        <table:table-row table:style-name="ro2" table:number-rows-repeated="104833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p_20_CDR_20_Directives_20_to_20_Code" style:display-name="PageStyle_Map CDR Directives to 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de-gen" style:display-name="PageStyle_code-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1T11:49:09</meta:creation-date>
    <dc:date>2024-08-01T12:06:30.192341341</dc:date>
    <meta:generator>LibreOffice/6.4.7.2$Linux_X86_64 LibreOffice_project/40$Build-2</meta:generator>
    <meta:editing-duration>PT6M7S</meta:editing-duration>
    <meta:editing-cycles>2</meta:editing-cycles>
    <meta:document-statistic meta:table-count="2" meta:cell-count="99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